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aa9" officeooo:paragraph-rsid="000fdaa9"/>
    </style:style>
    <style:style style:name="P2" style:family="paragraph" style:parent-style-name="Standard">
      <style:text-properties officeooo:rsid="000fdaa9" officeooo:paragraph-rsid="00167edd"/>
    </style:style>
    <style:style style:name="P3" style:family="paragraph" style:parent-style-name="Standard">
      <style:text-properties officeooo:rsid="000fdaa9" officeooo:paragraph-rsid="0018c0f8"/>
    </style:style>
    <style:style style:name="P4" style:family="paragraph" style:parent-style-name="Standard">
      <style:text-properties fo:font-weight="bold" officeooo:rsid="000fdaa9" officeooo:paragraph-rsid="000fdaa9" style:font-weight-asian="bold" style:font-weight-complex="bold"/>
    </style:style>
    <style:style style:name="P5" style:family="paragraph" style:parent-style-name="Standard">
      <style:text-properties fo:font-weight="bold" officeooo:rsid="001289ae" officeooo:paragraph-rsid="001289a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daa9" officeooo:paragraph-rsid="000fdaa9" style:font-weight-asian="bold" style:font-weight-complex="bold"/>
    </style:style>
    <style:style style:name="P7" style:family="paragraph" style:parent-style-name="Standard">
      <style:text-properties fo:color="#ffffff" officeooo:rsid="00151e6f" officeooo:paragraph-rsid="00151e6f"/>
    </style:style>
    <style:style style:name="P8" style:family="paragraph" style:parent-style-name="Standard">
      <style:text-properties fo:font-weight="bold" officeooo:rsid="000fdaa9" officeooo:paragraph-rsid="000fdaa9" style:font-weight-asian="bold" style:font-weight-complex="bold"/>
    </style:style>
    <style:style style:name="T1" style:family="text">
      <style:text-properties officeooo:rsid="0018c0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ttp://gescoecg.blogspot.in/</text:p>
      <text:p text:style-name="P6">Computer Graphics Programs for SE Computer Engineering Students</text:p>
      <text:p text:style-name="P6"/>
      <text:p text:style-name="P4">A) Installing graphics.h in Linux Ubuntu</text:p>
      <text:p text:style-name="P1"/>
      <text:p text:style-name="P1">STEP- 1</text:p>
      <text:p text:style-name="P1"/>
      <text:p text:style-name="P1">Make sure you have the basic compilers installed.</text:p>
      <text:p text:style-name="P1"/>
      <text:p text:style-name="P1">You need the build-essential package. For this, run the command:</text:p>
      <text:p text:style-name="P1"/>
      <text:p text:style-name="P1">&gt; sudo apt-get install build-essential</text:p>
      <text:p text:style-name="P1"/>
      <text:p text:style-name="P1">&gt; sudo apt-get install g++</text:p>
      <text:p text:style-name="P1"/>
      <text:p text:style-name="P1">STEP- 2</text:p>
      <text:p text:style-name="P1"/>
      <text:p text:style-name="P1">First we need to install a hand full of packages. You can simply run the following command and get it all done.</text:p>
      <text:p text:style-name="P1"/>
      <text:p text:style-name="P1">&gt; sudo apt-get install libsdl-image1.2 libsdl-image1.2-dev <text:s/>guile-1.8 <text:s/>guile-1.8-dev <text:s/>libart-2.0-dev libaudiofile-dev libesd0-dev libdirectfb-dev libdirectfb-extra libfreetype6-dev <text:s/>libxext-dev x11proto-xext-dev libfreetype6 <text:s/>libaa1 libaa1-dev <text:s/>libslang2-dev libasound2 libasound2-dev</text:p>
      <text:p text:style-name="P1"/>
      <text:p text:style-name="P1">STEP- 3</text:p>
      <text:p text:style-name="P1"/>
      <text:p text:style-name="P1">Now, download libgraph using following link...</text:p>
      <text:p text:style-name="P1">http://www.filewatcher.com/m/libgraph-1.0.2.tar.gz.584238-0.html</text:p>
      <text:p text:style-name="P1"/>
      <text:p text:style-name="P1">Copy the file libgraph-1.0.2.tar.gz to our home folder. Right click on the file and select Extract here.</text:p>
      <text:p text:style-name="P1"/>
      <text:p text:style-name="P1">Open a terminal and run the following commands, one by one.</text:p>
      <text:p text:style-name="P1"/>
      <text:p text:style-name="P1">&gt; cd libgraph-1.0.2</text:p>
      <text:p text:style-name="P1"/>
      <text:p text:style-name="P1">&gt; ./configure</text:p>
      <text:p text:style-name="P1"/>
      <text:p text:style-name="P1">&gt; <text:s/>sudo make</text:p>
      <text:p text:style-name="P1"/>
      <text:p text:style-name="P1">&gt; sudo make install</text:p>
      <text:p text:style-name="P1"/>
      <text:p text:style-name="P1">&gt; sudo cp /usr/local/lib/libgraph.* /usr/lib</text:p>
      <text:p text:style-name="P1"/>
      <text:p text:style-name="P1"/>
      <text:p text:style-name="P1">STEP- 4</text:p>
      <text:p text:style-name="P1"/>
      <text:p text:style-name="P1">Now you’re ready to compile your C++ program!</text:p>
      <text:p text:style-name="P1"/>
      <text:p text:style-name="P1">$ g++ program-name.cpp -o program-name -lgraph</text:p>
      <text:p text:style-name="P1"/>
      <text:p text:style-name="P1">$ ./program-name</text:p>
      <text:p text:style-name="P1"/>
      <text:p text:style-name="P1"><text:soft-page-break/>..........................................................................................................................................</text:p>
      <text:p text:style-name="P1"/>
      <text:p text:style-name="P4">B) Installing eclipse in Linux Ubuntu</text:p>
      <text:p text:style-name="P1"/>
      <text:p text:style-name="P4">1. <text:s/>First of all, you need to check whether you have java installed on your system. You can check by using the command:</text:p>
      <text:p text:style-name="P4"/>
      <text:p text:style-name="P4">java -version</text:p>
      <text:p text:style-name="P4"/>
      <text:p text:style-name="P4">If java is not installed, then you should install it by doing</text:p>
      <text:p text:style-name="P4"/>
      <text:p text:style-name="P4">sudo apt-get install default-jre</text:p>
      <text:p text:style-name="P4"/>
      <text:p text:style-name="P4">2. <text:s/>Afterwards, download Eclipse from the download section of the official website (http://www.eclipse.org/downloads/). Remember to choose the correct package for your architecture (32bit or 64 bit). The package will have the name:</text:p>
      <text:p text:style-name="P4"/>
      <text:p text:style-name="P4">eclipse-standard-kepler-SR1-linux-gtk-x86_32.tar.gz</text:p>
      <text:p text:style-name="P4"/>
      <text:p text:style-name="P4">or</text:p>
      <text:p text:style-name="P4"/>
      <text:p text:style-name="P4">eclipse-standard-kepler-SR1-linux-gtk-x86_64.tar.gz</text:p>
      <text:p text:style-name="P4"/>
      <text:p text:style-name="P4">3. <text:s/>After you have downloaded the correct package, extract the eclipse.XX.YY.tar.gz using</text:p>
      <text:p text:style-name="P4"/>
      <text:p text:style-name="P4">tar -zxvf eclipse.XX.YY.tar.gz</text:p>
      <text:p text:style-name="P4"/>
      <text:p text:style-name="P1">4. switch to root user:</text:p>
      <text:p text:style-name="P1"/>
      <text:p text:style-name="P1">sudo -i</text:p>
      <text:p text:style-name="P1"/>
      <text:p text:style-name="P1">5. Copy the extracted folder to /opt</text:p>
      <text:p text:style-name="P1"/>
      <text:p text:style-name="P1">cp -r eclipse.XX.YY /opt</text:p>
      <text:p text:style-name="P1"/>
      <text:p text:style-name="P1">6. Create a desktop file and install it:</text:p>
      <text:p text:style-name="P1"/>
      <text:p text:style-name="P1">7. gedit eclipse.desktop</text:p>
      <text:p text:style-name="P1"/>
      <text:p text:style-name="P1">Copy the following to the eclipse.desktop file.</text:p>
      <text:p text:style-name="P1"/>
      <text:p text:style-name="P1">[Desktop Entry]</text:p>
      <text:p text:style-name="P1">Name=Eclipse</text:p>
      <text:p text:style-name="P1">Type=Application</text:p>
      <text:p text:style-name="P1">Exec=eclipse</text:p>
      <text:p text:style-name="P1">Terminal=false</text:p>
      <text:p text:style-name="P1">Icon=eclipse</text:p>
      <text:p text:style-name="P1">Comment=Integrated Development Environment</text:p>
      <text:p text:style-name="P1">NoDisplay=false</text:p>
      <text:p text:style-name="P1">Categories=Development;IDE;</text:p>
      <text:p text:style-name="P1">Name[en]=Eclipse</text:p>
      <text:p text:style-name="P1"/>
      <text:p text:style-name="P1"><text:soft-page-break/>8. Run the following command to automatically install it in the unity:</text:p>
      <text:p text:style-name="P1"/>
      <text:p text:style-name="P1">desktop-file-install eclipse.desktop</text:p>
      <text:p text:style-name="P1"/>
      <text:p text:style-name="P1">9. Create a symlink in /usr/local/bin using</text:p>
      <text:p text:style-name="P1"/>
      <text:p text:style-name="P1">cd /usr/local/bin</text:p>
      <text:p text:style-name="P1">ln -s /opt/eclipse/eclipse</text:p>
      <text:p text:style-name="P1"/>
      <text:p text:style-name="P1">10. For an eclipse icon to be displayed in dash, eclipse icon can be added as</text:p>
      <text:p text:style-name="P1"/>
      <text:p text:style-name="P1">cp /opt/eclipse/icon.xpm /usr/share/pixmaps/eclipse.xpm</text:p>
      <text:p text:style-name="P1"/>
      <text:p text:style-name="P1"/>
      <text:p text:style-name="P1"/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>C) How to Install OpenGL/Glut libraries in Ubuntu 12.04</text:p>
      <text:p text:style-name="P1"/>
      <text:p text:style-name="P1">http://xyzmind.blogspot.in/2012/08/setup-eclipse-c-and-opengl-support-on.html</text:p>
      <text:p text:style-name="P1"/>
      <text:p text:style-name="P1">We usually use Glut, FreeGlut and Mesa for developing openGL in Linux <text:s/>system. We need to get update from Ubuntu repository before installing openGL development resource and then second step install the openGL library.</text:p>
      <text:p text:style-name="P1"/>
      <text:p text:style-name="P1"><text:s text:c="4"/>sudo apt-get update</text:p>
      <text:p text:style-name="P1"><text:s text:c="4"/>sudo apt-get install libglu1-mesa-dev freeglut3-dev mesa-common-dev</text:p>
      <text:p text:style-name="P1"/>
      <text:p text:style-name="P1"/>
      <text:p text:style-name="P1">$ Compile: g++ program_name.cpp -o program_name -lGL -lglut</text:p>
      <text:p text:style-name="P1"/>
      <text:p text:style-name="P1">$ Run: ./program_name</text:p>
      <text:p text:style-name="P1"/>
      <text:p text:style-name="P4">D) How to install and use Eclipse CDT for C/C++ programming</text:p>
      <text:p text:style-name="P4">Follow the link....</text:p>
      <text:p text:style-name="P4">http://www3.ntu.edu.sg/home/ehchua/programming/howto/EclipseCpp_HowTo.html</text:p>
      <text:p text:style-name="P4">OR</text:p>
      <text:p text:style-name="P1"/>
      <text:p text:style-name="P4">Step 1: Install Eclipse C/C++ Development Tool (CDT)</text:p>
      <text:p text:style-name="P4"/>
      <text:p text:style-name="P4">1. Two ways to install CDT, depending on whether you have previously installed an Eclipse:</text:p>
      <text:p text:style-name="P4"/>
      <text:p text:style-name="P4">If you have already installed "Eclipse for Java Developers" or other Eclipse packages, you could install the CDT plug-in as follows:</text:p>
      <text:p text:style-name="P4">Launch Eclipse ⇒ Help ⇒ Install New Software ⇒ In "Work with" field, pull down the drop-down menu and select "Kepler - http://download.eclipse.org/releases/kepler" (or juno for Eclipse 4.2; or helios for Eclipse 3.7).</text:p>
      <text:p text:style-name="P4">In "Name" box, expand "Programming Language" node ⇒ Check "C/C++ Development Tools" ⇒ "Next" ⇒ ... ⇒ "Finish".</text:p>
      <text:p text:style-name="P4"/>
      <text:p text:style-name="P1">2. If you have not install any Eclipse package, you could download "Eclipse IDE for C/C++ <text:soft-page-break/>Developers" from http://www.eclipse.org/downloads, and unzip the downloaded file into a directory of your choice.</text:p>
      <text:p text:style-name="P1"/>
      <text:p text:style-name="P1">Step 2: Configuration</text:p>
      <text:p text:style-name="P1">You do NOT need to do any configuration, as long as the Cygwin or MinGW binaries are included in the PATH environment variable. CDT searches the PATH to discover the C/C++ compilers.</text:p>
      <text:p text:style-name="P1">Writing your First C/C++ Program in Eclipse</text:p>
      <text:p text:style-name="P1"/>
      <text:p text:style-name="P1">Step 0: Launch Eclipse</text:p>
      <text:p text:style-name="P1"/>
      <text:p text:style-name="P1">Start Eclipse by running "eclipse.exe" in the Eclipse installed directory.</text:p>
      <text:p text:style-name="P1"/>
      <text:p text:style-name="P1">Choose an appropriate directory for your workspace (i.e., where you would like to save your works).</text:p>
      <text:p text:style-name="P1"/>
      <text:p text:style-name="P4">If the "welcome" screen shows up, close it by clicking the "close" button.</text:p>
      <text:p text:style-name="P1"/>
      <text:p text:style-name="P1">Step 1: Create a new C++ Project</text:p>
      <text:p text:style-name="P1"/>
      <text:p text:style-name="P1">For each C++ application, you need to create a project to keep all the source codes, object files, executable files, and relevant resources.</text:p>
      <text:p text:style-name="P1"/>
      <text:p text:style-name="P1">To create a new C++ project:</text:p>
      <text:p text:style-name="P1"/>
      <text:p text:style-name="P1">Choose "File" menu ⇒ "New" ⇒ Project... ⇒ C/C++ ⇒ C++ project.</text:p>
      <text:p text:style-name="P1"/>
      <text:p text:style-name="P1">The "C++ Project" dialog pops up.</text:p>
      <text:p text:style-name="P1"/>
      <text:p text:style-name="P1">In "Project name" field, enter "FirstProject".</text:p>
      <text:p text:style-name="P1"/>
      <text:p text:style-name="P1">In "Project Types" box, select "Executable" ⇒ "Empty Project".</text:p>
      <text:p text:style-name="P1"/>
      <text:p text:style-name="P1">In "Toolchains" box, choose your compiler, e.g., "Cygwin GCC" or "MinGW GCC" ⇒ Next.</text:p>
      <text:p text:style-name="P1"/>
      <text:p text:style-name="P1">The "Select Configurations" dialog appears. Select both "Debug" and "Release" ⇒ Finish.</text:p>
      <text:p text:style-name="P1"/>
      <text:p text:style-name="P1">Step 2: Write a Hello-world C++ Program</text:p>
      <text:p text:style-name="P1"/>
      <text:p text:style-name="P1">In the "Project Explorer" (leftmost panel) ⇒ Right-click on "FirstProject" (or use the "File" menu) ⇒ New ⇒ Source File.</text:p>
      <text:p text:style-name="P1"/>
      <text:p text:style-name="P1">The "New Source File" dialog pops up.</text:p>
      <text:p text:style-name="P1"/>
      <text:p text:style-name="P1">In "Source file" field, enter "Hello.cpp".</text:p>
      <text:p text:style-name="P1"/>
      <text:p text:style-name="P1">Click "Finish".</text:p>
      <text:p text:style-name="P1"/>
      <text:p text:style-name="P1">The source file "Hello.cpp" opens on the editor panel (double-click on "test.cpp" to open if necessary). Enter the following codes:</text:p>
      <text:p text:style-name="P1"/>
      <text:p text:style-name="P1">#include &lt;iostream&gt;</text:p>
      <text:p text:style-name="P1">using namespace std;</text:p>
      <text:p text:style-name="P1"><text:soft-page-break/>int main() {</text:p>
      <text:p text:style-name="P1">cout &lt;&lt; "Hello, world!" &lt;&lt; endl;</text:p>
      <text:p text:style-name="P1">return 0;</text:p>
      <text:p text:style-name="P1">}</text:p>
      <text:p text:style-name="P1"/>
      <text:p text:style-name="P1">Step 3: Compile/Build</text:p>
      <text:p text:style-name="P1"/>
      <text:p text:style-name="P1">Right-click on the "FirstProject" (or use the "Project" menu) ⇒ choose "Build Project" to compile and link the program.</text:p>
      <text:p text:style-name="P1">Step 4: Run</text:p>
      <text:p text:style-name="P1"/>
      <text:p text:style-name="P1">To run the program, right-click on the "FirstProject" (or anywhere on the source "test.cpp", or select the "Run" menu) ⇒ Run As ⇒ Local C/C++ Application ⇒ (If ask, choose Cygwin's gdb debugger) ⇒ The output "Hello, world!" appears on the "Console" panel.</text:p>
      <text:p text:style-name="P1"/>
      <text:p text:style-name="P1"/>
      <text:p text:style-name="P1">NOTE: You need to create a new C++ project for EACH of your programming problems. This is messy for writing toy programs!</text:p>
      <text:p text:style-name="P1">.........................................................................................................................................</text:p>
      <text:p text:style-name="P1"/>
      <text:p text:style-name="P4">Group A (Compulsory)</text:p>
      <text:p text:style-name="P1"/>
      <text:p text:style-name="P1">1.Writing a C/C++ Program to emulate CPU Architecture (Central Bus) Develop register, ALU level GUI to display results.</text:p>
      <text:p text:style-name="P1"/>
      <text:p text:style-name="P1">2.Writing a C++ class for displaying pixel or point on the screen.</text:p>
      <text:p text:style-name="P1"/>
      <text:p text:style-name="P1">3.Write a C++ class for a Line drawing method using overloading DDA and Bresenham’s Algorithms, inheriting the pixel or point.</text:p>
      <text:p text:style-name="P1"/>
      <text:p text:style-name="P1">4.Write a C++ class for a circle drawing inheriting line class.</text:p>
      <text:p text:style-name="P1"/>
      <text:p text:style-name="P4">Group B (At least Six)</text:p>
      <text:p text:style-name="P1"/>
      <text:p text:style-name="P1">5.Write a program in C/C++ to draw a circle of desired radius.</text:p>
      <text:p text:style-name="P1"/>
      <text:p text:style-name="P1">6.Write a program using C/C++ to draw a line with line styles (Thick, Thin, Dotted).</text:p>
      <text:p text:style-name="P1"/>
      <text:p text:style-name="P1">7.Write a program in Java/ Python to draw a line with line style (Thick, Thin, Dotted).</text:p>
      <text:p text:style-name="P1"/>
      <text:p text:style-name="P1">8.Write a C/C++ program to draw a convex polygons (Square, Rectangle, Triangle).</text:p>
      <text:p text:style-name="P1"/>
      <text:p text:style-name="P1">9.Write a C/C++ program to draw a convex polygons (Square, Rectangle, Triangle) using programmable edges.</text:p>
      <text:p text:style-name="P1"/>
      <text:p text:style-name="P1">10.Write a program in Python to draw a concave polygon.</text:p>
      <text:p text:style-name="P1"/>
      <text:p text:style-name="P1">11.Write a program in Java to draw a concave polygon.</text:p>
      <text:p text:style-name="P1"/>
      <text:p text:style-name="P1">12.Write a C/C++ program to fill polygon using scan line algorithm.</text:p>
      <text:p text:style-name="P1"/>
      <text:p text:style-name="P1">13. Write a class to implement the Booths Multiplier for 8/16/32/64-bit numbers using sign <text:soft-page-break/>extended </text:p>
      <text:p text:style-name="P1">multiplication. </text:p>
      <text:p text:style-name="P1"/>
      <text:p text:style-name="P4">Group C: Advanced Technology Programming (At least One)</text:p>
      <text:p text:style-name="P1"/>
      <text:p text:style-name="P1">14.Use OpenGL ES to draw a line for Android Mobile.</text:p>
      <text:p text:style-name="P1"/>
      <text:p text:style-name="P1">15. Use Direct3D/Maya or open source equivalent to draw a Bouncing ball animation.</text:p>
      <text:p text:style-name="P1">........................................................................................................................................</text:p>
      <text:p text:style-name="P1"/>
      <text:p text:style-name="P4">Assignment no: 01 (On Ubuntu)</text:p>
      <text:p text:style-name="P1"/>
      <text:p text:style-name="P4">//Aim: Writing a C/C++ Program to emulate CPU Architecture (Central Bus) Develop register, ALU level GUI to display results.</text:p>
      <text:p text:style-name="P4"/>
      <text:p text:style-name="P1">#include&lt;stdio.h&gt;</text:p>
      <text:p text:style-name="P1">#include&lt;graphics.h&gt;</text:p>
      <text:p text:style-name="P1">using namespace std;</text:p>
      <text:p text:style-name="P1">int main()</text:p>
      <text:p text:style-name="P1">{</text:p>
      <text:p text:style-name="P1">int x,y;</text:p>
      <text:p text:style-name="P1">int gd=DETECT,gm=VGAMAX;</text:p>
      <text:p text:style-name="P1">initgraph(&amp;gd,&amp;gm,NULL);</text:p>
      <text:p text:style-name="P1">setcolor(LIGHTRED);</text:p>
      <text:p text:style-name="P1">rectangle(2,15,610,450);</text:p>
      <text:p text:style-name="P1">outtextxy(200,430,"Fig 1.1 : <text:s/>CPU Architecture");</text:p>
      <text:p text:style-name="P1">//internal memory</text:p>
      <text:p text:style-name="P1"/>
      <text:p text:style-name="P1">setcolor(RED);</text:p>
      <text:p text:style-name="P1">sector(297,35,0,360,100,15);//colour of internal memory</text:p>
      <text:p text:style-name="P1"/>
      <text:p text:style-name="P1">ellipse (297,35,0,360,100,15);</text:p>
      <text:p text:style-name="P1">outtextxy(240,30,"Internal Memory");</text:p>
      <text:p text:style-name="P1">line(300,50,300,75);</text:p>
      <text:p text:style-name="P1">line(295,70,300,75); //internal memory arrow</text:p>
      <text:p text:style-name="P1">line(305,70,300,75); //internal memory arrow</text:p>
      <text:p text:style-name="P1"/>
      <text:p text:style-name="P1">//external memory</text:p>
      <text:p text:style-name="P1"/>
      <text:p text:style-name="P1">setcolor(GREEN);</text:p>
      <text:p text:style-name="P1">sector(297,385,0,360,100,15);//colour of external memory</text:p>
      <text:p text:style-name="P1"/>
      <text:p text:style-name="P1">ellipse(297,385,0,360,100,15);</text:p>
      <text:p text:style-name="P1">outtextxy(240,380,"External Memory");</text:p>
      <text:p text:style-name="P1">line(300,370,300,350);</text:p>
      <text:p text:style-name="P1">line(300,370,295,365); //external memory arrow</text:p>
      <text:p text:style-name="P1">line(300,370,305,365); //external memory arrow</text:p>
      <text:p text:style-name="P1"/>
      <text:p text:style-name="P1"/>
      <text:p text:style-name="P1">//input devices</text:p>
      <text:p text:style-name="P1"/>
      <text:p text:style-name="P1">setcolor(CYAN);</text:p>
      <text:p text:style-name="P1"><text:soft-page-break/>sector(65,220,0,360,50,50);//colour of input devices</text:p>
      <text:p text:style-name="P1"/>
      <text:p text:style-name="P1">circle(65,220,50);</text:p>
      <text:p text:style-name="P1">outtextxy(20,215,"Input Devices");</text:p>
      <text:p text:style-name="P1">line(115,225,150,225);</text:p>
      <text:p text:style-name="P1">//mouse</text:p>
      <text:p text:style-name="P1"/>
      <text:p text:style-name="P1">setcolor(BLUE);</text:p>
      <text:p text:style-name="P1">sector(65,300,0,360,50,15);//colour of mouse</text:p>
      <text:p text:style-name="P1"/>
      <text:p text:style-name="P1">ellipse(65,300,0,360,50,15);</text:p>
      <text:p text:style-name="P1">outtextxy(46,295,"Mouse");</text:p>
      <text:p text:style-name="P1">line(65,270,65,285);</text:p>
      <text:p text:style-name="P1">line(70,277,65,270);//mouse arrow</text:p>
      <text:p text:style-name="P1">line(60,277,65,270);//mouse arrow</text:p>
      <text:p text:style-name="P1">//keyboard</text:p>
      <text:p text:style-name="P1"/>
      <text:p text:style-name="P1">setcolor(BLUE);</text:p>
      <text:p text:style-name="P1">sector(65,142,0,360,50,15);//colour of keyboard</text:p>
      <text:p text:style-name="P1"/>
      <text:p text:style-name="P1">ellipse(65,142,0,360,50,15);</text:p>
      <text:p text:style-name="P1">outtextxy(35,138,"Keyboard");</text:p>
      <text:p text:style-name="P1">line(65,158,65,170);</text:p>
      <text:p text:style-name="P1">line(70,163,65,170);//keyboard arrow</text:p>
      <text:p text:style-name="P1">line(60,163,65,170);//keyboard arrow</text:p>
      <text:p text:style-name="P1"/>
      <text:p text:style-name="P1">//output devices</text:p>
      <text:p text:style-name="P1"/>
      <text:p text:style-name="P1">setcolor(CYAN);</text:p>
      <text:p text:style-name="P1">sector(540,220,0,360,55,55);//colour of output devices</text:p>
      <text:p text:style-name="P1"/>
      <text:p text:style-name="P1">circle(540,220,55);</text:p>
      <text:p text:style-name="P1">outtextxy(490,215,"Output Devices");</text:p>
      <text:p text:style-name="P1">line(450,225,484,225);</text:p>
      <text:p text:style-name="P1">//display</text:p>
      <text:p text:style-name="P1"/>
      <text:p text:style-name="P1">setcolor(LIGHTBLUE);</text:p>
      <text:p text:style-name="P1">sector(540,310,0,360,50,15);//colour of display</text:p>
      <text:p text:style-name="P1"/>
      <text:p text:style-name="P1">ellipse(540,310,0,360,50,15);</text:p>
      <text:p text:style-name="P1">outtextxy(515,305,"Display");</text:p>
      <text:p text:style-name="P1">line(540,275,540,295);</text:p>
      <text:p text:style-name="P1">line(535,280,540,275);//display arrow</text:p>
      <text:p text:style-name="P1">line(545,280,540,275);//display arrow</text:p>
      <text:p text:style-name="P1">//printer</text:p>
      <text:p text:style-name="P1"/>
      <text:p text:style-name="P1">setcolor(LIGHTBLUE);</text:p>
      <text:p text:style-name="P1">sector(540,130,0,360,50,15);//colour of printer</text:p>
      <text:p text:style-name="P1"/>
      <text:p text:style-name="P1"/>
      <text:p text:style-name="P1">ellipse(540,130,0,360,50,15);</text:p>
      <text:p text:style-name="P1">outtextxy(515,125,"Printer");</text:p>
      <text:p text:style-name="P1"><text:soft-page-break/>line(540,145,540,165);</text:p>
      <text:p text:style-name="P1">line(535,160,540,165);//printer arrow</text:p>
      <text:p text:style-name="P1">line(545,160,540,165);//printer arrow</text:p>
      <text:p text:style-name="P1"/>
      <text:p text:style-name="P1"/>
      <text:p text:style-name="P1"/>
      <text:p text:style-name="P1">//arrow</text:p>
      <text:p text:style-name="P1">line(145,220,150,225); //input arrow</text:p>
      <text:p text:style-name="P1">line(145,230,150,225);</text:p>
      <text:p text:style-name="P1"/>
      <text:p text:style-name="P1">line(475,220,484,225); //output arrow</text:p>
      <text:p text:style-name="P1">line(475,230,484,225);</text:p>
      <text:p text:style-name="P1"/>
      <text:p text:style-name="P1">//cpu</text:p>
      <text:p text:style-name="P1">rectangle(150,75,450,350);</text:p>
      <text:p text:style-name="P1">outtextxy(220,100,"Central Processing Unit");</text:p>
      <text:p text:style-name="P1">//cu</text:p>
      <text:p text:style-name="P1">rectangle(180,150,280,200);</text:p>
      <text:p text:style-name="P1">outtextxy(190,160,"Control Unit");</text:p>
      <text:p text:style-name="P1">//alu</text:p>
      <text:p text:style-name="P1">rectangle(300,150,430,200);</text:p>
      <text:p text:style-name="P1">outtextxy(310,160,"Arithematic &amp; ");</text:p>
      <text:p text:style-name="P1">outtextxy(310,175,"Logic Unit ");</text:p>
      <text:p text:style-name="P1">//memory</text:p>
      <text:p text:style-name="P1">rectangle(180,220,430,300);</text:p>
      <text:p text:style-name="P1">outtextxy(275,225,"M e m o r y ");</text:p>
      <text:p text:style-name="P1">line(180,250,430,250);</text:p>
      <text:p text:style-name="P1">line(300,250,300,300);</text:p>
      <text:p text:style-name="P1">outtextxy(210,270,"Registers ");</text:p>
      <text:p text:style-name="P1">outtextxy(350,270,"Cache ");</text:p>
      <text:p text:style-name="P1"/>
      <text:p text:style-name="P1"/>
      <text:p text:style-name="P1">delay(10000);</text:p>
      <text:p text:style-name="P1">closegraph();</text:p>
      <text:p text:style-name="P1">return 0;</text:p>
      <text:p text:style-name="P1">}</text:p>
      <text:p text:style-name="P1">......................................................................................................................</text:p>
      <text:p text:style-name="P1">#include&lt;graphics.h&gt;</text:p>
      <text:p text:style-name="P1">#include&lt;iostream&gt;</text:p>
      <text:p text:style-name="P1">using namespace std;</text:p>
      <text:p text:style-name="P1">int main() {</text:p>
      <text:p text:style-name="P1"><text:s text:c="3"/>int gdriver = DETECT, gmode=VGAMAX;</text:p>
      <text:p text:style-name="P1"><text:s text:c="3"/>int x1 = 200, y1 = 200;</text:p>
      <text:p text:style-name="P1"><text:s text:c="3"/>int x2 = 300, y2 = 300;</text:p>
      <text:p text:style-name="P1"/>
      <text:p text:style-name="P1"><text:s text:c="3"/>initgraph(&amp;gdriver, &amp;gmode,NULL);</text:p>
      <text:p text:style-name="P1">rectangle(20,20,600,450);</text:p>
      <text:p text:style-name="P1">rectangle(220,30,420,120);//processor</text:p>
      <text:p text:style-name="P1">outtextxy(280,40,"PROCESSOR");</text:p>
      <text:p text:style-name="P1"/>
      <text:p text:style-name="P1">rectangle(230,60,410,120);</text:p>
      <text:p text:style-name="P1">outtextxy(260,90,"CPU");</text:p>
      <text:p text:style-name="P1"><text:soft-page-break/>rectangle(320,60,410,120);</text:p>
      <text:p text:style-name="P1">outtextxy(350,90,"ALU");</text:p>
      <text:p text:style-name="P1"/>
      <text:p text:style-name="P1">rectangle(220,180,420,250);//memory</text:p>
      <text:p text:style-name="P1">outtextxy(290,210,"MEMORY");</text:p>
      <text:p text:style-name="P1"/>
      <text:p text:style-name="P1">rectangle(50,180,180,250);//i/p devices</text:p>
      <text:p text:style-name="P1">outtextxy(70,210,"I/O DEVICES");</text:p>
      <text:p text:style-name="P1"/>
      <text:p text:style-name="P1">rectangle(65,270,210,320); <text:s text:c="3"/>//keyboard</text:p>
      <text:p text:style-name="P1">rectangle(70,275,75,280);</text:p>
      <text:p text:style-name="P1"/>
      <text:p text:style-name="P1">rectangle(80,275,85,280);</text:p>
      <text:p text:style-name="P1">rectangle(90,275,95,280);</text:p>
      <text:p text:style-name="P1">rectangle(100,275,105,280);</text:p>
      <text:p text:style-name="P1">rectangle(110,275,115,280);</text:p>
      <text:p text:style-name="P1">rectangle(120,275,125,280);</text:p>
      <text:p text:style-name="P1">rectangle(130,275,135,280);</text:p>
      <text:p text:style-name="P1">rectangle(140,275,145,280);</text:p>
      <text:p text:style-name="P1">rectangle(150,275,155,280);</text:p>
      <text:p text:style-name="P1">rectangle(160,275,165,280);</text:p>
      <text:p text:style-name="P1">rectangle(170,275,175,280);</text:p>
      <text:p text:style-name="P1">rectangle(180,275,185,280);</text:p>
      <text:p text:style-name="P1"/>
      <text:p text:style-name="P1">rectangle(70,285,75,290);</text:p>
      <text:p text:style-name="P1">rectangle(80,285,85,290);</text:p>
      <text:p text:style-name="P1">rectangle(90,285,95,290);</text:p>
      <text:p text:style-name="P1">rectangle(100,285,105,290);</text:p>
      <text:p text:style-name="P1">rectangle(110,285,115,290);</text:p>
      <text:p text:style-name="P1">rectangle(120,285,125,290);</text:p>
      <text:p text:style-name="P1">rectangle(130,285,135,290);</text:p>
      <text:p text:style-name="P1">rectangle(140,285,145,290);</text:p>
      <text:p text:style-name="P1">rectangle(150,285,155,290);</text:p>
      <text:p text:style-name="P1">rectangle(160,285,165,290);</text:p>
      <text:p text:style-name="P1">rectangle(170,285,175,290);</text:p>
      <text:p text:style-name="P1">rectangle(180,285,185,290);</text:p>
      <text:p text:style-name="P1"/>
      <text:p text:style-name="P1"/>
      <text:p text:style-name="P1">rectangle(70,295,75,300);</text:p>
      <text:p text:style-name="P1">rectangle(80,295,85,300);</text:p>
      <text:p text:style-name="P1">rectangle(90,295,95,300);</text:p>
      <text:p text:style-name="P1">rectangle(100,295,105,300);</text:p>
      <text:p text:style-name="P1">rectangle(110,295,115,300);</text:p>
      <text:p text:style-name="P1">rectangle(120,295,125,300);</text:p>
      <text:p text:style-name="P1">rectangle(130,295,135,300);</text:p>
      <text:p text:style-name="P1">rectangle(140,295,145,300);</text:p>
      <text:p text:style-name="P1">rectangle(150,295,155,300);</text:p>
      <text:p text:style-name="P1">rectangle(160,295,165,300);</text:p>
      <text:p text:style-name="P1">rectangle(170,295,175,300);</text:p>
      <text:p text:style-name="P1">rectangle(180,295,185,300);</text:p>
      <text:p text:style-name="P1"/>
      <text:p text:style-name="P1"/>
      <text:p text:style-name="P1"><text:soft-page-break/>rectangle(70,305,75,310);</text:p>
      <text:p text:style-name="P1">rectangle(80,305,85,310);</text:p>
      <text:p text:style-name="P1">rectangle(90,305,95,310);</text:p>
      <text:p text:style-name="P1"/>
      <text:p text:style-name="P1">rectangle(100,305,135,310); <text:s/>//space bar</text:p>
      <text:p text:style-name="P1"/>
      <text:p text:style-name="P1">rectangle(140,305,145,310);</text:p>
      <text:p text:style-name="P1">rectangle(150,305,155,310);</text:p>
      <text:p text:style-name="P1">rectangle(160,305,165,310);</text:p>
      <text:p text:style-name="P1">rectangle(170,305,175,310);</text:p>
      <text:p text:style-name="P1">rectangle(180,305,185,310);</text:p>
      <text:p text:style-name="P1"/>
      <text:p text:style-name="P1">ellipse(40,300,0,360,10,20); <text:s text:c="2"/>//mouse</text:p>
      <text:p text:style-name="P1">arc(68,280,180,110,33);</text:p>
      <text:p text:style-name="P1">arc(177,280,271,360,34);</text:p>
      <text:p text:style-name="P1"/>
      <text:p text:style-name="P1">rectangle(450,180,580,250); //o/p devices</text:p>
      <text:p text:style-name="P1">outtextxy(480,210,"O/P DEVICES");</text:p>
      <text:p text:style-name="P1"/>
      <text:p text:style-name="P1">rectangle(430,280,590,370); //monitor</text:p>
      <text:p text:style-name="P1">rectangle(440,290,580,360);</text:p>
      <text:p text:style-name="P1"/>
      <text:p text:style-name="P1">outtextxy(495,360,"DELL");</text:p>
      <text:p text:style-name="P1">line(470,370,490,380);</text:p>
      <text:p text:style-name="P1">line(490,380,470,390);</text:p>
      <text:p text:style-name="P1"/>
      <text:p text:style-name="P1">line(555,370,535,380);</text:p>
      <text:p text:style-name="P1">line(535,380,555,390);</text:p>
      <text:p text:style-name="P1"/>
      <text:p text:style-name="P1">line(490,380,535,380);</text:p>
      <text:p text:style-name="P1">line(470,390,555,390);</text:p>
      <text:p text:style-name="P1"/>
      <text:p text:style-name="P1">line(510,250,510,280);</text:p>
      <text:p text:style-name="P1"/>
      <text:p text:style-name="P1"/>
      <text:p text:style-name="P1">rectangle(220,320,420,390); //st devices</text:p>
      <text:p text:style-name="P1">outtextxy(260,340,"STORAGE DEVICES");</text:p>
      <text:p text:style-name="P1"/>
      <text:p text:style-name="P1">line(320,120,320,180); <text:s text:c="5"/>//direction lines</text:p>
      <text:p text:style-name="P1">line(320,250,320,320);</text:p>
      <text:p text:style-name="P1">line(180,210,220,210);</text:p>
      <text:p text:style-name="P1">line(420,210,450,210);</text:p>
      <text:p text:style-name="P1"/>
      <text:p text:style-name="P1"/>
      <text:p text:style-name="P1">line(320,120,310,130);</text:p>
      <text:p text:style-name="P1">line(320,120,330,130);</text:p>
      <text:p text:style-name="P1">line(320,180,310,170);</text:p>
      <text:p text:style-name="P1">line(320,180,330,170);</text:p>
      <text:p text:style-name="P1"/>
      <text:p text:style-name="P1"/>
      <text:p text:style-name="P1">line(220,210,210,200);</text:p>
      <text:p text:style-name="P1">line(220,210,210,220);</text:p>
      <text:p text:style-name="P1"><text:soft-page-break/></text:p>
      <text:p text:style-name="P1">line(320,250,310,260);</text:p>
      <text:p text:style-name="P1">line(320,250,330,260);</text:p>
      <text:p text:style-name="P1">line(320,320,310,310);</text:p>
      <text:p text:style-name="P1">line(320,320,330,310);</text:p>
      <text:p text:style-name="P1"/>
      <text:p text:style-name="P1">line(450,210,440,200);</text:p>
      <text:p text:style-name="P1">line(450,210,440,220);</text:p>
      <text:p text:style-name="P1"/>
      <text:p text:style-name="P1">line(510,280,500,270);</text:p>
      <text:p text:style-name="P1">line(510,280,520,270);</text:p>
      <text:p text:style-name="P1"/>
      <text:p text:style-name="P1">delay(10000);</text:p>
      <text:p text:style-name="P1">closegraph();</text:p>
      <text:p text:style-name="P1">getch();</text:p>
      <text:p text:style-name="P1">return 0;</text:p>
      <text:p text:style-name="P1">}</text:p>
      <text:p text:style-name="P1">..........................................................................................................................................</text:p>
      <text:p text:style-name="P1"/>
      <text:p text:style-name="P4">Assignment no: 02 (On UBUNTU)</text:p>
      <text:p text:style-name="P1"/>
      <text:p text:style-name="P5">//Aim:Writing a C++ class for displaying pixel or point on the screen.</text:p>
      <text:p text:style-name="P1">#include&lt;iostream&gt;</text:p>
      <text:p text:style-name="P1">#include&lt;graphics.h&gt;</text:p>
      <text:p text:style-name="P1">#include&lt;cstdlib&gt;</text:p>
      <text:p text:style-name="P1">using namespace std;</text:p>
      <text:p text:style-name="P1">class pixel</text:p>
      <text:p text:style-name="P1">{</text:p>
      <text:p text:style-name="P1"><text:s text:c="2"/>private:</text:p>
      <text:p text:style-name="P1"><text:s text:c="7"/>int xc,yc,cl;</text:p>
      <text:p text:style-name="P1"><text:s text:c="2"/>public:</text:p>
      <text:p text:style-name="P1"/>
      <text:p text:style-name="P1"><text:s text:c="2"/>pixel()</text:p>
      <text:p text:style-name="P1"><text:s text:c="6"/>{</text:p>
      <text:p text:style-name="P1"><text:s text:c="8"/>xc=yc=0;</text:p>
      <text:p text:style-name="P1"><text:s text:c="8"/>cl=15;</text:p>
      <text:p text:style-name="P1"><text:s text:c="6"/>}</text:p>
      <text:p text:style-name="P1">void setcor(int x,int y)</text:p>
      <text:p text:style-name="P1"><text:s text:c="5"/>{</text:p>
      <text:p text:style-name="P1"><text:s text:c="5"/>xc=x;</text:p>
      <text:p text:style-name="P1"><text:s text:c="5"/>yc=y;</text:p>
      <text:p text:style-name="P1"><text:s text:c="5"/>}</text:p>
      <text:p text:style-name="P1">void setcolor(int p)</text:p>
      <text:p text:style-name="P1"><text:s text:c="5"/>{</text:p>
      <text:p text:style-name="P1"><text:s text:c="9"/>cl=p;</text:p>
      <text:p text:style-name="P1"><text:s text:c="5"/>}</text:p>
      <text:p text:style-name="P1">void draw()</text:p>
      <text:p text:style-name="P1"><text:s text:c="5"/>{</text:p>
      <text:p text:style-name="P1"><text:s text:c="5"/>putpixel(xc,yc,cl);</text:p>
      <text:p text:style-name="P1"><text:s text:c="5"/>}</text:p>
      <text:p text:style-name="P1">};</text:p>
      <text:p text:style-name="P1"/>
      <text:p text:style-name="P1"><text:soft-page-break/>int main()</text:p>
      <text:p text:style-name="P1"><text:s text:c="6"/>{</text:p>
      <text:p text:style-name="P1"><text:s text:c="9"/></text:p>
      <text:p text:style-name="P1"><text:s text:c="4"/>int x1,y1,x2,y2,cl1,ch,ch1,xmax,ymax,xmid,ymid;</text:p>
      <text:p text:style-name="P1"><text:s text:c="4"/>char a;</text:p>
      <text:p text:style-name="P1"><text:s text:c="4"/>int gd=DETECT,gm=VGAMAX;</text:p>
      <text:p text:style-name="P1"><text:s text:c="4"/>initgraph(&amp;gd,&amp;gm,NULL);</text:p>
      <text:p text:style-name="P1"><text:s text:c="4"/>xmax=getmaxx(); <text:s/>ymax=getmaxy();</text:p>
      <text:p text:style-name="P1"><text:s text:c="4"/>xmid=xmax/2; <text:s/>ymid=ymax/2;</text:p>
      <text:p text:style-name="P1"><text:s text:c="3"/></text:p>
      <text:p text:style-name="P1"><text:s text:c="4"/>line(0,ymid,xmax,ymid); <text:s/>//X-Axis</text:p>
      <text:p text:style-name="P1"><text:s text:c="4"/>line(xmid,0,xmid,ymax); <text:s/>//Y-Axis</text:p>
      <text:p text:style-name="P1"><text:s text:c="3"/></text:p>
      <text:p text:style-name="P1"><text:s text:c="4"/>pixel p1;</text:p>
      <text:p text:style-name="P1"><text:s text:c="4"/>do</text:p>
      <text:p text:style-name="P1"><text:s text:c="4"/>{</text:p>
      <text:p text:style-name="P1"><text:s text:c="7"/>//cleardevice();</text:p>
      <text:p text:style-name="P1"><text:s text:c="11"/>cout&lt;&lt;"\n1.PIXEL BY HARDCOADED VALUE";</text:p>
      <text:p text:style-name="P1"><text:s text:c="7"/>cout&lt;&lt;"\n2.ACCEPTING CO-ORDINATES";</text:p>
      <text:p text:style-name="P1"><text:s text:c="7"/>cout&lt;&lt;"\n3.Exit";</text:p>
      <text:p text:style-name="P1"><text:s text:c="11"/>cout&lt;&lt;"\nEnter your choice:- ";</text:p>
      <text:p text:style-name="P1"><text:s text:c="8"/>cin&gt;&gt;ch;</text:p>
      <text:p text:style-name="P1"><text:s text:c="6"/>switch(ch)</text:p>
      <text:p text:style-name="P1"><text:s text:c="9"/>{</text:p>
      <text:p text:style-name="P1"><text:s text:c="11"/>case 1:</text:p>
      <text:p text:style-name="P1"><text:s text:c="16"/>p1.setcor(xmid+50,ymid-50);</text:p>
      <text:p text:style-name="P1"><text:s text:c="12"/>p1.setcolor(15);</text:p>
      <text:p text:style-name="P1"><text:s text:c="16"/>p1.draw();</text:p>
      <text:p text:style-name="P1"><text:s text:c="9"/>break;</text:p>
      <text:p text:style-name="P1"><text:s text:c="7"/>case 2:</text:p>
      <text:p text:style-name="P1"><text:s text:c="4"/>{</text:p>
      <text:p text:style-name="P1"><text:s text:c="8"/>cout&lt;&lt;"Enter X And Y coordinate:- ";</text:p>
      <text:p text:style-name="P1"><text:s text:c="8"/>cin&gt;&gt;x1&gt;&gt;y1;</text:p>
      <text:p text:style-name="P1"><text:s text:c="8"/>cout&lt;&lt;"\nEnter Color For Pixel:- ";</text:p>
      <text:p text:style-name="P1"><text:s text:c="8"/>cin&gt;&gt;cl1;</text:p>
      <text:p text:style-name="P1"><text:s text:c="8"/>cout&lt;&lt;"\nEnter the quadrant Number(1/2/3/4) to draw the pixel:- ";</text:p>
      <text:p text:style-name="P1"><text:s text:c="13"/>cin&gt;&gt;ch1;</text:p>
      <text:p text:style-name="P1"><text:s text:c="7"/></text:p>
      <text:p text:style-name="P1"><text:s text:c="6"/>if(ch1==1)</text:p>
      <text:p text:style-name="P1"><text:s text:c="12"/>{</text:p>
      <text:p text:style-name="P1"><text:s text:c="9"/>cout&lt;&lt;"\nFirst Quadrant is Selected !!!\n";</text:p>
      <text:p text:style-name="P1"><text:s text:c="8"/>x2=xmid+x1;</text:p>
      <text:p text:style-name="P1"><text:s text:c="8"/>y2=ymid-y1;</text:p>
      <text:p text:style-name="P1"><text:s text:c="8"/>p1.setcor(x2,y2);</text:p>
      <text:p text:style-name="P1"><text:s text:c="8"/>p1.setcolor(cl1);</text:p>
      <text:p text:style-name="P1"><text:s text:c="8"/>p1.draw();</text:p>
      <text:p text:style-name="P1"><text:s text:c="12"/>}</text:p>
      <text:p text:style-name="P1"><text:s text:c="6"/>else</text:p>
      <text:p text:style-name="P1"><text:s text:c="8"/>if(ch1==2)</text:p>
      <text:p text:style-name="P1"><text:s text:c="8"/>{</text:p>
      <text:p text:style-name="P1"><text:s text:c="9"/>cout&lt;&lt;"\nSecond Quadrant is Selected !!!\n";</text:p>
      <text:p text:style-name="P1"><text:s text:c="8"/>x2=xmid-x1;</text:p>
      <text:p text:style-name="P1"><text:soft-page-break/><text:s text:c="8"/>y2=ymid-y1;</text:p>
      <text:p text:style-name="P1"><text:s text:c="8"/>p1.setcor(x2,y2);</text:p>
      <text:p text:style-name="P1"><text:s text:c="8"/>p1.setcolor(cl1);</text:p>
      <text:p text:style-name="P1"><text:s text:c="8"/>p1.draw();</text:p>
      <text:p text:style-name="P1"><text:s text:c="8"/>}</text:p>
      <text:p text:style-name="P1"><text:s text:c="9"/>else</text:p>
      <text:p text:style-name="P1"><text:s text:c="8"/>if(ch1==3)</text:p>
      <text:p text:style-name="P1"><text:s text:c="8"/>{ <text:s text:c="7"/></text:p>
      <text:p text:style-name="P1"><text:s text:c="8"/>cout&lt;&lt;"\nThird Quadrant is Selected !!!\n";</text:p>
      <text:p text:style-name="P1"><text:s text:c="8"/>x2=xmid-x1;</text:p>
      <text:p text:style-name="P1"><text:s text:c="8"/>y2=ymid+y1;</text:p>
      <text:p text:style-name="P1"><text:s text:c="8"/>p1.setcor(x2,y2);</text:p>
      <text:p text:style-name="P1"><text:s text:c="8"/>p1.setcolor(cl1);</text:p>
      <text:p text:style-name="P1"><text:s text:c="8"/>p1.draw();</text:p>
      <text:p text:style-name="P1"><text:s text:c="8"/>} <text:s text:c="2"/></text:p>
      <text:p text:style-name="P1"><text:s text:c="4"/>else</text:p>
      <text:p text:style-name="P1"><text:s text:c="8"/>if(ch1==4)</text:p>
      <text:p text:style-name="P1"><text:s text:c="8"/>{</text:p>
      <text:p text:style-name="P1"><text:s text:c="9"/>cout&lt;&lt;"\nFourth Quadrant is Selected !!!\n";</text:p>
      <text:p text:style-name="P1"><text:s text:c="8"/>x2=xmid+x1;</text:p>
      <text:p text:style-name="P1"><text:s text:c="8"/>y2=ymid+y1;</text:p>
      <text:p text:style-name="P1"><text:s text:c="8"/>p1.setcor(x2,y2);</text:p>
      <text:p text:style-name="P1"><text:s text:c="8"/>p1.setcolor(cl1);</text:p>
      <text:p text:style-name="P1"><text:s text:c="12"/>p1.draw();</text:p>
      <text:p text:style-name="P1"><text:s text:c="8"/>}</text:p>
      <text:p text:style-name="P1"><text:s text:c="8"/>break;</text:p>
      <text:p text:style-name="P1"><text:s text:c="4"/>} <text:s text:c="2"/></text:p>
      <text:p text:style-name="P1"><text:s text:c="4"/>case 3:</text:p>
      <text:p text:style-name="P1"><text:s text:c="8"/>exit(0);</text:p>
      <text:p text:style-name="P1"><text:s text:c="7"/></text:p>
      <text:p text:style-name="P1"><text:s text:c="6"/>}</text:p>
      <text:p text:style-name="P1"><text:s text:c="3"/></text:p>
      <text:p text:style-name="P1"><text:s text:c="4"/>cout&lt;&lt;"\nDO U Want To Continue y OR n:- ";</text:p>
      <text:p text:style-name="P1"><text:s text:c="4"/>cin&gt;&gt;a;</text:p>
      <text:p text:style-name="P1"><text:s text:c="4"/>} <text:s text:c="2"/></text:p>
      <text:p text:style-name="P1"/>
      <text:p text:style-name="P1"><text:s text:c="4"/>while(a!='n');</text:p>
      <text:p text:style-name="P1"><text:s text:c="4"/>exit(0);</text:p>
      <text:p text:style-name="P1"><text:s text:c="4"/>getch();</text:p>
      <text:p text:style-name="P1"><text:s text:c="4"/>closegraph();</text:p>
      <text:p text:style-name="P1"><text:s text:c="4"/>return 0;</text:p>
      <text:p text:style-name="P1"><text:s text:c="6"/>}</text:p>
      <text:p text:style-name="P1">.......................................................................................................................</text:p>
      <text:p text:style-name="P1"/>
      <text:p text:style-name="P4">Assignment no: 03</text:p>
      <text:p text:style-name="P1"/>
      <text:p text:style-name="P4">//Write a C++ class for a Line drawing method using overloading DDA and Bresenham’s Algorithms, inheriting the pixel or point.</text:p>
      <text:p text:style-name="P4"/>
      <text:p text:style-name="P1"/>
      <text:p text:style-name="P1"/>
      <text:p text:style-name="P1"/>
      <text:p text:style-name="P1"><text:soft-page-break/>A Simple program</text:p>
      <text:p text:style-name="P1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3"/></text:p>
      <text:p text:style-name="P1">int gd=DETECT,gm=VGAMAX;</text:p>
      <text:p text:style-name="P1">int x1,y1,x2,y2,dx,dy,m,c;</text:p>
      <text:p text:style-name="P1"/>
      <text:p text:style-name="P1">initgraph(&amp;gd,&amp;gm,NULL);</text:p>
      <text:p text:style-name="P1"/>
      <text:p text:style-name="P1">cout&lt;&lt;"\n Enter Co-ordinates: <text:s/>"; cin &gt;&gt; x1 &gt;&gt; y1 &gt;&gt; x2 &gt;&gt; y2;</text:p>
      <text:p text:style-name="P1"/>
      <text:p text:style-name="P1">dx = x2 - x1;</text:p>
      <text:p text:style-name="P1">dy = y2 - y1;</text:p>
      <text:p text:style-name="P1">m = dy/dx;</text:p>
      <text:p text:style-name="P1">c = y1 - m *x1; <text:s text:c="2"/>// y = m*x + c</text:p>
      <text:p text:style-name="P1"/>
      <text:p text:style-name="P1">while( x1 &lt;= x2 )</text:p>
      <text:p text:style-name="P1">{</text:p>
      <text:p text:style-name="P1"><text:s text:c="3"/></text:p>
      <text:p text:style-name="P1"><text:s text:c="4"/>if( m &lt;= 1)</text:p>
      <text:p text:style-name="P1"><text:s text:c="4"/>{</text:p>
      <text:p text:style-name="P1"><text:s text:c="8"/>x1 = x1 + 1;</text:p>
      <text:p text:style-name="P1"><text:s text:c="8"/>y1 = m *x1 + c;</text:p>
      <text:p text:style-name="P1"><text:s text:c="8"/>putpixel(x1,y1,WHITE);</text:p>
      <text:p text:style-name="P1"><text:s text:c="4"/>}</text:p>
      <text:p text:style-name="P1"><text:s text:c="4"/>else</text:p>
      <text:p text:style-name="P1"><text:s text:c="4"/>{</text:p>
      <text:p text:style-name="P1"><text:s text:c="8"/>y1 = y1 + 1;</text:p>
      <text:p text:style-name="P1"><text:s text:c="8"/>x1 = (y1 - c)/m;</text:p>
      <text:p text:style-name="P1"><text:s text:c="8"/>putpixel(x1,y1,WHITE);</text:p>
      <text:p text:style-name="P1"><text:s text:c="4"/>} <text:s text:c="2"/></text:p>
      <text:p text:style-name="P1">}</text:p>
      <text:p text:style-name="P1"/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..........................................................................................&gt;&gt;&gt;&gt;&gt;&gt;</text:p>
      <text:p text:style-name="P1">#include&lt;graphics.h&gt;</text:p>
      <text:p text:style-name="P1"/>
      <text:p text:style-name="P1">#include&lt;iostream&gt;</text:p>
      <text:p text:style-name="P1"/>
      <text:p text:style-name="P1">using namespace std;</text:p>
      <text:p text:style-name="P1"/>
      <text:p text:style-name="P1">class pt //base class</text:p>
      <text:p text:style-name="P1"/>
      <text:p text:style-name="P1">{</text:p>
      <text:p text:style-name="P1"/>
      <text:p text:style-name="P1">protected: int xco,yco,color;</text:p>
      <text:p text:style-name="P1"/>
      <text:p text:style-name="P1">public:</text:p>
      <text:p text:style-name="P1"/>
      <text:p text:style-name="P1">pt()</text:p>
      <text:p text:style-name="P1">{</text:p>
      <text:p text:style-name="P1">xco=0;yco=0;color=15;</text:p>
      <text:p text:style-name="P1">}</text:p>
      <text:p text:style-name="P1"/>
      <text:p text:style-name="P1">void setco(int x,int y)</text:p>
      <text:p text:style-name="P1">{</text:p>
      <text:p text:style-name="P1">xco=x;</text:p>
      <text:p text:style-name="P1">yco=y;</text:p>
      <text:p text:style-name="P1">}</text:p>
      <text:p text:style-name="P1"/>
      <text:p text:style-name="P1">void setcolor(int c)</text:p>
      <text:p text:style-name="P1">{</text:p>
      <text:p text:style-name="P1">color=c;</text:p>
      <text:p text:style-name="P1">}</text:p>
      <text:p text:style-name="P1"/>
      <text:p text:style-name="P1"/>
      <text:p text:style-name="P1">void draw()</text:p>
      <text:p text:style-name="P2">{ </text:p>
      <text:p text:style-name="P2">putpixel(xco,yco,color);</text:p>
      <text:p text:style-name="P1">}</text:p>
      <text:p text:style-name="P1"/>
      <text:p text:style-name="P1">};</text:p>
      <text:p text:style-name="P1"/>
      <text:p text:style-name="P1">class dline: public pt //derived class</text:p>
      <text:p text:style-name="P1">{</text:p>
      <text:p text:style-name="P1">private: int x2,y2;</text:p>
      <text:p text:style-name="P1"/>
      <text:p text:style-name="P1">public:</text:p>
      <text:p text:style-name="P1"/>
      <text:p text:style-name="P1">dline():pt()</text:p>
      <text:p text:style-name="P1">{</text:p>
      <text:p text:style-name="P1">x2=0,y2=0;</text:p>
      <text:p text:style-name="P1">}</text:p>
      <text:p text:style-name="P1"/>
      <text:p text:style-name="P1"/>
      <text:p text:style-name="P1">void setline(int x, int y, int xx, int yy)</text:p>
      <text:p text:style-name="P1"><text:soft-page-break/></text:p>
      <text:p text:style-name="P1">{</text:p>
      <text:p text:style-name="P1">pt::setco(x,y);</text:p>
      <text:p text:style-name="P1">x2=xx;</text:p>
      <text:p text:style-name="P1">y2=yy;</text:p>
      <text:p text:style-name="P1">}</text:p>
      <text:p text:style-name="P1"/>
      <text:p text:style-name="P1">void drawl() //Bresenham's Line</text:p>
      <text:p text:style-name="P1">{</text:p>
      <text:p text:style-name="P1">float x,y,dx,dy,e,temp;</text:p>
      <text:p text:style-name="P1">int i,s1,s2,ex;</text:p>
      <text:p text:style-name="P1"/>
      <text:p text:style-name="P1">dx=abs(x2-xco);</text:p>
      <text:p text:style-name="P1">dy=abs(y2-yco);</text:p>
      <text:p text:style-name="P1"/>
      <text:p text:style-name="P1">x=xco;</text:p>
      <text:p text:style-name="P1">y=yco;</text:p>
      <text:p text:style-name="P1"/>
      <text:p text:style-name="P1">pt::setco(x,y);</text:p>
      <text:p text:style-name="P1"/>
      <text:p text:style-name="P1">pt::draw();</text:p>
      <text:p text:style-name="P1"/>
      <text:p text:style-name="P1"/>
      <text:p text:style-name="P1">if(x2 &gt; xco) //sign() function</text:p>
      <text:p text:style-name="P1">{</text:p>
      <text:p text:style-name="P1">s1=1;</text:p>
      <text:p text:style-name="P1">}</text:p>
      <text:p text:style-name="P1"/>
      <text:p text:style-name="P1">if(x2 &lt; xco)</text:p>
      <text:p text:style-name="P1">{</text:p>
      <text:p text:style-name="P1">s1=-1;</text:p>
      <text:p text:style-name="P1">}</text:p>
      <text:p text:style-name="P1"/>
      <text:p text:style-name="P1">if(x2 == xco)</text:p>
      <text:p text:style-name="P1">{</text:p>
      <text:p text:style-name="P1">s1=0;</text:p>
      <text:p text:style-name="P1">}</text:p>
      <text:p text:style-name="P1"/>
      <text:p text:style-name="P1">if(y2 &gt; yco)</text:p>
      <text:p text:style-name="P1">{</text:p>
      <text:p text:style-name="P1">s2=1;</text:p>
      <text:p text:style-name="P1">}</text:p>
      <text:p text:style-name="P1"/>
      <text:p text:style-name="P1">if(y2 &lt; yco)</text:p>
      <text:p text:style-name="P1">{</text:p>
      <text:p text:style-name="P1">s2=-1;</text:p>
      <text:p text:style-name="P1">}</text:p>
      <text:p text:style-name="P1"/>
      <text:p text:style-name="P1">if(y2 == yco)</text:p>
      <text:p text:style-name="P1">{</text:p>
      <text:p text:style-name="P1">s2=0;</text:p>
      <text:p text:style-name="P1">}</text:p>
      <text:p text:style-name="P1"><text:soft-page-break/></text:p>
      <text:p text:style-name="P1">if(dy &gt; dx)</text:p>
      <text:p text:style-name="P1">{</text:p>
      <text:p text:style-name="P1">temp = dx;</text:p>
      <text:p text:style-name="P1">dx = dy;</text:p>
      <text:p text:style-name="P1">dy = temp;</text:p>
      <text:p text:style-name="P1">ex = 1;</text:p>
      <text:p text:style-name="P1">}</text:p>
      <text:p text:style-name="P1"/>
      <text:p text:style-name="P1">else</text:p>
      <text:p text:style-name="P1">{</text:p>
      <text:p text:style-name="P1">ex=0;</text:p>
      <text:p text:style-name="P1">}</text:p>
      <text:p text:style-name="P1"/>
      <text:p text:style-name="P1">e=2*dy-dx; //decision variable</text:p>
      <text:p text:style-name="P1">i=1;</text:p>
      <text:p text:style-name="P1"/>
      <text:p text:style-name="P1">do</text:p>
      <text:p text:style-name="P1">{</text:p>
      <text:p text:style-name="P1">while(e&gt;=0)</text:p>
      <text:p text:style-name="P1">{</text:p>
      <text:p text:style-name="P1">if(ex==1)</text:p>
      <text:p text:style-name="P1">{</text:p>
      <text:p text:style-name="P1">x = x + s1;</text:p>
      <text:p text:style-name="P1">}</text:p>
      <text:p text:style-name="P1"/>
      <text:p text:style-name="P1">else</text:p>
      <text:p text:style-name="P1">{</text:p>
      <text:p text:style-name="P1">y = y + s2;</text:p>
      <text:p text:style-name="P1">}</text:p>
      <text:p text:style-name="P1"/>
      <text:p text:style-name="P1">e = e + 2*dy - 2*dx;</text:p>
      <text:p text:style-name="P1">}</text:p>
      <text:p text:style-name="P1"/>
      <text:p text:style-name="P1">if(ex==1)</text:p>
      <text:p text:style-name="P1">{</text:p>
      <text:p text:style-name="P1">y = y + s2;</text:p>
      <text:p text:style-name="P1">}</text:p>
      <text:p text:style-name="P1"/>
      <text:p text:style-name="P1">else</text:p>
      <text:p text:style-name="P1">{</text:p>
      <text:p text:style-name="P1">x = x + s1;</text:p>
      <text:p text:style-name="P1">}</text:p>
      <text:p text:style-name="P1"/>
      <text:p text:style-name="P1">e = e + 2*dy;</text:p>
      <text:p text:style-name="P1"/>
      <text:p text:style-name="P1">pt::setco(x,y);</text:p>
      <text:p text:style-name="P1"/>
      <text:p text:style-name="P1">pt::draw();</text:p>
      <text:p text:style-name="P1"/>
      <text:p text:style-name="P1">i = i + 1;</text:p>
      <text:p text:style-name="P1"/>
      <text:p text:style-name="P1"><text:soft-page-break/></text:p>
      <text:p text:style-name="P1">}while(i&lt;=dx);</text:p>
      <text:p text:style-name="P1"/>
      <text:p text:style-name="P1">}</text:p>
      <text:p text:style-name="P1"/>
      <text:p text:style-name="P1">void drawl(int colour) //DDA Line</text:p>
      <text:p text:style-name="P1">{</text:p>
      <text:p text:style-name="P1">float x,y,dx,dy,len;</text:p>
      <text:p text:style-name="P1">int i;</text:p>
      <text:p text:style-name="P1"/>
      <text:p text:style-name="P1">pt::setcolor(colour);</text:p>
      <text:p text:style-name="P1"/>
      <text:p text:style-name="P1">dx=abs(x2-xco);</text:p>
      <text:p text:style-name="P1">dy=abs(y2-yco);</text:p>
      <text:p text:style-name="P1"/>
      <text:p text:style-name="P1">if(dx &gt;= dy)</text:p>
      <text:p text:style-name="P1">{</text:p>
      <text:p text:style-name="P1">len=dx;</text:p>
      <text:p text:style-name="P1">}</text:p>
      <text:p text:style-name="P1"/>
      <text:p text:style-name="P1">else</text:p>
      <text:p text:style-name="P1">{</text:p>
      <text:p text:style-name="P1">len=dy;</text:p>
      <text:p text:style-name="P1">}</text:p>
      <text:p text:style-name="P1"/>
      <text:p text:style-name="P1">dx=(x2-xco)/len;</text:p>
      <text:p text:style-name="P1"/>
      <text:p text:style-name="P1">dy=(y2-yco)/len;</text:p>
      <text:p text:style-name="P1"/>
      <text:p text:style-name="P1">x = xco + 0.5;</text:p>
      <text:p text:style-name="P1"/>
      <text:p text:style-name="P1">y = yco + 0.5;</text:p>
      <text:p text:style-name="P1"/>
      <text:p text:style-name="P1">i=1;</text:p>
      <text:p text:style-name="P1"/>
      <text:p text:style-name="P1">while(i&lt;=len)</text:p>
      <text:p text:style-name="P1"/>
      <text:p text:style-name="P1">{</text:p>
      <text:p text:style-name="P1"/>
      <text:p text:style-name="P1">pt::setco(x,y);</text:p>
      <text:p text:style-name="P1"/>
      <text:p text:style-name="P1">pt::draw();</text:p>
      <text:p text:style-name="P1"/>
      <text:p text:style-name="P1">x = x + dx;</text:p>
      <text:p text:style-name="P1"/>
      <text:p text:style-name="P1">y = y + dy;</text:p>
      <text:p text:style-name="P1"/>
      <text:p text:style-name="P1">i = i + 1;</text:p>
      <text:p text:style-name="P1"/>
      <text:p text:style-name="P1">cout&lt;&lt;"\ti"&lt;&lt;i;</text:p>
      <text:p text:style-name="P1"/>
      <text:p text:style-name="P1">cout&lt;&lt;"\tx"&lt;&lt;x;</text:p>
      <text:p text:style-name="P1"><text:soft-page-break/></text:p>
      <text:p text:style-name="P1">cout&lt;&lt;"\ty "&lt;&lt;y&lt;&lt;endl;</text:p>
      <text:p text:style-name="P1"/>
      <text:p text:style-name="P1"/>
      <text:p text:style-name="P1">}</text:p>
      <text:p text:style-name="P1"/>
      <text:p text:style-name="P1">pt::setco(x,y);</text:p>
      <text:p text:style-name="P1"/>
      <text:p text:style-name="P1">pt::draw();</text:p>
      <text:p text:style-name="P1"/>
      <text:p text:style-name="P1">}</text:p>
      <text:p text:style-name="P1"/>
      <text:p text:style-name="P1">};</text:p>
      <text:p text:style-name="P1"/>
      <text:p text:style-name="P1">int main()</text:p>
      <text:p text:style-name="P1">{</text:p>
      <text:p text:style-name="P1">int gd=DETECT,gm=VGAMAX;</text:p>
      <text:p text:style-name="P1">int ch,x1,y1,x2,y2, xmax,ymax,xmid,ymid;</text:p>
      <text:p text:style-name="P1"/>
      <text:p text:style-name="P1">char a;</text:p>
      <text:p text:style-name="P1">initgraph(&amp;gd,&amp;gm,NULL);</text:p>
      <text:p text:style-name="P1"/>
      <text:p text:style-name="P1">pt p;</text:p>
      <text:p text:style-name="P1">dline dda;</text:p>
      <text:p text:style-name="P1"/>
      <text:p text:style-name="P1">xmax = getmaxx();</text:p>
      <text:p text:style-name="P1">ymax = getmaxy();</text:p>
      <text:p text:style-name="P1">xmid = xmax /2;</text:p>
      <text:p text:style-name="P1">ymid = ymax /2;</text:p>
      <text:p text:style-name="P1"/>
      <text:p text:style-name="P1">line(xmid,0,xmid,ymax); //Y co-ordinate</text:p>
      <text:p text:style-name="P1">line(0,ymid,xmax,ymid); //X co-ordinate</text:p>
      <text:p text:style-name="P1"/>
      <text:p text:style-name="P1">do</text:p>
      <text:p text:style-name="P1">{</text:p>
      <text:p text:style-name="P1">xmax = getmaxx();</text:p>
      <text:p text:style-name="P1"/>
      <text:p text:style-name="P1">ymax = getmaxy();</text:p>
      <text:p text:style-name="P1"/>
      <text:p text:style-name="P1">xmid = xmax /2;</text:p>
      <text:p text:style-name="P1"/>
      <text:p text:style-name="P1">ymid = ymax /2;</text:p>
      <text:p text:style-name="P1"/>
      <text:p text:style-name="P1">cout&lt;&lt;"1.DDA LINE..";</text:p>
      <text:p text:style-name="P1"/>
      <text:p text:style-name="P1">cout&lt;&lt;"\n2.BRESENHAM'S LINE..";</text:p>
      <text:p text:style-name="P1"/>
      <text:p text:style-name="P1">cout&lt;&lt;"\n3.EXIT..";</text:p>
      <text:p text:style-name="P1"/>
      <text:p text:style-name="P1">cout&lt;&lt;"\nEnter your choice: ";</text:p>
      <text:p text:style-name="P1"/>
      <text:p text:style-name="P1">cin&gt;&gt;ch;</text:p>
      <text:p text:style-name="P1"><text:soft-page-break/></text:p>
      <text:p text:style-name="P1">switch(ch)</text:p>
      <text:p text:style-name="P1">{</text:p>
      <text:p text:style-name="P1"/>
      <text:p text:style-name="P1">case 1:</text:p>
      <text:p text:style-name="P1"/>
      <text:p text:style-name="P1">cout&lt;&lt;"\n Enter x1: "; cin&gt;&gt;x1;</text:p>
      <text:p text:style-name="P1"/>
      <text:p text:style-name="P1">cout&lt;&lt;"\n Enter y1: "; cin&gt;&gt;y1;</text:p>
      <text:p text:style-name="P1"/>
      <text:p text:style-name="P1">cout&lt;&lt;"\n Enter x2: "; cin&gt;&gt;x2;</text:p>
      <text:p text:style-name="P1"/>
      <text:p text:style-name="P1">cout&lt;&lt;"\n Enter y2: "; cin&gt;&gt;y2;</text:p>
      <text:p text:style-name="P1"/>
      <text:p text:style-name="P1">dda.setline(x1+xmid,ymid-y1,x2+xmid,ymid-y2);</text:p>
      <text:p text:style-name="P1"/>
      <text:p text:style-name="P1">dda.drawl(15);</text:p>
      <text:p text:style-name="P1"/>
      <text:p text:style-name="P1">break;</text:p>
      <text:p text:style-name="P1"/>
      <text:p text:style-name="P1">case 2:</text:p>
      <text:p text:style-name="P1"/>
      <text:p text:style-name="P1">cout&lt;&lt;"\n Enter x1: "; cin&gt;&gt;x1;</text:p>
      <text:p text:style-name="P1"/>
      <text:p text:style-name="P1">cout&lt;&lt;"\n Enter y1: "; cin&gt;&gt;y1;</text:p>
      <text:p text:style-name="P1"/>
      <text:p text:style-name="P1">cout&lt;&lt;"\n Enter x2: "; cin&gt;&gt;x2;</text:p>
      <text:p text:style-name="P1"/>
      <text:p text:style-name="P1">cout&lt;&lt;"\n Enter y2: "; cin&gt;&gt;y2;</text:p>
      <text:p text:style-name="P1"/>
      <text:p text:style-name="P1">dda.setline(x1+xmid,ymid-y1,x2+xmid,ymid-y2);</text:p>
      <text:p text:style-name="P1"/>
      <text:p text:style-name="P1">dda.drawl();</text:p>
      <text:p text:style-name="P1"/>
      <text:p text:style-name="P1">break;</text:p>
      <text:p text:style-name="P1"/>
      <text:p text:style-name="P1">case 3:</text:p>
      <text:p text:style-name="P1"/>
      <text:p text:style-name="P1">exit;</text:p>
      <text:p text:style-name="P1"/>
      <text:p text:style-name="P1">break;</text:p>
      <text:p text:style-name="P1"/>
      <text:p text:style-name="P1">}</text:p>
      <text:p text:style-name="P1"/>
      <text:p text:style-name="P1">cout&lt;&lt;"\nDO U Want To Continue y OR n: ";</text:p>
      <text:p text:style-name="P1"/>
      <text:p text:style-name="P1">cin&gt;&gt;a;</text:p>
      <text:p text:style-name="P1"/>
      <text:p text:style-name="P1">}while(a!='n');</text:p>
      <text:p text:style-name="P1"/>
      <text:p text:style-name="P1">delay(3000);</text:p>
      <text:p text:style-name="P1"/>
      <text:p text:style-name="P1"><text:soft-page-break/>getch();</text:p>
      <text:p text:style-name="P1"/>
      <text:p text:style-name="P1">closegraph();</text:p>
      <text:p text:style-name="P1"/>
      <text:p text:style-name="P1">return 0;</text:p>
      <text:p text:style-name="P1"/>
      <text:p text:style-name="P1">}</text:p>
      <text:p text:style-name="P1"/>
      <text:p text:style-name="P1">.........................................................................................................................................</text:p>
      <text:p text:style-name="P4">Assignment no: 04</text:p>
      <text:p text:style-name="P4"/>
      <text:p text:style-name="P4">//Aim:Write a C++ class for a circle drawing inheriting line class.</text:p>
      <text:p text:style-name="P4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/>
      <text:p text:style-name="P1">using namespace std;</text:p>
      <text:p text:style-name="P1"/>
      <text:p text:style-name="P1">class dline //base class</text:p>
      <text:p text:style-name="P1">{</text:p>
      <text:p text:style-name="P1">protected: int x1,y1,x2,y2, colour;</text:p>
      <text:p text:style-name="P1">public:</text:p>
      <text:p text:style-name="P1">dline()</text:p>
      <text:p text:style-name="P1">{</text:p>
      <text:p text:style-name="P1">x1=0; y1=0; x2=0, y2=0;</text:p>
      <text:p text:style-name="P1">}</text:p>
      <text:p text:style-name="P1">void setcolor(int color)</text:p>
      <text:p text:style-name="P1">{</text:p>
      <text:p text:style-name="P1">colour =color;</text:p>
      <text:p text:style-name="P1">}</text:p>
      <text:p text:style-name="P1"/>
      <text:p text:style-name="P1">void setline(float x1,float y1, float xx,float yy)</text:p>
      <text:p text:style-name="P1">{</text:p>
      <text:p text:style-name="P1">x1=x1; y1=y1; x2=xx, y2=yy;</text:p>
      <text:p text:style-name="P1">}</text:p>
      <text:p text:style-name="P1">void drawl(float x1,float y1, float xx,float yy) //Simple DDA Line</text:p>
      <text:p text:style-name="P1">{</text:p>
      <text:p text:style-name="P1">float x,y,dx,dy,len;</text:p>
      <text:p text:style-name="P1">int i;</text:p>
      <text:p text:style-name="P1">dx=abs(x2-x1);</text:p>
      <text:p text:style-name="P1">dy=abs(y2-y1);</text:p>
      <text:p text:style-name="P1">if(dx &gt;= dy)</text:p>
      <text:p text:style-name="P1">{</text:p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>dx=(x2-x1)/len;</text:p>
      <text:p text:style-name="P1"><text:soft-page-break/>dy=(y2-y1)/len;</text:p>
      <text:p text:style-name="P1">x = x1 + 0.5;</text:p>
      <text:p text:style-name="P1">y = y1 + 0.5;</text:p>
      <text:p text:style-name="P1">i=1;</text:p>
      <text:p text:style-name="P1">while(i&lt;=len)</text:p>
      <text:p text:style-name="P1">{</text:p>
      <text:p text:style-name="P1">putpixel(x,y,colour);</text:p>
      <text:p text:style-name="P1">x = x + dx;</text:p>
      <text:p text:style-name="P1">y = y + dy;</text:p>
      <text:p text:style-name="P1">i = i + 1;</text:p>
      <text:p text:style-name="P1">}</text:p>
      <text:p text:style-name="P1">}</text:p>
      <text:p text:style-name="P1">};</text:p>
      <text:p text:style-name="P1"/>
      <text:p text:style-name="P1">class mcircle:public dline</text:p>
      <text:p text:style-name="P1">{</text:p>
      <text:p text:style-name="P1">private: int x0,y0;</text:p>
      <text:p text:style-name="P1">public:</text:p>
      <text:p text:style-name="P1">mcircle():dline()</text:p>
      <text:p text:style-name="P1">{</text:p>
      <text:p text:style-name="P1">x0=0;y0=0;</text:p>
      <text:p text:style-name="P1">}</text:p>
      <text:p text:style-name="P1"/>
      <text:p text:style-name="P1">void drawc(float x1, float y1, int r)</text:p>
      <text:p text:style-name="P1">{</text:p>
      <text:p text:style-name="P1">int i, x, y;</text:p>
      <text:p text:style-name="P1">float d;</text:p>
      <text:p text:style-name="P1">x=0, y=r;</text:p>
      <text:p text:style-name="P3">d = 1.25 - r; //decision variabl<text:span text:style-name="T1">e</text:span></text:p>
      <text:p text:style-name="P3">dline::setline(x,y,x,y);</text:p>
      <text:p text:style-name="P1"/>
      <text:p text:style-name="P1">do</text:p>
      <text:p text:style-name="P1">{</text:p>
      <text:p text:style-name="P1">dline::drawl(x1+x, y1+y,x1+x, y1+y);</text:p>
      <text:p text:style-name="P1">dline::drawl(x1+y, y1+x,x1+y, y1+x);</text:p>
      <text:p text:style-name="P1">dline::drawl(x1+y, y1-x,x1+y, y1-x);</text:p>
      <text:p text:style-name="P1">dline::drawl(x1+x, y1-y,x1+x, y1-y);</text:p>
      <text:p text:style-name="P1">dline::drawl(x1-x, y1-y,x1-x, y1-y);</text:p>
      <text:p text:style-name="P1">dline::drawl(x1-y, y1-x,x1-y, y1-x);</text:p>
      <text:p text:style-name="P1">dline::drawl(x1-y, y1+x,x1-y, y1+x);</text:p>
      <text:p text:style-name="P1">dline::drawl(x1-x, y1+y,x1-x, y1+y);</text:p>
      <text:p text:style-name="P1"/>
      <text:p text:style-name="P1">if(d&lt;0)</text:p>
      <text:p text:style-name="P1">{</text:p>
      <text:p text:style-name="P1">x = x + 1;</text:p>
      <text:p text:style-name="P1">d = d + (2*x) + 3;</text:p>
      <text:p text:style-name="P1">}</text:p>
      <text:p text:style-name="P1">else</text:p>
      <text:p text:style-name="P1">{</text:p>
      <text:p text:style-name="P1">x = x + 1;</text:p>
      <text:p text:style-name="P1">y = y - 1;</text:p>
      <text:p text:style-name="P1">d = d + (2*x-2*y) + 3;</text:p>
      <text:p text:style-name="P1"><text:soft-page-break/>}</text:p>
      <text:p text:style-name="P1"/>
      <text:p text:style-name="P1">}while(x&lt;=y);</text:p>
      <text:p text:style-name="P1">}</text:p>
      <text:p text:style-name="P1">};</text:p>
      <text:p text:style-name="P1"/>
      <text:p text:style-name="P1">int main()</text:p>
      <text:p text:style-name="P1">{</text:p>
      <text:p text:style-name="P1">int gd=DETECT,gm=VGAMAX;</text:p>
      <text:p text:style-name="P1">int i, x, y, r, xmax,ymax,xmid,ymid;</text:p>
      <text:p text:style-name="P1">initgraph(&amp;gd,&amp;gm,NULL);</text:p>
      <text:p text:style-name="P1">dline l;</text:p>
      <text:p text:style-name="P1">mcircle c;</text:p>
      <text:p text:style-name="P1">cout&lt;&lt;"\n Enter x: "; cin&gt;&gt;x;</text:p>
      <text:p text:style-name="P1">cout&lt;&lt;"\n Enter y: "; cin&gt;&gt;y;</text:p>
      <text:p text:style-name="P1">cout&lt;&lt;"\n Enter radius: "; cin&gt;&gt;r;</text:p>
      <text:p text:style-name="P1"/>
      <text:p text:style-name="P1">l.setcolor(15);</text:p>
      <text:p text:style-name="P1">c.drawc(x,y,r);</text:p>
      <text:p text:style-name="P1"/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>.......................................................................................................................................................</text:p>
      <text:p text:style-name="P1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/>
      <text:p text:style-name="P1">using namespace std;</text:p>
      <text:p text:style-name="P1"/>
      <text:p text:style-name="P1">class dline //base class</text:p>
      <text:p text:style-name="P1">{</text:p>
      <text:p text:style-name="P1">protected: int x0,y0,x1,y1,x2,y2, colour;</text:p>
      <text:p text:style-name="P1">public:</text:p>
      <text:p text:style-name="P1">dline()</text:p>
      <text:p text:style-name="P1">{</text:p>
      <text:p text:style-name="P1">x1=0; y1=0; x2=0, y2=0;</text:p>
      <text:p text:style-name="P1">}</text:p>
      <text:p text:style-name="P1">void setcolor(int color)</text:p>
      <text:p text:style-name="P1">{</text:p>
      <text:p text:style-name="P1">colour =color;</text:p>
      <text:p text:style-name="P1">}</text:p>
      <text:p text:style-name="P1"/>
      <text:p text:style-name="P1">void setoff1(int xx,int yy)</text:p>
      <text:p text:style-name="P1">{</text:p>
      <text:p text:style-name="P1">x0=xx;</text:p>
      <text:p text:style-name="P1">y0=yy;</text:p>
      <text:p text:style-name="P1"><text:soft-page-break/>}</text:p>
      <text:p text:style-name="P1">void setline(float x1,float y1, float xx,float yy)</text:p>
      <text:p text:style-name="P1">{</text:p>
      <text:p text:style-name="P1">x1=x1+x0; y1=y0-y1; x2=xx+x0, y2=y0-yy;</text:p>
      <text:p text:style-name="P1">}</text:p>
      <text:p text:style-name="P1"/>
      <text:p text:style-name="P1">void drawl(float x1,float y1, float xx,float yy) //Simple DDA Line</text:p>
      <text:p text:style-name="P1">{</text:p>
      <text:p text:style-name="P1">float x,y,dx,dy,len;</text:p>
      <text:p text:style-name="P1">int i;</text:p>
      <text:p text:style-name="P1">dx=abs(x2-x1);</text:p>
      <text:p text:style-name="P1">dy=abs(y2-y1);</text:p>
      <text:p text:style-name="P1">if(dx &gt;= dy)</text:p>
      <text:p text:style-name="P1">{</text:p>
      <text:p text:style-name="P1"/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>dx=(x2-x1)/len;</text:p>
      <text:p text:style-name="P1">dy=(y2-y1)/len;</text:p>
      <text:p text:style-name="P1">x = x1 + 0.5;</text:p>
      <text:p text:style-name="P1">y = y1 + 0.5;</text:p>
      <text:p text:style-name="P1">putpixel(x,y,colour);</text:p>
      <text:p text:style-name="P1">x = x + dx;</text:p>
      <text:p text:style-name="P1">y = y + dy;</text:p>
      <text:p text:style-name="P1">}</text:p>
      <text:p text:style-name="P1">};</text:p>
      <text:p text:style-name="P1"/>
      <text:p text:style-name="P1">class mcircle:public dline</text:p>
      <text:p text:style-name="P1">{</text:p>
      <text:p text:style-name="P1">private: int x0,y0;</text:p>
      <text:p text:style-name="P1">public:</text:p>
      <text:p text:style-name="P1">mcircle():dline()</text:p>
      <text:p text:style-name="P1">{</text:p>
      <text:p text:style-name="P1">x0=0;y0=0;</text:p>
      <text:p text:style-name="P1">}</text:p>
      <text:p text:style-name="P1">void setoff(int xx,int yy)</text:p>
      <text:p text:style-name="P1">{</text:p>
      <text:p text:style-name="P1">x0=xx;</text:p>
      <text:p text:style-name="P1">y0=yy;</text:p>
      <text:p text:style-name="P1">}</text:p>
      <text:p text:style-name="P1">void drawc(float x1, float y1, int r)</text:p>
      <text:p text:style-name="P1">{</text:p>
      <text:p text:style-name="P1">int i, x, y;</text:p>
      <text:p text:style-name="P1">float d;</text:p>
      <text:p text:style-name="P1">x=0, y=r;</text:p>
      <text:p text:style-name="P1">d = 1.25 - r; //decision variabel</text:p>
      <text:p text:style-name="P1">dline::setline(x,y,x,y);</text:p>
      <text:p text:style-name="P1">do</text:p>
      <text:p text:style-name="P1"><text:soft-page-break/>{</text:p>
      <text:p text:style-name="P1">dline::drawl(x1+x0+x, y0-y1+y,x1+x0+x, y0-y1+y);</text:p>
      <text:p text:style-name="P1">dline::drawl(x1+x0+y, y0-y1+x,x1+x0+y, y0-y1+x);</text:p>
      <text:p text:style-name="P1">dline::drawl(x1+x0+y, y0-y1-x,x1+x0+y, y0-y1-x);</text:p>
      <text:p text:style-name="P1">dline::drawl(x1+x0+x, y0-y1-y,x1+x0+x, y0-y1-y);</text:p>
      <text:p text:style-name="P1">dline::drawl(x1+x0-x, y0-y1-y,x1+x0-x, y0-y1-y);</text:p>
      <text:p text:style-name="P1">dline::drawl(x1+x0-y, y0-y1-x,x1+x0-y, y0-y1-x);</text:p>
      <text:p text:style-name="P1">dline::drawl(x1+x0-y, y0-y1+x,x1+x0-y, y0-y1+x);</text:p>
      <text:p text:style-name="P1">dline::drawl(x1+x0-x, y0-y1+y,x1+x0-x, y0-y1+y);</text:p>
      <text:p text:style-name="P1"/>
      <text:p text:style-name="P1">if(d&lt;0)</text:p>
      <text:p text:style-name="P1">{</text:p>
      <text:p text:style-name="P1">x = x + 1;</text:p>
      <text:p text:style-name="P1">d = d + (2*x) + 3;</text:p>
      <text:p text:style-name="P1">}</text:p>
      <text:p text:style-name="P1">else</text:p>
      <text:p text:style-name="P1">{</text:p>
      <text:p text:style-name="P1">x = x + 1;</text:p>
      <text:p text:style-name="P1">y = y - 1;</text:p>
      <text:p text:style-name="P1">d = d + (2*x-2*y) + 3;</text:p>
      <text:p text:style-name="P1">}</text:p>
      <text:p text:style-name="P1">}while(x&lt;=y);</text:p>
      <text:p text:style-name="P1">}</text:p>
      <text:p text:style-name="P1">};</text:p>
      <text:p text:style-name="P1"/>
      <text:p text:style-name="P1">int main()</text:p>
      <text:p text:style-name="P1">{</text:p>
      <text:p text:style-name="P1">int gd=DETECT,gm=VGAMAX;</text:p>
      <text:p text:style-name="P1">int i, x, y, r, xmax,ymax,xmid,ymid;</text:p>
      <text:p text:style-name="P1">char a;</text:p>
      <text:p text:style-name="P1">initgraph(&amp;gd,&amp;gm,NULL);</text:p>
      <text:p text:style-name="P1">dline l;</text:p>
      <text:p text:style-name="P1">mcircle c;</text:p>
      <text:p text:style-name="P1">xmax = getmaxx();</text:p>
      <text:p text:style-name="P1">ymax = getmaxy();</text:p>
      <text:p text:style-name="P1">xmid = xmax /2;</text:p>
      <text:p text:style-name="P1">ymid = ymax /2;</text:p>
      <text:p text:style-name="P1"/>
      <text:p text:style-name="P1">line(xmid,0,xmid,ymax); //Y co-ordinate</text:p>
      <text:p text:style-name="P1">line(0,ymid,xmax,ymid); //X co-ordinate</text:p>
      <text:p text:style-name="P1">do</text:p>
      <text:p text:style-name="P1">{</text:p>
      <text:p text:style-name="P1">cout&lt;&lt;"\n Enter x: "; cin&gt;&gt;x;</text:p>
      <text:p text:style-name="P1">cout&lt;&lt;"\n Enter y: "; cin&gt;&gt;y;</text:p>
      <text:p text:style-name="P1">cout&lt;&lt;"\n Enter radius: "; cin&gt;&gt;r;</text:p>
      <text:p text:style-name="P1">c.setoff(xmid, ymid);</text:p>
      <text:p text:style-name="P1">l.setoff1(xmid, ymid);</text:p>
      <text:p text:style-name="P1">l.setcolor(15);</text:p>
      <text:p text:style-name="P1">c.drawc(x,y,r);</text:p>
      <text:p text:style-name="P1">cout&lt;&lt;"\nDO U Want To Continue y OR n: ";</text:p>
      <text:p text:style-name="P1">cin&gt;&gt;a;</text:p>
      <text:p text:style-name="P1">}while(a!='n');</text:p>
      <text:p text:style-name="P1"><text:soft-page-break/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/>
      <text:p text:style-name="P1">.........................................................................................................................................</text:p>
      <text:p text:style-name="P1"/>
      <text:p text:style-name="P4">Assignment no: 05</text:p>
      <text:p text:style-name="P4"/>
      <text:p text:style-name="P4">//Aim:Write a program in C/C++ to draw a circle of desired radius.</text:p>
      <text:p text:style-name="P1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>using namespace std;</text:p>
      <text:p text:style-name="P1">class dcircle</text:p>
      <text:p text:style-name="P1">{</text:p>
      <text:p text:style-name="P1">private: int x0,y0;</text:p>
      <text:p text:style-name="P1">public:</text:p>
      <text:p text:style-name="P1">dcircle()</text:p>
      <text:p text:style-name="P1">{</text:p>
      <text:p text:style-name="P1">x0=0;y0=0;</text:p>
      <text:p text:style-name="P1">}</text:p>
      <text:p text:style-name="P1"/>
      <text:p text:style-name="P1">void setoff(int xx,int yy)</text:p>
      <text:p text:style-name="P1">{</text:p>
      <text:p text:style-name="P1">x0=xx;</text:p>
      <text:p text:style-name="P1">y0=yy;</text:p>
      <text:p text:style-name="P1">}</text:p>
      <text:p text:style-name="P1"/>
      <text:p text:style-name="P1">void drawdc(float x, float y, int r) //DDA Circle</text:p>
      <text:p text:style-name="P1">{</text:p>
      <text:p text:style-name="P1">float x1,y1,x2,y2,startx,starty,ep;</text:p>
      <text:p text:style-name="P1">int i,val;</text:p>
      <text:p text:style-name="P1"/>
      <text:p text:style-name="P1">x1=r*cos(0); //Initialize starting point</text:p>
      <text:p text:style-name="P1">y1=r*sin(0);</text:p>
      <text:p text:style-name="P1">startx = x1;</text:p>
      <text:p text:style-name="P1">starty = y1;</text:p>
      <text:p text:style-name="P1"/>
      <text:p text:style-name="P1">i=0;</text:p>
      <text:p text:style-name="P1">do</text:p>
      <text:p text:style-name="P1">{</text:p>
      <text:p text:style-name="P1">val = pow(2,i);</text:p>
      <text:p text:style-name="P1">i++;</text:p>
      <text:p text:style-name="P1">}while(val&lt;r);</text:p>
      <text:p text:style-name="P1">ep = 1/pow(2,i-1); //calculation of epsilon</text:p>
      <text:p text:style-name="P1">do</text:p>
      <text:p text:style-name="P1">{</text:p>
      <text:p text:style-name="P1"><text:soft-page-break/>x2 = x1 + y1*ep;</text:p>
      <text:p text:style-name="P1">y2 = y1 - x2*ep;</text:p>
      <text:p text:style-name="P1">putpixel(x0+x+x2, y0-(y+y2),15);</text:p>
      <text:p text:style-name="P1">x1 = x2;</text:p>
      <text:p text:style-name="P1">y1 = y2;</text:p>
      <text:p text:style-name="P1">}while((y1 - starty) &lt; ep || (startx - x1) &gt; ep);</text:p>
      <text:p text:style-name="P1">}</text:p>
      <text:p text:style-name="P1">void drawbc(int x1, int y1, int r) //Bresenham's Circle</text:p>
      <text:p text:style-name="P1">{</text:p>
      <text:p text:style-name="P1">int i, x, y;</text:p>
      <text:p text:style-name="P1">float d;</text:p>
      <text:p text:style-name="P1">x=0, y=r;</text:p>
      <text:p text:style-name="P1">d = 3 - 2*r; //decision variable</text:p>
      <text:p text:style-name="P1"/>
      <text:p text:style-name="P1">do</text:p>
      <text:p text:style-name="P1">{</text:p>
      <text:p text:style-name="P1">putpixel(x1+x0+x, y0-y1+y,15);</text:p>
      <text:p text:style-name="P1">putpixel(x1+x0+y, y0-y1+x,15);</text:p>
      <text:p text:style-name="P1">putpixel(x1+x0+y, y0-y1-x,15);</text:p>
      <text:p text:style-name="P1">putpixel(x1+x0+x, y0-y1-y,15);</text:p>
      <text:p text:style-name="P1">putpixel(x1+x0-x, y0-y1-y,15);</text:p>
      <text:p text:style-name="P1">putpixel(x1+x0-y, y0-y1-x,15);</text:p>
      <text:p text:style-name="P1">putpixel(x1+x0-y, y0-y1+x,15);</text:p>
      <text:p text:style-name="P1">putpixel(x1+x0-x, y0-y1+y,15);</text:p>
      <text:p text:style-name="P1"/>
      <text:p text:style-name="P1">if(d&lt;=0)</text:p>
      <text:p text:style-name="P1">{</text:p>
      <text:p text:style-name="P1">x = x + 1;</text:p>
      <text:p text:style-name="P1">d = d + (4*x) + 6;</text:p>
      <text:p text:style-name="P1">}</text:p>
      <text:p text:style-name="P1">else</text:p>
      <text:p text:style-name="P1">{</text:p>
      <text:p text:style-name="P1">x = x + 1;</text:p>
      <text:p text:style-name="P1">y = y - 1;</text:p>
      <text:p text:style-name="P1">d = d + (4*x-4*y) + 10;</text:p>
      <text:p text:style-name="P1">}</text:p>
      <text:p text:style-name="P1">}while(x&lt;=y);</text:p>
      <text:p text:style-name="P1">}</text:p>
      <text:p text:style-name="P1"/>
      <text:p text:style-name="P1">void drawmc(float x1, float y1, int r) // Mid point Circle</text:p>
      <text:p text:style-name="P1">{</text:p>
      <text:p text:style-name="P1">int i, x, y;</text:p>
      <text:p text:style-name="P1">float d;</text:p>
      <text:p text:style-name="P1">x=0, y=r;</text:p>
      <text:p text:style-name="P1">d = 1.25 - r; //decision variable</text:p>
      <text:p text:style-name="P1"/>
      <text:p text:style-name="P1">do</text:p>
      <text:p text:style-name="P1">{</text:p>
      <text:p text:style-name="P1">putpixel(x1+x0+x, y0-y1+y,15);</text:p>
      <text:p text:style-name="P1">putpixel(x1+x0+y, y0-y1+x,15);</text:p>
      <text:p text:style-name="P1"/>
      <text:p text:style-name="P1">putpixel(x1+x0+y, y0-y1-x,15);</text:p>
      <text:p text:style-name="P1"><text:soft-page-break/>putpixel(x1+x0+x, y0-y1-y,15);</text:p>
      <text:p text:style-name="P1">putpixel(x1+x0-x, y0-y1-y,15);</text:p>
      <text:p text:style-name="P1">putpixel(x1+x0-y, y0-y1-x,15);</text:p>
      <text:p text:style-name="P1">putpixel(x1+x0-y, y0-y1+x,15);</text:p>
      <text:p text:style-name="P1">putpixel(x1+x0-x, y0-y1+y,15);</text:p>
      <text:p text:style-name="P1"/>
      <text:p text:style-name="P1">if(d&lt;0)</text:p>
      <text:p text:style-name="P1">{</text:p>
      <text:p text:style-name="P1">x = x + 1;</text:p>
      <text:p text:style-name="P1">d = d + (2*x) + 3;</text:p>
      <text:p text:style-name="P1">}</text:p>
      <text:p text:style-name="P1">else</text:p>
      <text:p text:style-name="P1">{</text:p>
      <text:p text:style-name="P1">x = x + 1;</text:p>
      <text:p text:style-name="P1">y = y - 1;</text:p>
      <text:p text:style-name="P1">d = d + (2*x-2*y) + 5;</text:p>
      <text:p text:style-name="P1">}</text:p>
      <text:p text:style-name="P1">}while(x&lt;=y);</text:p>
      <text:p text:style-name="P1">}</text:p>
      <text:p text:style-name="P1">};</text:p>
      <text:p text:style-name="P1"/>
      <text:p text:style-name="P1">int main()</text:p>
      <text:p text:style-name="P1">{</text:p>
      <text:p text:style-name="P1">int gd=DETECT,gm=VGAMAX;</text:p>
      <text:p text:style-name="P1">int i, x, y, r,ch, xmax,ymax,xmid,ymid;</text:p>
      <text:p text:style-name="P1">float a,b;</text:p>
      <text:p text:style-name="P1">char ans;</text:p>
      <text:p text:style-name="P1">initgraph(&amp;gd, &amp;gm, NULL);</text:p>
      <text:p text:style-name="P1">dcircle c1;</text:p>
      <text:p text:style-name="P1">xmax = getmaxx();</text:p>
      <text:p text:style-name="P1">ymax = getmaxy();</text:p>
      <text:p text:style-name="P1">xmid = xmax /2;</text:p>
      <text:p text:style-name="P1">ymid = ymax /2;</text:p>
      <text:p text:style-name="P1"/>
      <text:p text:style-name="P1">line(xmid,0,xmid,ymax); //Y co-ordinate</text:p>
      <text:p text:style-name="P1">line(0,ymid,xmax,ymid); //X co-ordinate</text:p>
      <text:p text:style-name="P1">do</text:p>
      <text:p text:style-name="P1">{</text:p>
      <text:p text:style-name="P1">cout&lt;&lt;"\nEnter Cricle Drwaing algorithm";</text:p>
      <text:p text:style-name="P1">cout&lt;&lt;"\n1.DDA..";</text:p>
      <text:p text:style-name="P1">cout&lt;&lt;"\n2.BRESENHAM'S..";</text:p>
      <text:p text:style-name="P1">cout&lt;&lt;"\n3.MID POINT..";</text:p>
      <text:p text:style-name="P1">cout&lt;&lt;"\n4.EXIT..";</text:p>
      <text:p text:style-name="P1">cout&lt;&lt;"\nEnter your choice: ";</text:p>
      <text:p text:style-name="P1">cin&gt;&gt;ch;</text:p>
      <text:p text:style-name="P1">switch(ch)</text:p>
      <text:p text:style-name="P1">{</text:p>
      <text:p text:style-name="P1">case 1:</text:p>
      <text:p text:style-name="P1">{</text:p>
      <text:p text:style-name="P1">cout&lt;&lt;"\n Enter x: "; cin&gt;&gt;a;</text:p>
      <text:p text:style-name="P1">cout&lt;&lt;"\n Enter y: "; cin&gt;&gt;b;</text:p>
      <text:p text:style-name="P1">cout&lt;&lt;"\n Enter radius: "; cin&gt;&gt;r;</text:p>
      <text:p text:style-name="P1"><text:soft-page-break/></text:p>
      <text:p text:style-name="P1">c1.setoff(xmid, ymid);</text:p>
      <text:p text:style-name="P1">setcolor(15);</text:p>
      <text:p text:style-name="P1">c1.drawdc(a,b,r);</text:p>
      <text:p text:style-name="P1">break;</text:p>
      <text:p text:style-name="P1">}</text:p>
      <text:p text:style-name="P1">case 2:</text:p>
      <text:p text:style-name="P1">{</text:p>
      <text:p text:style-name="P1">cout&lt;&lt;"\n Enter x: "; cin&gt;&gt;x;</text:p>
      <text:p text:style-name="P1">cout&lt;&lt;"\n Enter y: "; cin&gt;&gt;y;</text:p>
      <text:p text:style-name="P1">cout&lt;&lt;"\n Enter radius: "; cin&gt;&gt;r;</text:p>
      <text:p text:style-name="P1"/>
      <text:p text:style-name="P1">c1.setoff(xmid, ymid);</text:p>
      <text:p text:style-name="P1">setcolor(15);</text:p>
      <text:p text:style-name="P1">c1.drawbc(x,y,r);</text:p>
      <text:p text:style-name="P1">break;</text:p>
      <text:p text:style-name="P1">}</text:p>
      <text:p text:style-name="P1"/>
      <text:p text:style-name="P1">case 3:</text:p>
      <text:p text:style-name="P1">{</text:p>
      <text:p text:style-name="P1">cout&lt;&lt;"\n Enter x: "; cin&gt;&gt;x;</text:p>
      <text:p text:style-name="P1">cout&lt;&lt;"\n Enter y: "; cin&gt;&gt;y;</text:p>
      <text:p text:style-name="P1">cout&lt;&lt;"\n Enter radius: "; cin&gt;&gt;r;</text:p>
      <text:p text:style-name="P1"/>
      <text:p text:style-name="P1">c1.setoff(xmid, ymid);</text:p>
      <text:p text:style-name="P1">setcolor(15);</text:p>
      <text:p text:style-name="P1">c1.drawmc(x,y,r);</text:p>
      <text:p text:style-name="P1">break;</text:p>
      <text:p text:style-name="P1">}</text:p>
      <text:p text:style-name="P1">case 4:</text:p>
      <text:p text:style-name="P1">exit;</text:p>
      <text:p text:style-name="P1">break;</text:p>
      <text:p text:style-name="P1">}</text:p>
      <text:p text:style-name="P1">cout&lt;&lt;"\nDO U Want To Continue y OR n: ";</text:p>
      <text:p text:style-name="P1">cin&gt;&gt;ans;</text:p>
      <text:p text:style-name="P1">}while(ans!='n');</text:p>
      <text:p text:style-name="P1"/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>/*</text:p>
      <text:p text:style-name="P1">gescoe@gescoe-VirtualBox:~/Downloads/cgprogram012$ g++ 5.cpp -o 5 -lgraph</text:p>
      <text:p text:style-name="P1">gescoe@gescoe-VirtualBox:~/Downloads/cgprogram012$ ./5</text:p>
      <text:p text:style-name="P1"/>
      <text:p text:style-name="P1">Enter Cricle Drwaing algorithm</text:p>
      <text:p text:style-name="P1">1.DDA..</text:p>
      <text:p text:style-name="P1">2.BRESENHAM'S..</text:p>
      <text:p text:style-name="P1">3.MID POINT..</text:p>
      <text:p text:style-name="P1">4.EXIT..</text:p>
      <text:p text:style-name="P1"><text:soft-page-break/>Enter your choice: [xcb] Unknown sequence number while processing queue</text:p>
      <text:p text:style-name="P1">[xcb] Most likely this is a multi-threaded client and XInitThreads has not been called</text:p>
      <text:p text:style-name="P1">[xcb] Aborting, sorry about that.</text:p>
      <text:p text:style-name="P1">5: ../../src/xcb_io.c:274: poll_for_event: Assertion `!xcb_xlib_threads_sequence_lost' failed.</text:p>
      <text:p text:style-name="P1">1</text:p>
      <text:p text:style-name="P1"/>
      <text:p text:style-name="P1">Enter x: 100</text:p>
      <text:p text:style-name="P1"/>
      <text:p text:style-name="P1">Enter y: 100</text:p>
      <text:p text:style-name="P1"/>
      <text:p text:style-name="P1">Enter radius: 50</text:p>
      <text:p text:style-name="P1"/>
      <text:p text:style-name="P1">DO U Want To Continue y OR n: y</text:p>
      <text:p text:style-name="P1"/>
      <text:p text:style-name="P1">Enter Cricle Drwaing algorithm</text:p>
      <text:p text:style-name="P1">1.DDA..</text:p>
      <text:p text:style-name="P1">2.BRESENHAM'S..</text:p>
      <text:p text:style-name="P1">3.MID POINT..</text:p>
      <text:p text:style-name="P1">4.EXIT..</text:p>
      <text:p text:style-name="P1">Enter your choice: 2</text:p>
      <text:p text:style-name="P1"/>
      <text:p text:style-name="P1">Enter x: -100</text:p>
      <text:p text:style-name="P1"/>
      <text:p text:style-name="P1">Enter y: -100</text:p>
      <text:p text:style-name="P1"/>
      <text:p text:style-name="P1">Enter radius: 60</text:p>
      <text:p text:style-name="P1"/>
      <text:p text:style-name="P1">DO U Want To Continue y OR n: y</text:p>
      <text:p text:style-name="P1"/>
      <text:p text:style-name="P1">Enter Cricle Drwaing algorithm</text:p>
      <text:p text:style-name="P1">1.DDA..</text:p>
      <text:p text:style-name="P1">2.BRESENHAM'S..</text:p>
      <text:p text:style-name="P1">3.MID POINT..</text:p>
      <text:p text:style-name="P1">4.EXIT..</text:p>
      <text:p text:style-name="P1">Enter your choice: 3</text:p>
      <text:p text:style-name="P1"/>
      <text:p text:style-name="P1">Enter x: -100</text:p>
      <text:p text:style-name="P1"/>
      <text:p text:style-name="P1">Enter y: 100</text:p>
      <text:p text:style-name="P1"/>
      <text:p text:style-name="P1">Enter radius: 80</text:p>
      <text:p text:style-name="P1"/>
      <text:p text:style-name="P1">DO U Want To Continue y OR n: n */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/>
      <text:p text:style-name="P4"/>
      <text:p text:style-name="P4">Assignment no: 06</text:p>
      <text:p text:style-name="P4"/>
      <text:p text:style-name="P4">//Aim:Write a program using C/C++ to draw a line with line styles (Thick, Thin, Dotted).</text:p>
      <text:p text:style-name="P4"/>
      <text:p text:style-name="P1"><text:soft-page-break/>//Line styles using DDA</text:p>
      <text:p text:style-name="P1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>using namespace std;</text:p>
      <text:p text:style-name="P1">class pt //base class</text:p>
      <text:p text:style-name="P1">{</text:p>
      <text:p text:style-name="P1">protected: int xco,yco,color;</text:p>
      <text:p text:style-name="P1"/>
      <text:p text:style-name="P1">public:</text:p>
      <text:p text:style-name="P1">pt()</text:p>
      <text:p text:style-name="P1">{</text:p>
      <text:p text:style-name="P1">xco=0;yco=0;color=15;</text:p>
      <text:p text:style-name="P1">}</text:p>
      <text:p text:style-name="P1">void setco(int x,int y)</text:p>
      <text:p text:style-name="P1">{</text:p>
      <text:p text:style-name="P1">xco=x;</text:p>
      <text:p text:style-name="P1">yco=y;</text:p>
      <text:p text:style-name="P1">}</text:p>
      <text:p text:style-name="P1">void setcolor(int c)</text:p>
      <text:p text:style-name="P1">{</text:p>
      <text:p text:style-name="P1">color=c;</text:p>
      <text:p text:style-name="P1">}</text:p>
      <text:p text:style-name="P1">void draw()</text:p>
      <text:p text:style-name="P1">{ putpixel(xco,yco,color);</text:p>
      <text:p text:style-name="P1"/>
      <text:p text:style-name="P1">}</text:p>
      <text:p text:style-name="P1"/>
      <text:p text:style-name="P1">};</text:p>
      <text:p text:style-name="P1"/>
      <text:p text:style-name="P1">class dline: public pt //derived class</text:p>
      <text:p text:style-name="P1">{</text:p>
      <text:p text:style-name="P1">private: int x2,y2;</text:p>
      <text:p text:style-name="P1">public:</text:p>
      <text:p text:style-name="P1">dline():pt()</text:p>
      <text:p text:style-name="P1">{</text:p>
      <text:p text:style-name="P1">x2=0,y2=0;</text:p>
      <text:p text:style-name="P1">}</text:p>
      <text:p text:style-name="P1">void setline(int x, int y, int xx, int yy)</text:p>
      <text:p text:style-name="P1">{</text:p>
      <text:p text:style-name="P1">pt::setco(x,y);</text:p>
      <text:p text:style-name="P1">x2=xx;</text:p>
      <text:p text:style-name="P1">y2=yy;</text:p>
      <text:p text:style-name="P1">}</text:p>
      <text:p text:style-name="P1"/>
      <text:p text:style-name="P1">void drawsi(int colour) //Simple DDA Line</text:p>
      <text:p text:style-name="P1">{</text:p>
      <text:p text:style-name="P1">float x,y,dx,dy,len;</text:p>
      <text:p text:style-name="P1">int i;</text:p>
      <text:p text:style-name="P1">pt::setcolor(colour);</text:p>
      <text:p text:style-name="P1"><text:soft-page-break/>dx=abs(x2-xco);</text:p>
      <text:p text:style-name="P1">dy=abs(y2-yco);</text:p>
      <text:p text:style-name="P1">if(dx &gt;= dy)</text:p>
      <text:p text:style-name="P1">{</text:p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/>
      <text:p text:style-name="P1">dx=(x2-xco)/len;</text:p>
      <text:p text:style-name="P1">dy=(y2-yco)/len;</text:p>
      <text:p text:style-name="P1"/>
      <text:p text:style-name="P1">x = xco + 0.5;</text:p>
      <text:p text:style-name="P1">y = yco + 0.5;</text:p>
      <text:p text:style-name="P1"/>
      <text:p text:style-name="P1">i=1;</text:p>
      <text:p text:style-name="P1">while(i&lt;=len)</text:p>
      <text:p text:style-name="P1">{</text:p>
      <text:p text:style-name="P1">pt::setco(x,y);</text:p>
      <text:p text:style-name="P1">pt::draw();</text:p>
      <text:p text:style-name="P1">x = x + dx;</text:p>
      <text:p text:style-name="P1">y = y + dy;</text:p>
      <text:p text:style-name="P1">i = i + 1;</text:p>
      <text:p text:style-name="P1">}</text:p>
      <text:p text:style-name="P1">pt::setco(x,y);</text:p>
      <text:p text:style-name="P1">pt::draw();</text:p>
      <text:p text:style-name="P1">}</text:p>
      <text:p text:style-name="P1"/>
      <text:p text:style-name="P1">void drawda(int colour) //Dash DDA Line</text:p>
      <text:p text:style-name="P1">{</text:p>
      <text:p text:style-name="P1">float x,y,dx,dy,len;</text:p>
      <text:p text:style-name="P1">int i,dash_pixel=0, dash_space=0;</text:p>
      <text:p text:style-name="P1">pt::setcolor(colour);</text:p>
      <text:p text:style-name="P1">dx=abs(x2-xco);</text:p>
      <text:p text:style-name="P1">dy=abs(y2-yco);</text:p>
      <text:p text:style-name="P1">if(dx &gt;= dy)</text:p>
      <text:p text:style-name="P1">{</text:p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/>
      <text:p text:style-name="P1">dx=(x2-xco)/len;</text:p>
      <text:p text:style-name="P1">dy=(y2-yco)/len;</text:p>
      <text:p text:style-name="P1"/>
      <text:p text:style-name="P1">x = xco + 0.5;</text:p>
      <text:p text:style-name="P1">y = yco + 0.5;</text:p>
      <text:p text:style-name="P1"/>
      <text:p text:style-name="P1"><text:soft-page-break/>i=1;</text:p>
      <text:p text:style-name="P1">while(i&lt;=len)</text:p>
      <text:p text:style-name="P1">{</text:p>
      <text:p text:style-name="P1">dash_pixel=0;</text:p>
      <text:p text:style-name="P1">while(dash_pixel&lt;5)</text:p>
      <text:p text:style-name="P1">{</text:p>
      <text:p text:style-name="P1">pt::setco(x,y);</text:p>
      <text:p text:style-name="P1">pt::draw();</text:p>
      <text:p text:style-name="P1">x = x + dx;</text:p>
      <text:p text:style-name="P1">y = y + dy;</text:p>
      <text:p text:style-name="P1">i = i + 1;</text:p>
      <text:p text:style-name="P1">dash_pixel = dash_pixel +1;</text:p>
      <text:p text:style-name="P1">}</text:p>
      <text:p text:style-name="P1">dash_space=0;</text:p>
      <text:p text:style-name="P1">while(dash_space&lt;=2)</text:p>
      <text:p text:style-name="P1">{</text:p>
      <text:p text:style-name="P1">x = x + dx;</text:p>
      <text:p text:style-name="P1">y = y + dy;</text:p>
      <text:p text:style-name="P1">i = i + 1;</text:p>
      <text:p text:style-name="P1">dash_space = dash_space +1;</text:p>
      <text:p text:style-name="P1">}</text:p>
      <text:p text:style-name="P1">}</text:p>
      <text:p text:style-name="P1">}</text:p>
      <text:p text:style-name="P1"/>
      <text:p text:style-name="P1">void drawdo(int colour) //Dotted DDA Line</text:p>
      <text:p text:style-name="P1">{ float x,y,dx,dy,len;</text:p>
      <text:p text:style-name="P1">int i,dot_space;</text:p>
      <text:p text:style-name="P1">pt::setcolor(colour);</text:p>
      <text:p text:style-name="P1">dx=abs(x2-xco);</text:p>
      <text:p text:style-name="P1">dy=abs(y2-yco);</text:p>
      <text:p text:style-name="P1">if(dx &gt;= dy)</text:p>
      <text:p text:style-name="P1">{</text:p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>dx=(x2-xco)/len;</text:p>
      <text:p text:style-name="P1">dy=(y2-yco)/len;</text:p>
      <text:p text:style-name="P1">x = xco + 0.5;</text:p>
      <text:p text:style-name="P1">y = yco + 0.5;</text:p>
      <text:p text:style-name="P1">i=1;</text:p>
      <text:p text:style-name="P1">while(i&lt;=len)</text:p>
      <text:p text:style-name="P1">{</text:p>
      <text:p text:style-name="P1">dot_space=0;</text:p>
      <text:p text:style-name="P1">while(dot_space&lt;=1)</text:p>
      <text:p text:style-name="P1">{</text:p>
      <text:p text:style-name="P1">x = x + dx;</text:p>
      <text:p text:style-name="P1">y = y + dy;</text:p>
      <text:p text:style-name="P1">i = i + 1;</text:p>
      <text:p text:style-name="P1">dot_space = dot_space +1;</text:p>
      <text:p text:style-name="P1"><text:soft-page-break/>}</text:p>
      <text:p text:style-name="P1">pt::setco(x,y);</text:p>
      <text:p text:style-name="P1">pt::draw();</text:p>
      <text:p text:style-name="P1">}</text:p>
      <text:p text:style-name="P1"/>
      <text:p text:style-name="P1">}</text:p>
      <text:p text:style-name="P1"/>
      <text:p text:style-name="P1">void drawth(int x1,int y1, int x2, int y2,int colour ) //Thick DDA Line</text:p>
      <text:p text:style-name="P1">{</text:p>
      <text:p text:style-name="P1">float x,y,dx,dy,len;</text:p>
      <text:p text:style-name="P1">int i;</text:p>
      <text:p text:style-name="P1">dx=abs(x2-x1);</text:p>
      <text:p text:style-name="P1">dy=abs(y2-y1);</text:p>
      <text:p text:style-name="P1">if(dx &gt;= dy)</text:p>
      <text:p text:style-name="P1">{ len=dx;</text:p>
      <text:p text:style-name="P1">}</text:p>
      <text:p text:style-name="P1">else</text:p>
      <text:p text:style-name="P1">{ len=dy;</text:p>
      <text:p text:style-name="P1">}</text:p>
      <text:p text:style-name="P1">dx=(x2-x1)/len;</text:p>
      <text:p text:style-name="P1">dy=(y2-y1)/len;</text:p>
      <text:p text:style-name="P1">x = x1 + 0.5;</text:p>
      <text:p text:style-name="P1">y = y1 + 0.5;</text:p>
      <text:p text:style-name="P1"/>
      <text:p text:style-name="P1">i=1;</text:p>
      <text:p text:style-name="P1">while(i&lt;=len)</text:p>
      <text:p text:style-name="P1">{ putpixel(x,y,colour);</text:p>
      <text:p text:style-name="P1">x = x + dx;</text:p>
      <text:p text:style-name="P1">y = y + dy;</text:p>
      <text:p text:style-name="P1">i = i + 1;</text:p>
      <text:p text:style-name="P1">}</text:p>
      <text:p text:style-name="P1">putpixel(x,y,colour);</text:p>
      <text:p text:style-name="P1"/>
      <text:p text:style-name="P1">}</text:p>
      <text:p text:style-name="P1">};</text:p>
      <text:p text:style-name="P1">int main()</text:p>
      <text:p text:style-name="P1">{</text:p>
      <text:p text:style-name="P1">int gd=DETECT,gm=VGAMAX;</text:p>
      <text:p text:style-name="P1">int i, ch,x1,y1,x2,y2, dx,dy,xmax,ymax,xmid,ymid,wx,wy,th;</text:p>
      <text:p text:style-name="P1">char a;</text:p>
      <text:p text:style-name="P1">initgraph(&amp;gd,&amp;gm,NULL);</text:p>
      <text:p text:style-name="P1">dline ls;</text:p>
      <text:p text:style-name="P1">xmax = getmaxx();</text:p>
      <text:p text:style-name="P1">ymax = getmaxy();</text:p>
      <text:p text:style-name="P1">xmid = xmax /2;</text:p>
      <text:p text:style-name="P1">ymid = ymax /2;</text:p>
      <text:p text:style-name="P1">line(xmid,0,xmid,ymax); //Y co-ordinate</text:p>
      <text:p text:style-name="P1">line(0,ymid,xmax,ymid); //X co-ordinate</text:p>
      <text:p text:style-name="P1">do</text:p>
      <text:p text:style-name="P1">{ xmax = getmaxx();</text:p>
      <text:p text:style-name="P1">ymax = getmaxy();</text:p>
      <text:p text:style-name="P1">xmid = xmax /2;</text:p>
      <text:p text:style-name="P1"><text:soft-page-break/>ymid = ymax /2;</text:p>
      <text:p text:style-name="P1"/>
      <text:p text:style-name="P1">cout&lt;&lt;"\nEnter Line Styles";</text:p>
      <text:p text:style-name="P1">cout&lt;&lt;"\n1.SIMPLE..";</text:p>
      <text:p text:style-name="P1">cout&lt;&lt;"\n2.DASH..";</text:p>
      <text:p text:style-name="P1">cout&lt;&lt;"\n3.DOTTED..";</text:p>
      <text:p text:style-name="P1">cout&lt;&lt;"\n4.THICK..";</text:p>
      <text:p text:style-name="P1">cout&lt;&lt;"\n5.EXIT..";</text:p>
      <text:p text:style-name="P1">cout&lt;&lt;"\nEnter your choice: ";</text:p>
      <text:p text:style-name="P1">cin&gt;&gt;ch;</text:p>
      <text:p text:style-name="P1">switch(ch)</text:p>
      <text:p text:style-name="P1">{</text:p>
      <text:p text:style-name="P1">case 1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si(15);</text:p>
      <text:p text:style-name="P1">break;</text:p>
      <text:p text:style-name="P1">case 2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da(15);</text:p>
      <text:p text:style-name="P1">break;</text:p>
      <text:p text:style-name="P1">case 3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do(15);</text:p>
      <text:p text:style-name="P1">break;</text:p>
      <text:p text:style-name="P1">case 4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cout&lt;&lt;"Enter Thickness: ";</text:p>
      <text:p text:style-name="P1">cin&gt;&gt;th;</text:p>
      <text:p text:style-name="P1">ls.drawth(x1+xmid,ymid-y1,x2+xmid,ymid-y2,15);</text:p>
      <text:p text:style-name="P1">if((y2-y1)/(x2-x1) &lt;1)</text:p>
      <text:p text:style-name="P1">{</text:p>
      <text:p text:style-name="P1">wy=(th-1)*sqrt(pow((x2-x1),2)+pow((y2-y1),2))/(2*abs(x2-x1));</text:p>
      <text:p text:style-name="P1">for(i=0;i&lt;wy;i++)</text:p>
      <text:p text:style-name="P1">{</text:p>
      <text:p text:style-name="P1">ls.drawth(x1+xmid,ymid-y1-i,x2+xmid,ymid-y2-i,15);</text:p>
      <text:p text:style-name="P1">ls.drawth(x1+xmid,ymid-y1+i,x2+xmid,ymid-y2+i,15);</text:p>
      <text:p text:style-name="P1">}</text:p>
      <text:p text:style-name="P1"><text:soft-page-break/>}</text:p>
      <text:p text:style-name="P1">else</text:p>
      <text:p text:style-name="P1">{</text:p>
      <text:p text:style-name="P1">wx=(th-1)*sqrt(pow((x2-x1),2)+pow((y2-y1),2))/(2*abs(y2-y1));</text:p>
      <text:p text:style-name="P1">for(i=0;i&lt;wx;i++)</text:p>
      <text:p text:style-name="P1">{</text:p>
      <text:p text:style-name="P1">ls.drawth(x1+xmid-i,ymid-y1,x2+xmid-i,ymid-y2,15);</text:p>
      <text:p text:style-name="P1">ls.drawth(x1+xmid+i,ymid-y1,x2+xmid+i,ymid-y2,15);</text:p>
      <text:p text:style-name="P1">}</text:p>
      <text:p text:style-name="P1">}</text:p>
      <text:p text:style-name="P1">break;</text:p>
      <text:p text:style-name="P1">case 5:</text:p>
      <text:p text:style-name="P1">exit;</text:p>
      <text:p text:style-name="P1">break;</text:p>
      <text:p text:style-name="P1">}</text:p>
      <text:p text:style-name="P1">cout&lt;&lt;"\nDO U Want To Continue y OR n: ";</text:p>
      <text:p text:style-name="P1">cin&gt;&gt;a;</text:p>
      <text:p text:style-name="P1">}while(a!='n');</text:p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>/*</text:p>
      <text:p text:style-name="P1"/>
      <text:p text:style-name="P1">gescoe@gescoe-VirtualBox:~/Downloads/cgprogram012$ ./a05</text:p>
      <text:p text:style-name="P1"/>
      <text:p text:style-name="P1">Enter Line Styles</text:p>
      <text:p text:style-name="P1"/>
      <text:p text:style-name="P1">1.SIMPLE..</text:p>
      <text:p text:style-name="P1"/>
      <text:p text:style-name="P1">2.DASH..</text:p>
      <text:p text:style-name="P1"/>
      <text:p text:style-name="P1">3.DOTTED..</text:p>
      <text:p text:style-name="P1"/>
      <text:p text:style-name="P1">4.THICK..</text:p>
      <text:p text:style-name="P1"/>
      <text:p text:style-name="P1">5.EXIT..</text:p>
      <text:p text:style-name="P1"/>
      <text:p text:style-name="P1">Enter your choice:1</text:p>
      <text:p text:style-name="P1"/>
      <text:p text:style-name="P1">Enter x1: 10</text:p>
      <text:p text:style-name="P1"/>
      <text:p text:style-name="P1">Enter y1: 10</text:p>
      <text:p text:style-name="P1"/>
      <text:p text:style-name="P1">Enter x2: 60</text:p>
      <text:p text:style-name="P1"/>
      <text:p text:style-name="P1">Enter y2: 60</text:p>
      <text:p text:style-name="P1"/>
      <text:p text:style-name="P1">DO U Want To Continue y OR n: y</text:p>
      <text:p text:style-name="P1"/>
      <text:p text:style-name="P1"><text:soft-page-break/>Enter Line Styles</text:p>
      <text:p text:style-name="P1"/>
      <text:p text:style-name="P1">1.SIMPLE..</text:p>
      <text:p text:style-name="P1"/>
      <text:p text:style-name="P1">2.DASH..</text:p>
      <text:p text:style-name="P1"/>
      <text:p text:style-name="P1">3.DOTTED..</text:p>
      <text:p text:style-name="P1"/>
      <text:p text:style-name="P1">4.THICK..</text:p>
      <text:p text:style-name="P1"/>
      <text:p text:style-name="P1">5.EXIT..</text:p>
      <text:p text:style-name="P1"/>
      <text:p text:style-name="P1">Enter your choice: 2</text:p>
      <text:p text:style-name="P1"/>
      <text:p text:style-name="P1">Enter x1: -10</text:p>
      <text:p text:style-name="P1"/>
      <text:p text:style-name="P1">Enter y1: 10</text:p>
      <text:p text:style-name="P1"/>
      <text:p text:style-name="P1">Enter x2: -80</text:p>
      <text:p text:style-name="P1"/>
      <text:p text:style-name="P1">Enter y2: 80</text:p>
      <text:p text:style-name="P1"/>
      <text:p text:style-name="P1">DO U Want To Continue y OR n: y</text:p>
      <text:p text:style-name="P1"/>
      <text:p text:style-name="P1">Enter Line Styles</text:p>
      <text:p text:style-name="P1"/>
      <text:p text:style-name="P1">1.SIMPLE..</text:p>
      <text:p text:style-name="P1"/>
      <text:p text:style-name="P1">2.DASH..</text:p>
      <text:p text:style-name="P1"/>
      <text:p text:style-name="P1">3.DOTTED..</text:p>
      <text:p text:style-name="P1"/>
      <text:p text:style-name="P1">4.THICK..</text:p>
      <text:p text:style-name="P1"/>
      <text:p text:style-name="P1">5.EXIT..</text:p>
      <text:p text:style-name="P1"/>
      <text:p text:style-name="P1">Enter your choice: 3</text:p>
      <text:p text:style-name="P1"/>
      <text:p text:style-name="P1">Enter x1: -10</text:p>
      <text:p text:style-name="P1"/>
      <text:p text:style-name="P1">Enter y1: -10</text:p>
      <text:p text:style-name="P1"/>
      <text:p text:style-name="P1">Enter x2: -100</text:p>
      <text:p text:style-name="P1"/>
      <text:p text:style-name="P1">Enter y2: -100</text:p>
      <text:p text:style-name="P1"/>
      <text:p text:style-name="P1">DO U Want To Continue y OR n: y</text:p>
      <text:p text:style-name="P1"/>
      <text:p text:style-name="P1">Enter Line Styles</text:p>
      <text:p text:style-name="P1"/>
      <text:p text:style-name="P1">1.SIMPLE..</text:p>
      <text:p text:style-name="P1"/>
      <text:p text:style-name="P1"><text:soft-page-break/>2.DASH..</text:p>
      <text:p text:style-name="P1"/>
      <text:p text:style-name="P1">3.DOTTED..</text:p>
      <text:p text:style-name="P1"/>
      <text:p text:style-name="P1">4.THICK..</text:p>
      <text:p text:style-name="P1"/>
      <text:p text:style-name="P1">5.EXIT..</text:p>
      <text:p text:style-name="P1"/>
      <text:p text:style-name="P1">Enter your choice: 4</text:p>
      <text:p text:style-name="P1"/>
      <text:p text:style-name="P1">Enter x1: 10</text:p>
      <text:p text:style-name="P1"/>
      <text:p text:style-name="P1">Enter y1: -10</text:p>
      <text:p text:style-name="P1"/>
      <text:p text:style-name="P1">Enter x2: 100</text:p>
      <text:p text:style-name="P1"/>
      <text:p text:style-name="P1">Enter y2: -100</text:p>
      <text:p text:style-name="P1"/>
      <text:p text:style-name="P1">Enter Thickness: 10</text:p>
      <text:p text:style-name="P1"/>
      <text:p text:style-name="P1">DO U Want To Continue y OR n: n */</text:p>
      <text:p text:style-name="P1"/>
      <text:p text:style-name="P1">---------------------------------------------------------------------------------------------------</text:p>
      <text:p text:style-name="P1"/>
      <text:p text:style-name="P1"/>
      <text:p text:style-name="P1">//line styles using Bresenham's algo</text:p>
      <text:p text:style-name="P1"/>
      <text:p text:style-name="P1">#include&lt;graphics.h&gt;</text:p>
      <text:p text:style-name="P1">#include&lt;iostream&gt;</text:p>
      <text:p text:style-name="P1">#include&lt;stdlib.h&gt;</text:p>
      <text:p text:style-name="P1">#include&lt;math.h&gt;</text:p>
      <text:p text:style-name="P1"/>
      <text:p text:style-name="P1">using namespace std;</text:p>
      <text:p text:style-name="P1"/>
      <text:p text:style-name="P1">class pt //base class</text:p>
      <text:p text:style-name="P1">{</text:p>
      <text:p text:style-name="P1"/>
      <text:p text:style-name="P1">protected: int xco,yco,color;</text:p>
      <text:p text:style-name="P1"/>
      <text:p text:style-name="P1">public:</text:p>
      <text:p text:style-name="P1">pt()</text:p>
      <text:p text:style-name="P1">{</text:p>
      <text:p text:style-name="P1">xco=0;yco=0;color=15;</text:p>
      <text:p text:style-name="P1">}</text:p>
      <text:p text:style-name="P1"/>
      <text:p text:style-name="P1">void setco(int x,int y)</text:p>
      <text:p text:style-name="P1">{</text:p>
      <text:p text:style-name="P1">xco=x;</text:p>
      <text:p text:style-name="P1">yco=y;</text:p>
      <text:p text:style-name="P1">}</text:p>
      <text:p text:style-name="P1"/>
      <text:p text:style-name="P1">void setcolor(int c)</text:p>
      <text:p text:style-name="P1"><text:soft-page-break/>{</text:p>
      <text:p text:style-name="P1">color=c;</text:p>
      <text:p text:style-name="P1">}</text:p>
      <text:p text:style-name="P1">void draw()</text:p>
      <text:p text:style-name="P1">{ putpixel(xco,yco,color);</text:p>
      <text:p text:style-name="P1"/>
      <text:p text:style-name="P1">}</text:p>
      <text:p text:style-name="P1"/>
      <text:p text:style-name="P1">};</text:p>
      <text:p text:style-name="P1"/>
      <text:p text:style-name="P1">class dline: public pt //derived class</text:p>
      <text:p text:style-name="P1">{</text:p>
      <text:p text:style-name="P1">private: int x2,y2;</text:p>
      <text:p text:style-name="P1">public:</text:p>
      <text:p text:style-name="P1">dline():pt()</text:p>
      <text:p text:style-name="P1">{</text:p>
      <text:p text:style-name="P1">x2=0,y2=0;</text:p>
      <text:p text:style-name="P1">}</text:p>
      <text:p text:style-name="P1">void setline(int x, int y, int xx, int yy)</text:p>
      <text:p text:style-name="P1">{</text:p>
      <text:p text:style-name="P1">pt::setco(x,y);</text:p>
      <text:p text:style-name="P1">x2=xx;</text:p>
      <text:p text:style-name="P1">y2=yy;</text:p>
      <text:p text:style-name="P1"/>
      <text:p text:style-name="P1">}</text:p>
      <text:p text:style-name="P1"/>
      <text:p text:style-name="P1">void drawsi() //Bresenham's Line</text:p>
      <text:p text:style-name="P1">{</text:p>
      <text:p text:style-name="P1"/>
      <text:p text:style-name="P1">float x,y,dx,dy,e,temp;</text:p>
      <text:p text:style-name="P1">int i,s1,s2,ex;</text:p>
      <text:p text:style-name="P1">dx=abs(x2-xco);</text:p>
      <text:p text:style-name="P1">dy=abs(y2-yco);</text:p>
      <text:p text:style-name="P1"/>
      <text:p text:style-name="P1">x=xco;</text:p>
      <text:p text:style-name="P1">y=yco;</text:p>
      <text:p text:style-name="P1"/>
      <text:p text:style-name="P1">pt::setco(x,y);</text:p>
      <text:p text:style-name="P1">pt::draw();</text:p>
      <text:p text:style-name="P1">if(x2 &gt; xco) //sign() function</text:p>
      <text:p text:style-name="P1">{</text:p>
      <text:p text:style-name="P1">s1=1;</text:p>
      <text:p text:style-name="P1">}</text:p>
      <text:p text:style-name="P1"/>
      <text:p text:style-name="P1">if(x2 &lt; xco)</text:p>
      <text:p text:style-name="P1">{</text:p>
      <text:p text:style-name="P1">s1=-1;</text:p>
      <text:p text:style-name="P1">}</text:p>
      <text:p text:style-name="P1">if(x2 == xco)</text:p>
      <text:p text:style-name="P1">{</text:p>
      <text:p text:style-name="P1">s1=0;</text:p>
      <text:p text:style-name="P1">}</text:p>
      <text:p text:style-name="P1"><text:soft-page-break/></text:p>
      <text:p text:style-name="P1">if(y2 &gt; yco)</text:p>
      <text:p text:style-name="P1">{</text:p>
      <text:p text:style-name="P1">s2=1;</text:p>
      <text:p text:style-name="P1">}</text:p>
      <text:p text:style-name="P1"/>
      <text:p text:style-name="P1">if(y2 &lt; yco)</text:p>
      <text:p text:style-name="P1">{</text:p>
      <text:p text:style-name="P1">s2=-1;</text:p>
      <text:p text:style-name="P1">}</text:p>
      <text:p text:style-name="P1">if(y2 == yco)</text:p>
      <text:p text:style-name="P1">{</text:p>
      <text:p text:style-name="P1">s2=0;</text:p>
      <text:p text:style-name="P1">}</text:p>
      <text:p text:style-name="P1"/>
      <text:p text:style-name="P1">if(dy &gt; dx)</text:p>
      <text:p text:style-name="P1">{</text:p>
      <text:p text:style-name="P1">temp = dx;</text:p>
      <text:p text:style-name="P1">dx = dy;</text:p>
      <text:p text:style-name="P1">dy = temp;</text:p>
      <text:p text:style-name="P1">ex = 1;</text:p>
      <text:p text:style-name="P1">}</text:p>
      <text:p text:style-name="P1">else</text:p>
      <text:p text:style-name="P1">{</text:p>
      <text:p text:style-name="P1">ex=0;</text:p>
      <text:p text:style-name="P1">}</text:p>
      <text:p text:style-name="P1"/>
      <text:p text:style-name="P1">e=2*dy-dx; //decision variable</text:p>
      <text:p text:style-name="P1"/>
      <text:p text:style-name="P1">i=1;</text:p>
      <text:p text:style-name="P1">do</text:p>
      <text:p text:style-name="P1">{</text:p>
      <text:p text:style-name="P1">while(e&gt;=0)</text:p>
      <text:p text:style-name="P1">{</text:p>
      <text:p text:style-name="P1"/>
      <text:p text:style-name="P1">if(ex==1)</text:p>
      <text:p text:style-name="P1">{</text:p>
      <text:p text:style-name="P1">x = x + s1;</text:p>
      <text:p text:style-name="P1">}</text:p>
      <text:p text:style-name="P1">else</text:p>
      <text:p text:style-name="P1">{</text:p>
      <text:p text:style-name="P1">y = y + s2;</text:p>
      <text:p text:style-name="P1">}</text:p>
      <text:p text:style-name="P1">e = e + 2*dy - 2*dx;</text:p>
      <text:p text:style-name="P1"/>
      <text:p text:style-name="P1">}</text:p>
      <text:p text:style-name="P1">if(ex==1)</text:p>
      <text:p text:style-name="P1">{</text:p>
      <text:p text:style-name="P1">y = y + s2;</text:p>
      <text:p text:style-name="P1">}</text:p>
      <text:p text:style-name="P1">else</text:p>
      <text:p text:style-name="P1">{</text:p>
      <text:p text:style-name="P1"><text:soft-page-break/>x = x + s1;</text:p>
      <text:p text:style-name="P1">}</text:p>
      <text:p text:style-name="P1">e = e + 2*dy;</text:p>
      <text:p text:style-name="P1">pt::setco(x,y);</text:p>
      <text:p text:style-name="P1">pt::draw();</text:p>
      <text:p text:style-name="P1">i = i + 1;</text:p>
      <text:p text:style-name="P1">}while(i&lt;=dx);</text:p>
      <text:p text:style-name="P1"/>
      <text:p text:style-name="P1">}</text:p>
      <text:p text:style-name="P1">void drawda() //Dash Line</text:p>
      <text:p text:style-name="P1">{</text:p>
      <text:p text:style-name="P1">float x,y,dx,dy,e,temp;</text:p>
      <text:p text:style-name="P1">int i,s1,s2,ex, dash=0;</text:p>
      <text:p text:style-name="P1">dx=abs(x2-xco);</text:p>
      <text:p text:style-name="P1">dy=abs(y2-yco);</text:p>
      <text:p text:style-name="P1"/>
      <text:p text:style-name="P1">x=xco;</text:p>
      <text:p text:style-name="P1">y=yco;</text:p>
      <text:p text:style-name="P1"/>
      <text:p text:style-name="P1">pt::setco(x,y);</text:p>
      <text:p text:style-name="P1">pt::draw();</text:p>
      <text:p text:style-name="P1">if(x2 &gt; xco) //sign() function</text:p>
      <text:p text:style-name="P1">{</text:p>
      <text:p text:style-name="P1">s1=1;</text:p>
      <text:p text:style-name="P1">}</text:p>
      <text:p text:style-name="P1"/>
      <text:p text:style-name="P1">if(x2 &lt; xco)</text:p>
      <text:p text:style-name="P1">{</text:p>
      <text:p text:style-name="P1">s1=-1;</text:p>
      <text:p text:style-name="P1">}</text:p>
      <text:p text:style-name="P1">if(x2 == xco)</text:p>
      <text:p text:style-name="P1">{</text:p>
      <text:p text:style-name="P1">s1=0;</text:p>
      <text:p text:style-name="P1">}</text:p>
      <text:p text:style-name="P1"/>
      <text:p text:style-name="P1">if(y2 &gt; yco)</text:p>
      <text:p text:style-name="P1">{</text:p>
      <text:p text:style-name="P1">s2=1;</text:p>
      <text:p text:style-name="P1">}</text:p>
      <text:p text:style-name="P1"/>
      <text:p text:style-name="P1">if(y2 &lt; yco)</text:p>
      <text:p text:style-name="P1">{</text:p>
      <text:p text:style-name="P1">s2=-1;</text:p>
      <text:p text:style-name="P1">}</text:p>
      <text:p text:style-name="P1">if(y2 == yco)</text:p>
      <text:p text:style-name="P1">{</text:p>
      <text:p text:style-name="P1">s2=0;</text:p>
      <text:p text:style-name="P1">}</text:p>
      <text:p text:style-name="P1"/>
      <text:p text:style-name="P1">if(dy &gt; dx)</text:p>
      <text:p text:style-name="P1">{</text:p>
      <text:p text:style-name="P1">temp = dx;</text:p>
      <text:p text:style-name="P1"><text:soft-page-break/>dx = dy;</text:p>
      <text:p text:style-name="P1">dy = temp;</text:p>
      <text:p text:style-name="P1">ex = 1;</text:p>
      <text:p text:style-name="P1">}</text:p>
      <text:p text:style-name="P1">else</text:p>
      <text:p text:style-name="P1">{</text:p>
      <text:p text:style-name="P1">ex=0;</text:p>
      <text:p text:style-name="P1">}</text:p>
      <text:p text:style-name="P1"/>
      <text:p text:style-name="P1">e=2*dy-dx; //decision variable</text:p>
      <text:p text:style-name="P1"/>
      <text:p text:style-name="P1">i=1;</text:p>
      <text:p text:style-name="P1">do</text:p>
      <text:p text:style-name="P1">{</text:p>
      <text:p text:style-name="P1">dash=0;</text:p>
      <text:p text:style-name="P1">if(dash&lt;5)</text:p>
      <text:p text:style-name="P1">{</text:p>
      <text:p text:style-name="P1">while(e&gt;=0)</text:p>
      <text:p text:style-name="P1">{</text:p>
      <text:p text:style-name="P1">if(ex==1)</text:p>
      <text:p text:style-name="P1">{</text:p>
      <text:p text:style-name="P1">x = x + s1;</text:p>
      <text:p text:style-name="P1">}</text:p>
      <text:p text:style-name="P1">else</text:p>
      <text:p text:style-name="P1">{</text:p>
      <text:p text:style-name="P1">y = y + s2;</text:p>
      <text:p text:style-name="P1">}</text:p>
      <text:p text:style-name="P1">e = e + 2*dy - 2*dx;</text:p>
      <text:p text:style-name="P1"/>
      <text:p text:style-name="P1">}</text:p>
      <text:p text:style-name="P1">if(ex==1)</text:p>
      <text:p text:style-name="P1">{</text:p>
      <text:p text:style-name="P1">y = y + s2;</text:p>
      <text:p text:style-name="P1">}</text:p>
      <text:p text:style-name="P1">else</text:p>
      <text:p text:style-name="P1">{</text:p>
      <text:p text:style-name="P1">x = x + s1;</text:p>
      <text:p text:style-name="P1">}</text:p>
      <text:p text:style-name="P1">e = e + 2*dy;</text:p>
      <text:p text:style-name="P1">pt::setco(x,y);</text:p>
      <text:p text:style-name="P1">pt::draw();</text:p>
      <text:p text:style-name="P1">i = i + 1;</text:p>
      <text:p text:style-name="P1">dash = dash +1;</text:p>
      <text:p text:style-name="P1">}</text:p>
      <text:p text:style-name="P1">else</text:p>
      <text:p text:style-name="P1">{</text:p>
      <text:p text:style-name="P1">x = x + 2*s1;</text:p>
      <text:p text:style-name="P1">y = y + 2*s2;</text:p>
      <text:p text:style-name="P1">}</text:p>
      <text:p text:style-name="P1">}while(i&lt;=dx);</text:p>
      <text:p text:style-name="P1"/>
      <text:p text:style-name="P1">}</text:p>
      <text:p text:style-name="P1"><text:soft-page-break/></text:p>
      <text:p text:style-name="P1">void drawdo() //Dotted Line</text:p>
      <text:p text:style-name="P1">{</text:p>
      <text:p text:style-name="P1">float x,y,dx,dy,e,temp;</text:p>
      <text:p text:style-name="P1">int i,s1,s2,ex, dot=0;</text:p>
      <text:p text:style-name="P1">dx=abs(x2-xco);</text:p>
      <text:p text:style-name="P1">dy=abs(y2-yco);</text:p>
      <text:p text:style-name="P1"/>
      <text:p text:style-name="P1">x=xco;</text:p>
      <text:p text:style-name="P1">y=yco;</text:p>
      <text:p text:style-name="P1"/>
      <text:p text:style-name="P1">pt::setco(x,y);</text:p>
      <text:p text:style-name="P1">pt::draw();</text:p>
      <text:p text:style-name="P1">if(x2 &gt; xco) //sign() function</text:p>
      <text:p text:style-name="P1">{</text:p>
      <text:p text:style-name="P1">s1=1;</text:p>
      <text:p text:style-name="P1">}</text:p>
      <text:p text:style-name="P1"/>
      <text:p text:style-name="P1">if(x2 &lt; xco)</text:p>
      <text:p text:style-name="P1">{</text:p>
      <text:p text:style-name="P1">s1=-1;</text:p>
      <text:p text:style-name="P1">}</text:p>
      <text:p text:style-name="P1">if(x2 == xco)</text:p>
      <text:p text:style-name="P1">{</text:p>
      <text:p text:style-name="P1">s1=0;</text:p>
      <text:p text:style-name="P1">}</text:p>
      <text:p text:style-name="P1"/>
      <text:p text:style-name="P1">if(y2 &gt; yco)</text:p>
      <text:p text:style-name="P1">{</text:p>
      <text:p text:style-name="P1">s2=1;</text:p>
      <text:p text:style-name="P1">}</text:p>
      <text:p text:style-name="P1"/>
      <text:p text:style-name="P1">if(y2 &lt; yco)</text:p>
      <text:p text:style-name="P1">{</text:p>
      <text:p text:style-name="P1">s2=-1;</text:p>
      <text:p text:style-name="P1">}</text:p>
      <text:p text:style-name="P1">if(y2 == yco)</text:p>
      <text:p text:style-name="P1">{</text:p>
      <text:p text:style-name="P1">s2=0;</text:p>
      <text:p text:style-name="P1">}</text:p>
      <text:p text:style-name="P1"/>
      <text:p text:style-name="P1">if(dy &gt; dx)</text:p>
      <text:p text:style-name="P1">{</text:p>
      <text:p text:style-name="P1">temp = dx;</text:p>
      <text:p text:style-name="P1">dx = dy;</text:p>
      <text:p text:style-name="P1">dy = temp;</text:p>
      <text:p text:style-name="P1">ex = 1;</text:p>
      <text:p text:style-name="P1">}</text:p>
      <text:p text:style-name="P1">else</text:p>
      <text:p text:style-name="P1">{</text:p>
      <text:p text:style-name="P1">ex=0;</text:p>
      <text:p text:style-name="P1">}</text:p>
      <text:p text:style-name="P1"><text:soft-page-break/></text:p>
      <text:p text:style-name="P1">e=2*dy-dx; //decision variable</text:p>
      <text:p text:style-name="P1"/>
      <text:p text:style-name="P1">i=1;</text:p>
      <text:p text:style-name="P1">do</text:p>
      <text:p text:style-name="P1">{</text:p>
      <text:p text:style-name="P1">dot=0;</text:p>
      <text:p text:style-name="P1">while(dot&lt;5)</text:p>
      <text:p text:style-name="P1">{</text:p>
      <text:p text:style-name="P1">while(e&gt;=0)</text:p>
      <text:p text:style-name="P1">{</text:p>
      <text:p text:style-name="P1">if(ex==1)</text:p>
      <text:p text:style-name="P1">{</text:p>
      <text:p text:style-name="P1">x = x + s1;</text:p>
      <text:p text:style-name="P1">}</text:p>
      <text:p text:style-name="P1">else</text:p>
      <text:p text:style-name="P1">{</text:p>
      <text:p text:style-name="P1">y = y + s2;</text:p>
      <text:p text:style-name="P1">}</text:p>
      <text:p text:style-name="P1">e = e + 2*dy - 2*dx;</text:p>
      <text:p text:style-name="P1"/>
      <text:p text:style-name="P1">}</text:p>
      <text:p text:style-name="P1">if(ex==1)</text:p>
      <text:p text:style-name="P1">{</text:p>
      <text:p text:style-name="P1">y = y + s2;</text:p>
      <text:p text:style-name="P1">}</text:p>
      <text:p text:style-name="P1">else</text:p>
      <text:p text:style-name="P1">{</text:p>
      <text:p text:style-name="P1">x = x + s1;</text:p>
      <text:p text:style-name="P1">}</text:p>
      <text:p text:style-name="P1">e = e + 2*dy;</text:p>
      <text:p text:style-name="P1">pt::setco(x,y);</text:p>
      <text:p text:style-name="P1">pt::draw();</text:p>
      <text:p text:style-name="P1">i = i + 1;</text:p>
      <text:p text:style-name="P1">dot = dot +1;</text:p>
      <text:p text:style-name="P1">}</text:p>
      <text:p text:style-name="P1">}while(i&lt;=dx);</text:p>
      <text:p text:style-name="P1"/>
      <text:p text:style-name="P1">}</text:p>
      <text:p text:style-name="P1"/>
      <text:p text:style-name="P1">void drawth(int x1,int y1, int x2, int y2,int colour ) //Thick Line</text:p>
      <text:p text:style-name="P1">{</text:p>
      <text:p text:style-name="P1">float x,y,dx,dy,e,temp;</text:p>
      <text:p text:style-name="P1">int i,s1,s2,ex;</text:p>
      <text:p text:style-name="P1">dx=abs(x2-xco);</text:p>
      <text:p text:style-name="P1">dy=abs(y2-yco);</text:p>
      <text:p text:style-name="P1"/>
      <text:p text:style-name="P1">x=xco;</text:p>
      <text:p text:style-name="P1">y=yco;</text:p>
      <text:p text:style-name="P1"/>
      <text:p text:style-name="P1">pt::setco(x,y);</text:p>
      <text:p text:style-name="P1">pt::draw();</text:p>
      <text:p text:style-name="P1"><text:soft-page-break/>if(x2 &gt; xco) //sign() function</text:p>
      <text:p text:style-name="P1">{</text:p>
      <text:p text:style-name="P1">s1=1;</text:p>
      <text:p text:style-name="P1">}</text:p>
      <text:p text:style-name="P1"/>
      <text:p text:style-name="P1">if(x2 &lt; xco)</text:p>
      <text:p text:style-name="P1">{</text:p>
      <text:p text:style-name="P1">s1=-1;</text:p>
      <text:p text:style-name="P1">}</text:p>
      <text:p text:style-name="P1">if(x2 == xco)</text:p>
      <text:p text:style-name="P1">{</text:p>
      <text:p text:style-name="P1">s1=0;</text:p>
      <text:p text:style-name="P1">}</text:p>
      <text:p text:style-name="P1"/>
      <text:p text:style-name="P1">if(y2 &gt; yco)</text:p>
      <text:p text:style-name="P1">{</text:p>
      <text:p text:style-name="P1">s2=1;</text:p>
      <text:p text:style-name="P1">}</text:p>
      <text:p text:style-name="P1"/>
      <text:p text:style-name="P1">if(y2 &lt; yco)</text:p>
      <text:p text:style-name="P1">{</text:p>
      <text:p text:style-name="P1">s2=-1;</text:p>
      <text:p text:style-name="P1">}</text:p>
      <text:p text:style-name="P1">if(y2 == yco)</text:p>
      <text:p text:style-name="P1">{</text:p>
      <text:p text:style-name="P1">s2=0;</text:p>
      <text:p text:style-name="P1">}</text:p>
      <text:p text:style-name="P1"/>
      <text:p text:style-name="P1">if(dy &gt; dx)</text:p>
      <text:p text:style-name="P1">{</text:p>
      <text:p text:style-name="P1">temp = dx;</text:p>
      <text:p text:style-name="P1">dx = dy;</text:p>
      <text:p text:style-name="P1">dy = temp;</text:p>
      <text:p text:style-name="P1">ex = 1;</text:p>
      <text:p text:style-name="P1">}</text:p>
      <text:p text:style-name="P1">else</text:p>
      <text:p text:style-name="P1">{</text:p>
      <text:p text:style-name="P1">ex=0;</text:p>
      <text:p text:style-name="P1">}</text:p>
      <text:p text:style-name="P1"/>
      <text:p text:style-name="P1">e=2*dy-dx; //decision variable</text:p>
      <text:p text:style-name="P1"/>
      <text:p text:style-name="P1">i=1;</text:p>
      <text:p text:style-name="P1">do</text:p>
      <text:p text:style-name="P1">{</text:p>
      <text:p text:style-name="P1">while(e&gt;=0)</text:p>
      <text:p text:style-name="P1">{</text:p>
      <text:p text:style-name="P1"/>
      <text:p text:style-name="P1">if(ex==1)</text:p>
      <text:p text:style-name="P1">{</text:p>
      <text:p text:style-name="P1">x = x + s1;</text:p>
      <text:p text:style-name="P1">}</text:p>
      <text:p text:style-name="P1"><text:soft-page-break/>else</text:p>
      <text:p text:style-name="P1">{</text:p>
      <text:p text:style-name="P1">y = y + s2;</text:p>
      <text:p text:style-name="P1">}</text:p>
      <text:p text:style-name="P1">e = e + 2*dy - 2*dx;</text:p>
      <text:p text:style-name="P1"/>
      <text:p text:style-name="P1">}</text:p>
      <text:p text:style-name="P1">if(ex==1)</text:p>
      <text:p text:style-name="P1">{</text:p>
      <text:p text:style-name="P1">y = y + s2;</text:p>
      <text:p text:style-name="P1">}</text:p>
      <text:p text:style-name="P1">else</text:p>
      <text:p text:style-name="P1">{</text:p>
      <text:p text:style-name="P1">x = x + s1;</text:p>
      <text:p text:style-name="P1">}</text:p>
      <text:p text:style-name="P1">e = e + 2*dy;</text:p>
      <text:p text:style-name="P1">pt::setco(x,y);</text:p>
      <text:p text:style-name="P1">pt::draw();</text:p>
      <text:p text:style-name="P1">i = i + 1;</text:p>
      <text:p text:style-name="P1">}while(i&lt;=dx); }</text:p>
      <text:p text:style-name="P1">};</text:p>
      <text:p text:style-name="P1">int main()</text:p>
      <text:p text:style-name="P1">{</text:p>
      <text:p text:style-name="P1">int gd=DETECT,gm=VGAMAX;</text:p>
      <text:p text:style-name="P1">int i, ch,x1,y1,x2,y2, dx,dy,xmax,ymax,xmid,ymid,wx,wy,th;</text:p>
      <text:p text:style-name="P1">char a;</text:p>
      <text:p text:style-name="P1">initgraph(&amp;gd,&amp;gm,NULL);</text:p>
      <text:p text:style-name="P1">dline ls;</text:p>
      <text:p text:style-name="P1">xmax = getmaxx();</text:p>
      <text:p text:style-name="P1">ymax = getmaxy();</text:p>
      <text:p text:style-name="P1">xmid = xmax /2;</text:p>
      <text:p text:style-name="P1">ymid = ymax /2;</text:p>
      <text:p text:style-name="P1"/>
      <text:p text:style-name="P1">line(xmid,0,xmid,ymax); //Y co-ordinate</text:p>
      <text:p text:style-name="P1">line(0,ymid,xmax,ymid); //X co-ordinate</text:p>
      <text:p text:style-name="P1"/>
      <text:p text:style-name="P1">do</text:p>
      <text:p text:style-name="P1">{ xmax = getmaxx();</text:p>
      <text:p text:style-name="P1">ymax = getmaxy();</text:p>
      <text:p text:style-name="P1">xmid = xmax /2;</text:p>
      <text:p text:style-name="P1">ymid = ymax /2;</text:p>
      <text:p text:style-name="P1"/>
      <text:p text:style-name="P1">cout&lt;&lt;"\nEnter Line Styles";</text:p>
      <text:p text:style-name="P1">cout&lt;&lt;"\n1.SIMPLE..";</text:p>
      <text:p text:style-name="P1">cout&lt;&lt;"\n2.DASH..";</text:p>
      <text:p text:style-name="P1">cout&lt;&lt;"\n3.DOTTED..";</text:p>
      <text:p text:style-name="P1">cout&lt;&lt;"\n4.THICK..";</text:p>
      <text:p text:style-name="P1">cout&lt;&lt;"\n5.EXIT..";</text:p>
      <text:p text:style-name="P1">cout&lt;&lt;"\nEnter your choice: ";</text:p>
      <text:p text:style-name="P1">cin&gt;&gt;ch;</text:p>
      <text:p text:style-name="P1">switch(ch)</text:p>
      <text:p text:style-name="P1">{</text:p>
      <text:p text:style-name="P1"><text:soft-page-break/>case 1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si();</text:p>
      <text:p text:style-name="P1">break;</text:p>
      <text:p text:style-name="P1"/>
      <text:p text:style-name="P1">case 2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da();</text:p>
      <text:p text:style-name="P1">break;</text:p>
      <text:p text:style-name="P1"/>
      <text:p text:style-name="P1">case 3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ls.setline(x1+xmid,ymid-y1,x2+xmid,ymid-y2);</text:p>
      <text:p text:style-name="P1">ls.drawdo();</text:p>
      <text:p text:style-name="P1">break;</text:p>
      <text:p text:style-name="P1"/>
      <text:p text:style-name="P1">case 4:</text:p>
      <text:p text:style-name="P1">cout&lt;&lt;"\n Enter x1: "; cin&gt;&gt;x1;</text:p>
      <text:p text:style-name="P1">cout&lt;&lt;"\n Enter y1: "; cin&gt;&gt;y1;</text:p>
      <text:p text:style-name="P1">cout&lt;&lt;"\n Enter x2: "; cin&gt;&gt;x2;</text:p>
      <text:p text:style-name="P1">cout&lt;&lt;"\n Enter y2: "; cin&gt;&gt;y2;</text:p>
      <text:p text:style-name="P1">cout&lt;&lt;"Enter Thickness: ";</text:p>
      <text:p text:style-name="P1">cin&gt;&gt;th;</text:p>
      <text:p text:style-name="P1">ls.drawth(x1+xmid,ymid-y1,x2+xmid,ymid-y2,15);</text:p>
      <text:p text:style-name="P1">if((y2-y1)/(x2-x1) &lt;1)</text:p>
      <text:p text:style-name="P1"/>
      <text:p text:style-name="P1">{</text:p>
      <text:p text:style-name="P1"/>
      <text:p text:style-name="P1">wy=(th-1)*sqrt(pow((x2-x1),2)+pow((y2-y1),2))/(2*abs(x2-x1));</text:p>
      <text:p text:style-name="P1">for(i=0;i&lt;wy;i++)</text:p>
      <text:p text:style-name="P1">{</text:p>
      <text:p text:style-name="P1">ls.drawth(x1+xmid,ymid-y1-i,x2+xmid,ymid-y2-i,15);</text:p>
      <text:p text:style-name="P1">ls.drawth(x1+xmid,ymid-y1+i,x2+xmid,ymid-y2+i,15);</text:p>
      <text:p text:style-name="P1">}</text:p>
      <text:p text:style-name="P1">}</text:p>
      <text:p text:style-name="P1">else</text:p>
      <text:p text:style-name="P1">{</text:p>
      <text:p text:style-name="P1">wx=(th-1)*sqrt(pow((x2-x1),2)+pow((y2-y1),2))/(2*abs(y2-y1));</text:p>
      <text:p text:style-name="P1">for(i=0;i&lt;wx;i++)</text:p>
      <text:p text:style-name="P1">{</text:p>
      <text:p text:style-name="P1">ls.drawth(x1+xmid-i,ymid-y1,x2+xmid-i,ymid-y2,15);</text:p>
      <text:p text:style-name="P1"><text:soft-page-break/>ls.drawth(x1+xmid+i,ymid-y1,x2+xmid+i,ymid-y2,15);</text:p>
      <text:p text:style-name="P1">}</text:p>
      <text:p text:style-name="P1">}</text:p>
      <text:p text:style-name="P1">break;</text:p>
      <text:p text:style-name="P1">case 5:</text:p>
      <text:p text:style-name="P1">exit;</text:p>
      <text:p text:style-name="P1">break;</text:p>
      <text:p text:style-name="P1">}</text:p>
      <text:p text:style-name="P1">cout&lt;&lt;"\nDO U Want To Continue y OR n: ";</text:p>
      <text:p text:style-name="P1">cin&gt;&gt;a;</text:p>
      <text:p text:style-name="P1">}while(a!='n');</text:p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>..........................................................................................................................................</text:p>
      <text:p text:style-name="P1"/>
      <text:p text:style-name="P4">Assignment no: 07</text:p>
      <text:p text:style-name="P4"/>
      <text:p text:style-name="P4">//Write a program in Java/ Python to draw a line with line style (Thick, Thin, Dotted).</text:p>
      <text:p text:style-name="P4"/>
      <text:p text:style-name="P1">for Java Installation type:</text:p>
      <text:p text:style-name="P1"/>
      <text:p text:style-name="P1">$ sudo apt-get install openjdk-7-jdk</text:p>
      <text:p text:style-name="P1">......................................................................................................</text:p>
      <text:p text:style-name="P1"/>
      <text:p text:style-name="P1">import java.awt.*;</text:p>
      <text:p text:style-name="P1">import javax.swing.*;</text:p>
      <text:p text:style-name="P1"/>
      <text:p text:style-name="P1">public class Lines extends JFrame{</text:p>
      <text:p text:style-name="P1">public Lines(){</text:p>
      <text:p text:style-name="P1">super("Line Styles");</text:p>
      <text:p text:style-name="P1">setSize(400,400);</text:p>
      <text:p text:style-name="P1">setVisible(true);</text:p>
      <text:p text:style-name="P1">}</text:p>
      <text:p text:style-name="P1"/>
      <text:p text:style-name="P1">Stroke[] linestyles=new Stroke[]{</text:p>
      <text:p text:style-name="P1">new BasicStroke(1.0f, BasicStroke.CAP_BUTT, BasicStroke.JOIN_BEVEL),</text:p>
      <text:p text:style-name="P1">new BasicStroke(25.0f, BasicStroke.CAP_SQUARE, BasicStroke.JOIN_MITER),</text:p>
      <text:p text:style-name="P1">new BasicStroke(1.0f, BasicStroke.CAP_ROUND, BasicStroke.JOIN_ROUND),};</text:p>
      <text:p text:style-name="P1"/>
      <text:p text:style-name="P1">Stroke thindashed=new BasicStroke(2.0f,BasicStroke.CAP_BUTT,BasicStroke.JOIN_BEVEL,1.0f, new float[] {8.0f,3.0f,2.0f,3.0f},0.0f);</text:p>
      <text:p text:style-name="P1">final static float dash1[]={10.0f};</text:p>
      <text:p text:style-name="P1">final static BasicStroke dashed =new BasicStroke(1.0f, BasicStroke.CAP_BUTT,BasicStroke.JOIN_MITER, 10.0f, dash1, 0.0f);</text:p>
      <text:p text:style-name="P1">final static float thick1[]={10.0f};</text:p>
      <text:p text:style-name="P1">final static BasicStroke thickdash =new BasicStroke(10.0f, BasicStroke.CAP_BUTT,BasicStroke.JOIN_MITER, 10.0f, thick1, 0.0f);</text:p>
      <text:p text:style-name="P1"/>
      <text:p text:style-name="P1">public void paint(Graphics g){</text:p>
      <text:p text:style-name="P1"><text:soft-page-break/>int xpoints[]={220,350,350,220};</text:p>
      <text:p text:style-name="P1">int ypoints[]={220,220,320,320};</text:p>
      <text:p text:style-name="P1">int npoints=4;</text:p>
      <text:p text:style-name="P1"/>
      <text:p text:style-name="P1">int xpoints1[]={60,120,180};</text:p>
      <text:p text:style-name="P1">int ypoints1[]={320,220,320};</text:p>
      <text:p text:style-name="P1">int npoints1=3;</text:p>
      <text:p text:style-name="P1"/>
      <text:p text:style-name="P1">Graphics2D g2d = (Graphics2D) g;</text:p>
      <text:p text:style-name="P1">super.paint(g);</text:p>
      <text:p text:style-name="P1">((Graphics2D)g).setStroke(dashed);</text:p>
      <text:p text:style-name="P1">g.setColor(Color.red);</text:p>
      <text:p text:style-name="P1">g2d.drawLine(50,50,200,50);</text:p>
      <text:p text:style-name="P1">g2d.setColor(Color.black);</text:p>
      <text:p text:style-name="P1">g.drawString("Dashed Line", 210,55);</text:p>
      <text:p text:style-name="P1">((Graphics2D)g).setStroke(thindashed);</text:p>
      <text:p text:style-name="P1">g.setColor(Color.blue);</text:p>
      <text:p text:style-name="P1">g2d.drawLine(50,90,200,90);</text:p>
      <text:p text:style-name="P1">g2d.setColor(Color.black);</text:p>
      <text:p text:style-name="P1">g.drawString("Thin Dashed Line", 210,95);</text:p>
      <text:p text:style-name="P1"/>
      <text:p text:style-name="P1">((Graphics2D)g).setStroke(thickdash);</text:p>
      <text:p text:style-name="P1">g.setColor(Color.green);</text:p>
      <text:p text:style-name="P1">g2d.drawLine(50,130,200,130);</text:p>
      <text:p text:style-name="P1">g2d.setColor(Color.black);</text:p>
      <text:p text:style-name="P1">g.drawString("Thick Dashed Line", 210,135);</text:p>
      <text:p text:style-name="P1"/>
      <text:p text:style-name="P1">((Graphics2D)g).setStroke(linestyles[0]);</text:p>
      <text:p text:style-name="P1">g.setColor(Color.red);</text:p>
      <text:p text:style-name="P1">g2d.drawLine(50,170,200,170);</text:p>
      <text:p text:style-name="P1">g2d.setColor(Color.black);</text:p>
      <text:p text:style-name="P1">g.drawString("Line", 210,175);</text:p>
      <text:p text:style-name="P1"/>
      <text:p text:style-name="P1">}</text:p>
      <text:p text:style-name="P1"/>
      <text:p text:style-name="P1">public static void main(String[] args){</text:p>
      <text:p text:style-name="P1">Lines application = new Lines();</text:p>
      <text:p text:style-name="P1">application.setDefaultCloseOperation(JFrame.EXIT_ON_CLOSE);</text:p>
      <text:p text:style-name="P1">}</text:p>
      <text:p text:style-name="P1">}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>Assignment no: 08</text:p>
      <text:p text:style-name="P4"/>
      <text:p text:style-name="P4">//Write a C/C++ program to draw a convex polygons (Square, Rectangle, Triangle).</text:p>
      <text:p text:style-name="P4"/>
      <text:p text:style-name="P1"/>
      <text:p text:style-name="P1">#include&lt;iostream&gt;</text:p>
      <text:p text:style-name="P1">#include&lt;graphics.h&gt;</text:p>
      <text:p text:style-name="P1">using namespace std;</text:p>
      <text:p text:style-name="P1"/>
      <text:p text:style-name="P1"><text:soft-page-break/>class dline</text:p>
      <text:p text:style-name="P1">{</text:p>
      <text:p text:style-name="P1">protected: int x1,y1,x2,y2;</text:p>
      <text:p text:style-name="P1">public:</text:p>
      <text:p text:style-name="P1">dline()</text:p>
      <text:p text:style-name="P1">{</text:p>
      <text:p text:style-name="P1">x1=0,y1=0,x2=0,y2=0;</text:p>
      <text:p text:style-name="P1">}</text:p>
      <text:p text:style-name="P1">void step1()</text:p>
      <text:p text:style-name="P1">{</text:p>
      <text:p text:style-name="P1">cout&lt;&lt;"\n Enter x1: ";cin&gt;&gt;x1;</text:p>
      <text:p text:style-name="P1">cout&lt;&lt;"\n Enter y1: ";cin&gt;&gt;y1;</text:p>
      <text:p text:style-name="P1">}</text:p>
      <text:p text:style-name="P1">void step2()</text:p>
      <text:p text:style-name="P1">{</text:p>
      <text:p text:style-name="P1">cout&lt;&lt;"\n Enter x2: ";cin&gt;&gt;x2;</text:p>
      <text:p text:style-name="P1">cout&lt;&lt;"\n Enter y2: ";cin&gt;&gt;y2;</text:p>
      <text:p text:style-name="P1">}</text:p>
      <text:p text:style-name="P1">void drawl()</text:p>
      <text:p text:style-name="P1">{</text:p>
      <text:p text:style-name="P1">float x,y,dx,dy,len;</text:p>
      <text:p text:style-name="P1">int i;</text:p>
      <text:p text:style-name="P1">dx=abs(x2-x1);</text:p>
      <text:p text:style-name="P1">dy=abs(y2-y1);</text:p>
      <text:p text:style-name="P1">if(dx &gt;= dy)</text:p>
      <text:p text:style-name="P1">{</text:p>
      <text:p text:style-name="P1"/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/>
      <text:p text:style-name="P1">dx=(x2-x1)/len;</text:p>
      <text:p text:style-name="P1">dy=(y2-y1)/len;</text:p>
      <text:p text:style-name="P1"/>
      <text:p text:style-name="P1">x = x1 + 0.5;</text:p>
      <text:p text:style-name="P1">y = y1 + 0.5;</text:p>
      <text:p text:style-name="P1"/>
      <text:p text:style-name="P1">i=1;</text:p>
      <text:p text:style-name="P1"/>
      <text:p text:style-name="P1">while(i&lt;=len)</text:p>
      <text:p text:style-name="P1">{</text:p>
      <text:p text:style-name="P1">putpixel(x,y,15);</text:p>
      <text:p text:style-name="P1">x = x + dx;</text:p>
      <text:p text:style-name="P1">y = y + dy;</text:p>
      <text:p text:style-name="P1">i = i + 1;</text:p>
      <text:p text:style-name="P1">}</text:p>
      <text:p text:style-name="P1"/>
      <text:p text:style-name="P1">putpixel(x,y,15);</text:p>
      <text:p text:style-name="P1"/>
      <text:p text:style-name="P1"><text:soft-page-break/>}</text:p>
      <text:p text:style-name="P1">};</text:p>
      <text:p text:style-name="P1"/>
      <text:p text:style-name="P1">class rect: public dline //Rectangle</text:p>
      <text:p text:style-name="P1">{</text:p>
      <text:p text:style-name="P1">private: int w,l;</text:p>
      <text:p text:style-name="P1">public:</text:p>
      <text:p text:style-name="P1">void setrect()</text:p>
      <text:p text:style-name="P1">{</text:p>
      <text:p text:style-name="P1">dline::step1();</text:p>
      <text:p text:style-name="P1">cout&lt;&lt;"\n Enter width: ";cin&gt;&gt;w;</text:p>
      <text:p text:style-name="P1">cout&lt;&lt;"\n Enter length: ";cin&gt;&gt;l;</text:p>
      <text:p text:style-name="P1">}</text:p>
      <text:p text:style-name="P1">void drawrect()</text:p>
      <text:p text:style-name="P1">{</text:p>
      <text:p text:style-name="P1">x2=x1;</text:p>
      <text:p text:style-name="P1">y2=y1+w;</text:p>
      <text:p text:style-name="P1">dline::drawl(); //left</text:p>
      <text:p text:style-name="P1"/>
      <text:p text:style-name="P1">x2=x1+l;</text:p>
      <text:p text:style-name="P1">y2=y1;</text:p>
      <text:p text:style-name="P1">dline::drawl(); //top</text:p>
      <text:p text:style-name="P1"/>
      <text:p text:style-name="P1">x1=x1;</text:p>
      <text:p text:style-name="P1">y1=y1+w;</text:p>
      <text:p text:style-name="P1">x2=x1+l;</text:p>
      <text:p text:style-name="P1">y2=y1;</text:p>
      <text:p text:style-name="P1">dline::drawl(); //bottom</text:p>
      <text:p text:style-name="P1"/>
      <text:p text:style-name="P1">x1=x1+l;</text:p>
      <text:p text:style-name="P1">y1=y1-w;</text:p>
      <text:p text:style-name="P1">x2=x1;</text:p>
      <text:p text:style-name="P1">y2=y1+w;</text:p>
      <text:p text:style-name="P1">dline::drawl(); //right</text:p>
      <text:p text:style-name="P1">}</text:p>
      <text:p text:style-name="P1">};</text:p>
      <text:p text:style-name="P1"/>
      <text:p text:style-name="P1">class square: public dline //Square</text:p>
      <text:p text:style-name="P1">{</text:p>
      <text:p text:style-name="P1">private: int l;</text:p>
      <text:p text:style-name="P1">public:</text:p>
      <text:p text:style-name="P1">void setsquare()</text:p>
      <text:p text:style-name="P1">{</text:p>
      <text:p text:style-name="P1">dline::step1();</text:p>
      <text:p text:style-name="P1">cout&lt;&lt;"\n Enter length: ";cin&gt;&gt;l;</text:p>
      <text:p text:style-name="P1">}</text:p>
      <text:p text:style-name="P1">void drawsquare()</text:p>
      <text:p text:style-name="P1">{</text:p>
      <text:p text:style-name="P1">x2=x1;</text:p>
      <text:p text:style-name="P1">y2=y1+l;</text:p>
      <text:p text:style-name="P1">dline::drawl(); //left</text:p>
      <text:p text:style-name="P1"/>
      <text:p text:style-name="P1"><text:soft-page-break/>x2=x1+l;</text:p>
      <text:p text:style-name="P1">y2=y1;</text:p>
      <text:p text:style-name="P1">dline::drawl(); //top</text:p>
      <text:p text:style-name="P1"/>
      <text:p text:style-name="P1">x1=x1;</text:p>
      <text:p text:style-name="P1">y1=y1+l;</text:p>
      <text:p text:style-name="P1">x2=x1+l;</text:p>
      <text:p text:style-name="P1">y2=y1;</text:p>
      <text:p text:style-name="P1">dline::drawl(); //bottom</text:p>
      <text:p text:style-name="P1"/>
      <text:p text:style-name="P1">x1=x1+l;</text:p>
      <text:p text:style-name="P1">y1=y1-l;</text:p>
      <text:p text:style-name="P1">x2=x1;</text:p>
      <text:p text:style-name="P1">y2=y1+l;</text:p>
      <text:p text:style-name="P1">dline::drawl(); //right</text:p>
      <text:p text:style-name="P1">}</text:p>
      <text:p text:style-name="P1">};</text:p>
      <text:p text:style-name="P1">class triangle: public dline //Triangle</text:p>
      <text:p text:style-name="P1">{</text:p>
      <text:p text:style-name="P1">private: int x3,y3;</text:p>
      <text:p text:style-name="P1">public:</text:p>
      <text:p text:style-name="P1">void settri()</text:p>
      <text:p text:style-name="P1">{</text:p>
      <text:p text:style-name="P1">dline::step1();</text:p>
      <text:p text:style-name="P1">dline::step2();</text:p>
      <text:p text:style-name="P1">cout&lt;&lt;"\n Enter x3: ";cin&gt;&gt;x3;</text:p>
      <text:p text:style-name="P1">cout&lt;&lt;"\n Enter y3: ";cin&gt;&gt;y3;</text:p>
      <text:p text:style-name="P1">}</text:p>
      <text:p text:style-name="P1">void drawtri()</text:p>
      <text:p text:style-name="P1">{</text:p>
      <text:p text:style-name="P1">int tempx,tempy;</text:p>
      <text:p text:style-name="P1">dline::drawl();</text:p>
      <text:p text:style-name="P1"/>
      <text:p text:style-name="P1">tempx=x2;</text:p>
      <text:p text:style-name="P1">x2=y2;</text:p>
      <text:p text:style-name="P1">x2=x3;</text:p>
      <text:p text:style-name="P1">y2=y3;</text:p>
      <text:p text:style-name="P1">dline::drawl();</text:p>
      <text:p text:style-name="P1"/>
      <text:p text:style-name="P1">x1=tempx;</text:p>
      <text:p text:style-name="P1">y1=tempy;</text:p>
      <text:p text:style-name="P1">dline::drawl();</text:p>
      <text:p text:style-name="P1">}</text:p>
      <text:p text:style-name="P1">};</text:p>
      <text:p text:style-name="P1"/>
      <text:p text:style-name="P1">int main()</text:p>
      <text:p text:style-name="P1">{</text:p>
      <text:p text:style-name="P1">int gd=DETECT,gm=VGAMAX;</text:p>
      <text:p text:style-name="P1">int i, x, y, r,ch, xmax,ymax,xmid,ymid;</text:p>
      <text:p text:style-name="P1">char a;</text:p>
      <text:p text:style-name="P1">initgraph(&amp;gd,&amp;gm,NULL);</text:p>
      <text:p text:style-name="P1">rect r1;</text:p>
      <text:p text:style-name="P1"><text:soft-page-break/>square s;</text:p>
      <text:p text:style-name="P1">triangle t;</text:p>
      <text:p text:style-name="P1">do</text:p>
      <text:p text:style-name="P1">{</text:p>
      <text:p text:style-name="P1">cout&lt;&lt;"\nChoose polygon to draw";</text:p>
      <text:p text:style-name="P1">cout&lt;&lt;"\n1.Rectangle..";</text:p>
      <text:p text:style-name="P1">cout&lt;&lt;"\n2.Square..";</text:p>
      <text:p text:style-name="P1">cout&lt;&lt;"\n3.Triangle..";</text:p>
      <text:p text:style-name="P1">cout&lt;&lt;"\n4.EXIT..";</text:p>
      <text:p text:style-name="P1">cout&lt;&lt;"\nEnter your choice: ";</text:p>
      <text:p text:style-name="P1">cin&gt;&gt;ch;</text:p>
      <text:p text:style-name="P1">switch(ch)</text:p>
      <text:p text:style-name="P1">{</text:p>
      <text:p text:style-name="P1">case 1:</text:p>
      <text:p text:style-name="P1">{</text:p>
      <text:p text:style-name="P1">r1.setrect();</text:p>
      <text:p text:style-name="P1">r1.drawrect();</text:p>
      <text:p text:style-name="P1">break;</text:p>
      <text:p text:style-name="P1">}</text:p>
      <text:p text:style-name="P1">case 2:</text:p>
      <text:p text:style-name="P1">{</text:p>
      <text:p text:style-name="P1">s.setsquare();</text:p>
      <text:p text:style-name="P1">s.drawsquare();</text:p>
      <text:p text:style-name="P1">break;</text:p>
      <text:p text:style-name="P1">}</text:p>
      <text:p text:style-name="P1"/>
      <text:p text:style-name="P1">case 3:</text:p>
      <text:p text:style-name="P1">{</text:p>
      <text:p text:style-name="P1">t.settri();</text:p>
      <text:p text:style-name="P1">t.drawtri();</text:p>
      <text:p text:style-name="P1">delay(3000);</text:p>
      <text:p text:style-name="P1">break;</text:p>
      <text:p text:style-name="P1">}</text:p>
      <text:p text:style-name="P1">case 4:</text:p>
      <text:p text:style-name="P1">exit;</text:p>
      <text:p text:style-name="P1">break;</text:p>
      <text:p text:style-name="P1">}</text:p>
      <text:p text:style-name="P1">cout&lt;&lt;"\nDO U Want To Continue y OR n: ";</text:p>
      <text:p text:style-name="P1">cin&gt;&gt;a;</text:p>
      <text:p text:style-name="P1">}while(a!='n');</text:p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>Assignment no: 09</text:p>
      <text:p text:style-name="P4"/>
      <text:p text:style-name="P4">//Write a C/C++ program to draw a convex polygons (Square, Rectangle, Triangle) using programmable edges.</text:p>
      <text:p text:style-name="P4"><text:soft-page-break/></text:p>
      <text:p text:style-name="P1">#include&lt;iostream&gt;</text:p>
      <text:p text:style-name="P1">#include&lt;graphics.h&gt;</text:p>
      <text:p text:style-name="P1">using namespace std;</text:p>
      <text:p text:style-name="P1"/>
      <text:p text:style-name="P1">class dline</text:p>
      <text:p text:style-name="P1">{</text:p>
      <text:p text:style-name="P1">protected: int x1,y1,x2,y2;</text:p>
      <text:p text:style-name="P1">public:</text:p>
      <text:p text:style-name="P1">dline()</text:p>
      <text:p text:style-name="P1">{</text:p>
      <text:p text:style-name="P1">x1=0,y1=0,x2=0,y2=0;</text:p>
      <text:p text:style-name="P1">}</text:p>
      <text:p text:style-name="P1">void drawl()</text:p>
      <text:p text:style-name="P1">{</text:p>
      <text:p text:style-name="P1">float x,y,dx,dy,len;</text:p>
      <text:p text:style-name="P1">int i;</text:p>
      <text:p text:style-name="P1">dx=abs(x2-x1);</text:p>
      <text:p text:style-name="P1">dy=abs(y2-y1);</text:p>
      <text:p text:style-name="P1">if(dx &gt;= dy)</text:p>
      <text:p text:style-name="P1">{</text:p>
      <text:p text:style-name="P1"/>
      <text:p text:style-name="P1">len=dx;</text:p>
      <text:p text:style-name="P1">}</text:p>
      <text:p text:style-name="P1">else</text:p>
      <text:p text:style-name="P1">{</text:p>
      <text:p text:style-name="P1">len=dy;</text:p>
      <text:p text:style-name="P1">}</text:p>
      <text:p text:style-name="P1"/>
      <text:p text:style-name="P1">dx=(x2-x1)/len;</text:p>
      <text:p text:style-name="P1">dy=(y2-y1)/len;</text:p>
      <text:p text:style-name="P1"/>
      <text:p text:style-name="P1">x = x1 + 0.5;</text:p>
      <text:p text:style-name="P1">y = y1 + 0.5;</text:p>
      <text:p text:style-name="P1"/>
      <text:p text:style-name="P1">i=1;</text:p>
      <text:p text:style-name="P1"/>
      <text:p text:style-name="P1">while(i&lt;=len)</text:p>
      <text:p text:style-name="P1">{</text:p>
      <text:p text:style-name="P1">putpixel(x,y,15);</text:p>
      <text:p text:style-name="P1">x = x + dx;</text:p>
      <text:p text:style-name="P1">y = y + dy;</text:p>
      <text:p text:style-name="P1">i = i + 1;</text:p>
      <text:p text:style-name="P1">}</text:p>
      <text:p text:style-name="P1"/>
      <text:p text:style-name="P1">putpixel(x,y,15);</text:p>
      <text:p text:style-name="P1"/>
      <text:p text:style-name="P1">}</text:p>
      <text:p text:style-name="P1">};</text:p>
      <text:p text:style-name="P1"/>
      <text:p text:style-name="P1">class poly: public dline //poly</text:p>
      <text:p text:style-name="P1">{</text:p>
      <text:p text:style-name="P1"><text:soft-page-break/>private: int a[10][2],p;</text:p>
      <text:p text:style-name="P1">public:</text:p>
      <text:p text:style-name="P1">void setpts(int i)</text:p>
      <text:p text:style-name="P1">{</text:p>
      <text:p text:style-name="P1">int j;</text:p>
      <text:p text:style-name="P1">for(j=0;j&lt;i;j++)</text:p>
      <text:p text:style-name="P1">{</text:p>
      <text:p text:style-name="P1">cout&lt;&lt;"\n Enter x-coordinate: "&lt;&lt;j&lt;&lt;":";cin&gt;&gt;a[j][0];</text:p>
      <text:p text:style-name="P1">cout&lt;&lt;"\n Enter y-coordinate: "&lt;&lt;j&lt;&lt;":";cin&gt;&gt;a[j][1];</text:p>
      <text:p text:style-name="P1">}</text:p>
      <text:p text:style-name="P1">}</text:p>
      <text:p text:style-name="P1">void drawpoly(int i)</text:p>
      <text:p text:style-name="P1">{</text:p>
      <text:p text:style-name="P1">int j;</text:p>
      <text:p text:style-name="P1">x1=a[0][0];</text:p>
      <text:p text:style-name="P1">y1=a[0][1];</text:p>
      <text:p text:style-name="P1">x2=a[1][0];</text:p>
      <text:p text:style-name="P1">y2=a[1][1];</text:p>
      <text:p text:style-name="P1">dline::drawl();</text:p>
      <text:p text:style-name="P1">for(j=0;j&lt;i-1;j++)</text:p>
      <text:p text:style-name="P1">{</text:p>
      <text:p text:style-name="P1">x1=a[j][0];</text:p>
      <text:p text:style-name="P1">y1=a[j][1];</text:p>
      <text:p text:style-name="P1">x2=a[j+1][0];</text:p>
      <text:p text:style-name="P1">y2=a[j+1][1];</text:p>
      <text:p text:style-name="P1">dline::drawl();</text:p>
      <text:p text:style-name="P1">}</text:p>
      <text:p text:style-name="P1"/>
      <text:p text:style-name="P1">x1=a[j][0];</text:p>
      <text:p text:style-name="P1">y1=a[j][1];</text:p>
      <text:p text:style-name="P1">x2=a[0][0];</text:p>
      <text:p text:style-name="P1">y2=a[0][1];</text:p>
      <text:p text:style-name="P1">dline::drawl();</text:p>
      <text:p text:style-name="P1">}</text:p>
      <text:p text:style-name="P1">};</text:p>
      <text:p text:style-name="P1"/>
      <text:p text:style-name="P1">int main()</text:p>
      <text:p text:style-name="P1">{</text:p>
      <text:p text:style-name="P1">int n ,gd=DETECT,gm=VGAMAX;</text:p>
      <text:p text:style-name="P1">initgraph(&amp;gd,&amp;gm,NULL);</text:p>
      <text:p text:style-name="P1">poly shape;</text:p>
      <text:p text:style-name="P1">cout&lt;&lt;"\nEnter number of sides: "; cin&gt;&gt;n;</text:p>
      <text:p text:style-name="P1">shape.setpts(n);</text:p>
      <text:p text:style-name="P1">shape.drawpoly(n);</text:p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/>
      <text:p text:style-name="P1"/>
      <text:p text:style-name="P1"><text:soft-page-break/></text:p>
      <text:p text:style-name="P1">..........................................................................................................................................</text:p>
      <text:p text:style-name="P1"/>
      <text:p text:style-name="P4">Assignment no: 10</text:p>
      <text:p text:style-name="P4"/>
      <text:p text:style-name="P4">//Aim:Write a program in Python to draw a concave polygon.</text:p>
      <text:p text:style-name="P4"/>
      <text:p text:style-name="P1">For TKinter Package Installation: </text:p>
      <text:p text:style-name="P1"/>
      <text:p text:style-name="P1">sudo apt-get install python-tk</text:p>
      <text:p text:style-name="P1">sudo rm /var/lib/apt/lists/* -vf</text:p>
      <text:p text:style-name="P1">sudo apt-get update</text:p>
      <text:p text:style-name="P1">sudo apt-get -f install</text:p>
      <text:p text:style-name="P1"/>
      <text:p text:style-name="P1">To Execute Python program Type: </text:p>
      <text:p text:style-name="P1"/>
      <text:p text:style-name="P1">$ python program_name.py</text:p>
      <text:p text:style-name="P1"/>
      <text:p text:style-name="P1">....................................................................................................................................................................</text:p>
      <text:p text:style-name="P1"/>
      <text:p text:style-name="P1">from Tkinter import *</text:p>
      <text:p text:style-name="P1"/>
      <text:p text:style-name="P1">canvas = Canvas(width=800, height=800, bg='white')</text:p>
      <text:p text:style-name="P1">canvas.pack(expand=YES, fill=BOTH) <text:s text:c="5"/></text:p>
      <text:p text:style-name="P1"><text:s text:c="8"/></text:p>
      <text:p text:style-name="P1">canvas.create_rectangle(100, 150, 20, 25, width=3, fill='white')</text:p>
      <text:p text:style-name="P1"><text:s text:c="8"/></text:p>
      <text:p text:style-name="P1">canvas.create_rectangle(200, 100, 125, 25, width=3, fill='white')</text:p>
      <text:p text:style-name="P1"/>
      <text:p text:style-name="P1">canvas.create_oval(300, 100, 220, 20, width=3, fill='white') <text:s text:c="5"/></text:p>
      <text:p text:style-name="P1"><text:s text:c="8"/></text:p>
      <text:p text:style-name="P1">canvas.create_line(400, 120, 320, 120, width=3, fill='black') </text:p>
      <text:p text:style-name="P1"/>
      <text:p text:style-name="P1">canvas.create_line(400, 120, 360, 50, width=3, fill='black') </text:p>
      <text:p text:style-name="P1"/>
      <text:p text:style-name="P1">canvas.create_line(360, 50, 320, 120, width=3, fill='black') </text:p>
      <text:p text:style-name="P1"/>
      <text:p text:style-name="P1"/>
      <text:p text:style-name="P1">mainloop() <text:s/></text:p>
      <text:p text:style-name="P1"><text:s text:c="5"/>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>Assignment no: 11</text:p>
      <text:p text:style-name="P4"/>
      <text:p text:style-name="P4">//Aim:Write a program in Java to draw a concave polygon.</text:p>
      <text:p text:style-name="P4"/>
      <text:p text:style-name="P1">import java.awt.*;</text:p>
      <text:p text:style-name="P1">import javax.swing.*;</text:p>
      <text:p text:style-name="P1"/>
      <text:p text:style-name="P1">public class Polygon extends JFrame{</text:p>
      <text:p text:style-name="P1"><text:soft-page-break/>public Polygon(){</text:p>
      <text:p text:style-name="P1">super("Draw Square, Rectangle, Polygon");</text:p>
      <text:p text:style-name="P1">setSize(400,400);</text:p>
      <text:p text:style-name="P1">setVisible(true);</text:p>
      <text:p text:style-name="P1">}</text:p>
      <text:p text:style-name="P1"/>
      <text:p text:style-name="P1">public void paint(Graphics g){</text:p>
      <text:p text:style-name="P1">int xpoints[]={55,145,55,145,55};</text:p>
      <text:p text:style-name="P1">int ypoints[]={55,55,145,145,55};</text:p>
      <text:p text:style-name="P1">int npoints=5;</text:p>
      <text:p text:style-name="P1"/>
      <text:p text:style-name="P1">int xpoints1[]={250,300,350};</text:p>
      <text:p text:style-name="P1">int ypoints1[]={100,50,100};</text:p>
      <text:p text:style-name="P1">int npoints1=3;</text:p>
      <text:p text:style-name="P1"/>
      <text:p text:style-name="P1">Graphics2D g2d = (Graphics2D) g;</text:p>
      <text:p text:style-name="P1">super.paint(g);</text:p>
      <text:p text:style-name="P1">g.setColor(Color.red);</text:p>
      <text:p text:style-name="P1">g.drawRect(55,150,90,150);</text:p>
      <text:p text:style-name="P1">g.drawRect(150,150,200,200);</text:p>
      <text:p text:style-name="P1">g2d.setColor(Color.blue);</text:p>
      <text:p text:style-name="P1">g2d.drawLine(150,150,150,150);</text:p>
      <text:p text:style-name="P1">g.drawPolygon(xpoints,ypoints,npoints);</text:p>
      <text:p text:style-name="P1">g.drawPolygon(xpoints1,ypoints1,npoints1);</text:p>
      <text:p text:style-name="P1">}</text:p>
      <text:p text:style-name="P1"/>
      <text:p text:style-name="P1">public static void main(String[] args){</text:p>
      <text:p text:style-name="P1">Polygon application = new Polygon();</text:p>
      <text:p text:style-name="P1">application.setDefaultCloseOperation(JFrame.EXIT_ON_CLOSE);</text:p>
      <text:p text:style-name="P1">}</text:p>
      <text:p text:style-name="P1">}</text:p>
      <text:p text:style-name="P1"/>
      <text:p text:style-name="P1"/>
      <text:p text:style-name="P1">...............................................................................................................................................................................................</text:p>
      <text:p text:style-name="P1"/>
      <text:p text:style-name="P4">Assignment no: 12</text:p>
      <text:p text:style-name="P4"/>
      <text:p text:style-name="P4">// Write a C/C++ program to fill polygon using scan line algorithm.</text:p>
      <text:p text:style-name="P4"/>
      <text:p text:style-name="P1"/>
      <text:p text:style-name="P1">//Scan line algorithm for filling polygon</text:p>
      <text:p text:style-name="P1">#include&lt;iostream&gt;</text:p>
      <text:p text:style-name="P1">#include&lt;graphics.h&gt;</text:p>
      <text:p text:style-name="P1">#include&lt;stdlib.h&gt;</text:p>
      <text:p text:style-name="P1">using namespace std;</text:p>
      <text:p text:style-name="P1"/>
      <text:p text:style-name="P1">struct edge</text:p>
      <text:p text:style-name="P1">{</text:p>
      <text:p text:style-name="P1">int x1,y1,x2,y2,flag;</text:p>
      <text:p text:style-name="P1">};</text:p>
      <text:p text:style-name="P1"/>
      <text:p text:style-name="P1"><text:soft-page-break/></text:p>
      <text:p text:style-name="P1">int main()</text:p>
      <text:p text:style-name="P1">{</text:p>
      <text:p text:style-name="P1">int n,i,j,k,gd=DETECT,gm=VGAMAX, x[10],y[10],ymax=0,ymin=480,yy,temp;</text:p>
      <text:p text:style-name="P1">struct edge ed[10],temped;</text:p>
      <text:p text:style-name="P1">float dx,dy,m[10],x_int[10],inter_x[10];</text:p>
      <text:p text:style-name="P1">initgraph(&amp;gd,&amp;gm,NULL);</text:p>
      <text:p text:style-name="P1">cout&lt;&lt;"\n Enter the number of vertices of the graph: "; cin&gt;&gt;n;</text:p>
      <text:p text:style-name="P1">cout&lt;&lt;"\n Enter the vertices: \n";</text:p>
      <text:p text:style-name="P1">for(i=0;i&lt;n;i++)</text:p>
      <text:p text:style-name="P1">{</text:p>
      <text:p text:style-name="P1">cout&lt;&lt;"x"&lt;&lt;i&lt;&lt;":"; cin&gt;&gt;x[i];</text:p>
      <text:p text:style-name="P1">cout&lt;&lt;"y"&lt;&lt;i&lt;&lt;":"; cin&gt;&gt;y[i];</text:p>
      <text:p text:style-name="P1">if(y[i]&gt;ymax)</text:p>
      <text:p text:style-name="P1">ymax=y[i];</text:p>
      <text:p text:style-name="P1">if(y[i]&lt;ymin)</text:p>
      <text:p text:style-name="P1">ymin=y[i];</text:p>
      <text:p text:style-name="P1">ed[i].x1=x[i];</text:p>
      <text:p text:style-name="P1">ed[i].y1=y[i];</text:p>
      <text:p text:style-name="P1">}</text:p>
      <text:p text:style-name="P1"/>
      <text:p text:style-name="P1">for(i=0;i&lt;n-1;i++) //store the edge information</text:p>
      <text:p text:style-name="P1">{</text:p>
      <text:p text:style-name="P1">ed[i].x2=ed[i+1].x1;</text:p>
      <text:p text:style-name="P1">ed[i].y2=ed[i+1].y1;</text:p>
      <text:p text:style-name="P1">ed[i].flag=0;</text:p>
      <text:p text:style-name="P1">}</text:p>
      <text:p text:style-name="P1">ed[i].x2=ed[0].x1;</text:p>
      <text:p text:style-name="P1">ed[i].y2=ed[0].y1;</text:p>
      <text:p text:style-name="P1">ed[i].flag=0;</text:p>
      <text:p text:style-name="P1"/>
      <text:p text:style-name="P1">for(i=0;i&lt;n-1;i++) //check for y1&gt;y2 if not interchange it</text:p>
      <text:p text:style-name="P1">{</text:p>
      <text:p text:style-name="P1">if(ed[i].y1&lt;ed[i].y2)</text:p>
      <text:p text:style-name="P1">{</text:p>
      <text:p text:style-name="P1">temp=ed[i].x1;</text:p>
      <text:p text:style-name="P1">ed[i].x1=ed[i].x2;</text:p>
      <text:p text:style-name="P1">ed[i].x2=temp;</text:p>
      <text:p text:style-name="P1">temp=ed[i].y1;</text:p>
      <text:p text:style-name="P1">ed[i].y1=ed[i].y2;</text:p>
      <text:p text:style-name="P1">ed[i].y2=temp;</text:p>
      <text:p text:style-name="P1">}</text:p>
      <text:p text:style-name="P1">}</text:p>
      <text:p text:style-name="P1">for(i=0;i&lt;n;i++) //draw polygon</text:p>
      <text:p text:style-name="P1">{</text:p>
      <text:p text:style-name="P1">line(ed[i].x1,ed[i].y1,ed[i].x2,ed[i].y2);</text:p>
      <text:p text:style-name="P1">}</text:p>
      <text:p text:style-name="P1">for(i=0;i&lt;n-1;i++) //storing the edges as y1,y2,x1</text:p>
      <text:p text:style-name="P1">{</text:p>
      <text:p text:style-name="P1">for(j=0;j&lt;n-1;j++)</text:p>
      <text:p text:style-name="P1">{</text:p>
      <text:p text:style-name="P1">if(ed[j].y1&lt;ed[j+1].y1)</text:p>
      <text:p text:style-name="P1"><text:soft-page-break/>{</text:p>
      <text:p text:style-name="P1">temped=ed[j];</text:p>
      <text:p text:style-name="P1">ed[j]=ed[j+1];</text:p>
      <text:p text:style-name="P1">ed[j+1]=temped;</text:p>
      <text:p text:style-name="P1">}</text:p>
      <text:p text:style-name="P1">if(ed[j].y1==ed[j+1].y1)</text:p>
      <text:p text:style-name="P1">{</text:p>
      <text:p text:style-name="P1">if(ed[j].y2&lt;ed[j+1].y2)</text:p>
      <text:p text:style-name="P1">{</text:p>
      <text:p text:style-name="P1">temped=ed[j];</text:p>
      <text:p text:style-name="P1">ed[j]=ed[j+1];</text:p>
      <text:p text:style-name="P1">ed[j+1]=temped;</text:p>
      <text:p text:style-name="P1">}</text:p>
      <text:p text:style-name="P1">if(ed[j].y2==ed[j+1].y2)</text:p>
      <text:p text:style-name="P1">{</text:p>
      <text:p text:style-name="P1">if(ed[j].x1&lt;ed[j+1].x1)</text:p>
      <text:p text:style-name="P1">{</text:p>
      <text:p text:style-name="P1">temped=ed[j];</text:p>
      <text:p text:style-name="P1">ed[j]=ed[j+1];</text:p>
      <text:p text:style-name="P1">ed[j+1]=temped;</text:p>
      <text:p text:style-name="P1">}</text:p>
      <text:p text:style-name="P1">}</text:p>
      <text:p text:style-name="P1">}</text:p>
      <text:p text:style-name="P1">}</text:p>
      <text:p text:style-name="P1">}</text:p>
      <text:p text:style-name="P1"/>
      <text:p text:style-name="P1">for(i=0;i&lt;n;i++) //calculate 1/slope</text:p>
      <text:p text:style-name="P1">{</text:p>
      <text:p text:style-name="P1">dx=ed[i].x2-ed[i].x1;</text:p>
      <text:p text:style-name="P1">dy=ed[i].y2-ed[i].y1;</text:p>
      <text:p text:style-name="P1">if(dy==0)</text:p>
      <text:p text:style-name="P1">m[i]=0;</text:p>
      <text:p text:style-name="P1">else</text:p>
      <text:p text:style-name="P1">m[i]=dx/dy;</text:p>
      <text:p text:style-name="P1">inter_x[i]=ed[i].x1;</text:p>
      <text:p text:style-name="P1"/>
      <text:p text:style-name="P1">}</text:p>
      <text:p text:style-name="P1">yy=ymax;</text:p>
      <text:p text:style-name="P1">while(yy&gt;ymin) //Mark active edges</text:p>
      <text:p text:style-name="P1">{</text:p>
      <text:p text:style-name="P1">for(i=0;i&lt;n;i++)</text:p>
      <text:p text:style-name="P1">{</text:p>
      <text:p text:style-name="P1">if(yy&gt;ed[i].y2 &amp;&amp; yy&lt;=ed[i].y1 &amp;&amp; ed[i].y1!=ed[i].y2)</text:p>
      <text:p text:style-name="P1">ed[i].flag=1;</text:p>
      <text:p text:style-name="P1">else</text:p>
      <text:p text:style-name="P1">ed[i].flag=0;</text:p>
      <text:p text:style-name="P1">}</text:p>
      <text:p text:style-name="P1"/>
      <text:p text:style-name="P1">j=0;</text:p>
      <text:p text:style-name="P1">for(i=0;i&lt;n;i++) //Finding x intersections</text:p>
      <text:p text:style-name="P1">{</text:p>
      <text:p text:style-name="P1">if(ed[i].flag==1)</text:p>
      <text:p text:style-name="P1"><text:soft-page-break/>{</text:p>
      <text:p text:style-name="P1">if(yy==ed[i].y1)</text:p>
      <text:p text:style-name="P1">{</text:p>
      <text:p text:style-name="P1">x_int[j]=ed[i].x1;</text:p>
      <text:p text:style-name="P1">j++;</text:p>
      <text:p text:style-name="P1">if(ed[i-1].y1==yy&amp;&amp;ed[i-1].y1&lt;yy)</text:p>
      <text:p text:style-name="P1">{</text:p>
      <text:p text:style-name="P1">x_int[j]=ed[i].x1;</text:p>
      <text:p text:style-name="P1">j++;</text:p>
      <text:p text:style-name="P1">}</text:p>
      <text:p text:style-name="P1">if(ed[i+1].y1==yy&amp;&amp;ed[i+1].y1&lt;yy)</text:p>
      <text:p text:style-name="P1">{</text:p>
      <text:p text:style-name="P1">x_int[j]=ed[i].x1;</text:p>
      <text:p text:style-name="P1">j++;</text:p>
      <text:p text:style-name="P1">}</text:p>
      <text:p text:style-name="P1">}</text:p>
      <text:p text:style-name="P1">else</text:p>
      <text:p text:style-name="P1">{</text:p>
      <text:p text:style-name="P1">x_int[j]=inter_x[i]+(-m[i]);</text:p>
      <text:p text:style-name="P1">inter_x[i]=x_int[j];</text:p>
      <text:p text:style-name="P1">j++;</text:p>
      <text:p text:style-name="P1">}</text:p>
      <text:p text:style-name="P1">}</text:p>
      <text:p text:style-name="P1">}</text:p>
      <text:p text:style-name="P1">for(i=0;i&lt;j;i++) //sorting the x intersections</text:p>
      <text:p text:style-name="P1">{</text:p>
      <text:p text:style-name="P1">for(k=0;k&lt;j-1;k++)</text:p>
      <text:p text:style-name="P1">{</text:p>
      <text:p text:style-name="P1">if(x_int[k]&gt;x_int[k+1])</text:p>
      <text:p text:style-name="P1">{</text:p>
      <text:p text:style-name="P1">temp=x_int[k];</text:p>
      <text:p text:style-name="P1">x_int[k]=x_int[k+1];</text:p>
      <text:p text:style-name="P1">x_int[k+1]=temp;</text:p>
      <text:p text:style-name="P1">}</text:p>
      <text:p text:style-name="P1">}</text:p>
      <text:p text:style-name="P1">}</text:p>
      <text:p text:style-name="P1"/>
      <text:p text:style-name="P1">for(i=0;i&lt;j;i+=2) //Extracting x values to draw a line</text:p>
      <text:p text:style-name="P1">{</text:p>
      <text:p text:style-name="P1">line(x_int[i],yy,x_int[i+1],yy);</text:p>
      <text:p text:style-name="P1">}</text:p>
      <text:p text:style-name="P1">yy--;</text:p>
      <text:p text:style-name="P1">} //end of while loop</text:p>
      <text:p text:style-name="P1">delay(3000);</text:p>
      <text:p text:style-name="P1">getch();</text:p>
      <text:p text:style-name="P1">closegraph();</text:p>
      <text:p text:style-name="P1">return 0;</text:p>
      <text:p text:style-name="P1">}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/>
      <text:p text:style-name="P4"><text:soft-page-break/>Assignment no: 13</text:p>
      <text:p text:style-name="P4"/>
      <text:p text:style-name="P4">//Aim: Booth's Algorithm</text:p>
      <text:p text:style-name="P4"/>
      <text:p text:style-name="P1">#include&lt;iostream.h&gt;</text:p>
      <text:p text:style-name="P1">#include&lt;conio.h&gt;</text:p>
      <text:p text:style-name="P1"/>
      <text:p text:style-name="P1">int addbinary(int a1[], int a2[], int result[])</text:p>
      <text:p text:style-name="P1">{</text:p>
      <text:p text:style-name="P1"><text:s text:c="4"/>int i, c = 0;</text:p>
      <text:p text:style-name="P1"><text:s text:c="4"/>for(i = 3; i &gt;=0 ; i--)</text:p>
      <text:p text:style-name="P1"><text:s text:c="4"/>{</text:p>
      <text:p text:style-name="P1">result[i] = ((a1[i] ^ a2[i]) ^ c); //a xor b xor c</text:p>
      <text:p text:style-name="P1">c = ((a1[i] &amp; a2[i]) | (a1[i] &amp;c)) | (a2[i] &amp; c); //ab+bc+ca</text:p>
      <text:p text:style-name="P1"><text:s text:c="4"/>}</text:p>
      <text:p text:style-name="P1"><text:s text:c="5"/>return c;</text:p>
      <text:p text:style-name="P1">}</text:p>
      <text:p text:style-name="P1"/>
      <text:p text:style-name="P1">void bininv(int a[],int b[])</text:p>
      <text:p text:style-name="P1">{</text:p>
      <text:p text:style-name="P1">for(int i=0;i&lt;4;i++)</text:p>
      <text:p text:style-name="P1">{</text:p>
      <text:p text:style-name="P1">b[i]=!a[i];</text:p>
      <text:p text:style-name="P1">}</text:p>
      <text:p text:style-name="P1"/>
      <text:p text:style-name="P1"/>
      <text:p text:style-name="P1">}</text:p>
      <text:p text:style-name="P1"/>
      <text:p text:style-name="P1">void main()</text:p>
      <text:p text:style-name="P1">{</text:p>
      <text:p text:style-name="P1">int a[4]={0,0,0,0},q[5]={0,0,0,0,0},b[4]={0,0,0,0},bc[4]={0,0,0,0};</text:p>
      <text:p text:style-name="P1">int res[4],twoc[4]={0,0,0,1};</text:p>
      <text:p text:style-name="P1">clrscr();</text:p>
      <text:p text:style-name="P1">cout&lt;&lt;"\nEnter the multiplicand:";</text:p>
      <text:p text:style-name="P1">for(int i=0;i&lt;4;i++)</text:p>
      <text:p text:style-name="P1">{</text:p>
      <text:p text:style-name="P1">b[i]=getche();</text:p>
      <text:p text:style-name="P1">b[i]-=48;</text:p>
      <text:p text:style-name="P1">}</text:p>
      <text:p text:style-name="P1"/>
      <text:p text:style-name="P1">cout&lt;&lt;"\nEnter the multiplier:";</text:p>
      <text:p text:style-name="P1">for(i=0;i&lt;4;i++)</text:p>
      <text:p text:style-name="P1">{</text:p>
      <text:p text:style-name="P1">q[i]=getche();</text:p>
      <text:p text:style-name="P1">q[i]-=48;</text:p>
      <text:p text:style-name="P1">}</text:p>
      <text:p text:style-name="P1">//2's Complement of b;</text:p>
      <text:p text:style-name="P1">bininv(b,bc);</text:p>
      <text:p text:style-name="P1">addbinary(bc,twoc,res);</text:p>
      <text:p text:style-name="P1">for(i=0;i&lt;4;i++)</text:p>
      <text:p text:style-name="P1">{</text:p>
      <text:p text:style-name="P1">bc[i]=res[i];</text:p>
      <text:p text:style-name="P1"><text:soft-page-break/>}</text:p>
      <text:p text:style-name="P1"/>
      <text:p text:style-name="P1"/>
      <text:p text:style-name="P1">int cnt=4;</text:p>
      <text:p text:style-name="P1">while(cnt!=0)</text:p>
      <text:p text:style-name="P1">{ if(q[3]&gt;q[4])</text:p>
      <text:p text:style-name="P1">{</text:p>
      <text:p text:style-name="P1">addbinary(a,bc,res) ;</text:p>
      <text:p text:style-name="P1">for(i=3;i&gt;=0;i--)</text:p>
      <text:p text:style-name="P1">{</text:p>
      <text:p text:style-name="P1">a[i]=res[i];</text:p>
      <text:p text:style-name="P1">}</text:p>
      <text:p text:style-name="P1">}</text:p>
      <text:p text:style-name="P1">else if(q[3]&lt;q[4])</text:p>
      <text:p text:style-name="P1">{</text:p>
      <text:p text:style-name="P1">addbinary(a,b,res) ;</text:p>
      <text:p text:style-name="P1">for(i=3;i&gt;=0;i--)</text:p>
      <text:p text:style-name="P1">{</text:p>
      <text:p text:style-name="P1">a[i]=res[i];</text:p>
      <text:p text:style-name="P1">}</text:p>
      <text:p text:style-name="P1"/>
      <text:p text:style-name="P1">}</text:p>
      <text:p text:style-name="P1">for(i=4;i&gt;=1;i--)</text:p>
      <text:p text:style-name="P1">{</text:p>
      <text:p text:style-name="P1">q[i]=q[i-1];</text:p>
      <text:p text:style-name="P1">}</text:p>
      <text:p text:style-name="P1">q[0]=a[3];</text:p>
      <text:p text:style-name="P1">for(i=3;i&gt;=1;i--)</text:p>
      <text:p text:style-name="P1">{</text:p>
      <text:p text:style-name="P1">a[i]=a[i-1];</text:p>
      <text:p text:style-name="P1">}</text:p>
      <text:p text:style-name="P1">a[0]=a[1];</text:p>
      <text:p text:style-name="P1">cnt--;</text:p>
      <text:p text:style-name="P1"/>
      <text:p text:style-name="P1">}</text:p>
      <text:p text:style-name="P1"/>
      <text:p text:style-name="P1">cout&lt;&lt;"\nMultiplication is:";</text:p>
      <text:p text:style-name="P1">for(i=0;i&lt;4;i++)</text:p>
      <text:p text:style-name="P1">cout&lt;&lt;a[i]&lt;&lt;" ";</text:p>
      <text:p text:style-name="P1">for(i=0;i&lt;4;i++)</text:p>
      <text:p text:style-name="P1">{</text:p>
      <text:p text:style-name="P1">cout&lt;&lt;q[i]&lt;&lt;" ";</text:p>
      <text:p text:style-name="P1">}</text:p>
      <text:p text:style-name="P1">getch();</text:p>
      <text:p text:style-name="P1">}</text:p>
      <text:p text:style-name="P1"/>
      <text:p text:style-name="P1">/*OUTPUT.......................................................................................</text:p>
      <text:p text:style-name="P1"/>
      <text:p text:style-name="P1">Enter the multiplicand:0101</text:p>
      <text:p text:style-name="P1">Enter the multiplier:0100</text:p>
      <text:p text:style-name="P1">Multiplication is:00010100</text:p>
      <text:p text:style-name="P1">*/</text:p>
      <text:p text:style-name="P1"><text:soft-page-break/>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4">Assignment no: 14</text:p>
      <text:p text:style-name="P4"/>
      <text:p text:style-name="P4">//Aim: Draw a line using OpenGL</text:p>
      <text:p text:style-name="P4"/>
      <text:p text:style-name="P1">//DDA</text:p>
      <text:p text:style-name="P1"/>
      <text:p text:style-name="P1">For OpenGL Packages :</text:p>
      <text:p text:style-name="P1"/>
      <text:p text:style-name="P1"><text:s text:c="4"/>sudo apt-get update</text:p>
      <text:p text:style-name="P1"><text:s text:c="4"/>sudo apt-get install libglu1-mesa-dev freeglut3-dev mesa-common-dev</text:p>
      <text:p text:style-name="P1"/>
      <text:p text:style-name="P1"/>
      <text:p text:style-name="P1"/>
      <text:p text:style-name="P1">$ Compile: g++ program_name.cpp -o </text:p>
      <text:p text:style-name="P1"/>
      <text:p text:style-name="P1">program_name -lGL -lglut</text:p>
      <text:p text:style-name="P1"/>
      <text:p text:style-name="P1">$ Run: ./program_name</text:p>
      <text:p text:style-name="P1"/>
      <text:p text:style-name="P1">.......................................................................................................</text:p>
      <text:p text:style-name="P1"/>
      <text:p text:style-name="P1">#include &lt;GL/glut.h&gt;</text:p>
      <text:p text:style-name="P1">#include &lt;math.h&gt;</text:p>
      <text:p text:style-name="P1">#include &lt;stdio.h&gt;</text:p>
      <text:p text:style-name="P1">const float PI=3.14;</text:p>
      <text:p text:style-name="P1"/>
      <text:p text:style-name="P1">void LineWithDDA(int x0,int y0,int x1,int y1)</text:p>
      <text:p text:style-name="P1">{</text:p>
      <text:p text:style-name="P1">glPointSize(2.0);</text:p>
      <text:p text:style-name="P1">glBegin(GL_POINTS);</text:p>
      <text:p text:style-name="P1">glColor3f(0.0,0.0,0.0);</text:p>
      <text:p text:style-name="P1"/>
      <text:p text:style-name="P1">int dx,dy,steps,i;</text:p>
      <text:p text:style-name="P1">float x,y;</text:p>
      <text:p text:style-name="P1">float xinc,yinc;</text:p>
      <text:p text:style-name="P1"/>
      <text:p text:style-name="P1">dy=y1-y0;</text:p>
      <text:p text:style-name="P1">dx=x1-x0;</text:p>
      <text:p text:style-name="P1">y=y0;</text:p>
      <text:p text:style-name="P1">x=x0;</text:p>
      <text:p text:style-name="P1">if(abs(dx)&gt;=abs(dy))</text:p>
      <text:p text:style-name="P1">{</text:p>
      <text:p text:style-name="P1">steps=dx;</text:p>
      <text:p text:style-name="P1">}</text:p>
      <text:p text:style-name="P1">else</text:p>
      <text:p text:style-name="P1">{</text:p>
      <text:p text:style-name="P1">steps=dy;</text:p>
      <text:p text:style-name="P1">}</text:p>
      <text:p text:style-name="P1"><text:soft-page-break/>xinc=(float)dx/steps;</text:p>
      <text:p text:style-name="P1">yinc=(float)dy/steps;</text:p>
      <text:p text:style-name="P1">glVertex2d(x,y);</text:p>
      <text:p text:style-name="P1">for(i=1;i&lt;steps;i++)</text:p>
      <text:p text:style-name="P1">{</text:p>
      <text:p text:style-name="P1">x+=xinc;</text:p>
      <text:p text:style-name="P1">y+=yinc;</text:p>
      <text:p text:style-name="P1">x0=floor(x);</text:p>
      <text:p text:style-name="P1">y0=floor(y);</text:p>
      <text:p text:style-name="P1">glVertex2d(x,y);</text:p>
      <text:p text:style-name="P1">}</text:p>
      <text:p text:style-name="P1">glEnd();</text:p>
      <text:p text:style-name="P1">}</text:p>
      <text:p text:style-name="P1"/>
      <text:p text:style-name="P1">void init(void)</text:p>
      <text:p text:style-name="P1">{</text:p>
      <text:p text:style-name="P1">glClearColor(1.0,1.0,1.0,0.0);</text:p>
      <text:p text:style-name="P1">glMatrixMode(GL_PROJECTION);</text:p>
      <text:p text:style-name="P1">glLoadIdentity();</text:p>
      <text:p text:style-name="P1">glOrtho(0,800,0,600,0,600);</text:p>
      <text:p text:style-name="P1">}</text:p>
      <text:p text:style-name="P1">void display(void)</text:p>
      <text:p text:style-name="P1">{</text:p>
      <text:p text:style-name="P1">glClear(GL_COLOR_BUFFER_BIT);</text:p>
      <text:p text:style-name="P1">LineWithDDA(0,0,800,600);</text:p>
      <text:p text:style-name="P1">LineWithDDA(0,600,800,0);</text:p>
      <text:p text:style-name="P1">LineWithDDA(0,300,800,300);</text:p>
      <text:p text:style-name="P1">LineWithDDA(400,0,400,600);</text:p>
      <text:p text:style-name="P1">LineWithDDA(0,150,800,450);</text:p>
      <text:p text:style-name="P1">LineWithDDA(0,450,800,150);</text:p>
      <text:p text:style-name="P1">LineWithDDA(200,0,600,600);</text:p>
      <text:p text:style-name="P1">LineWithDDA(600,0,200,600);</text:p>
      <text:p text:style-name="P1">glutSwapBuffers();</text:p>
      <text:p text:style-name="P1">}</text:p>
      <text:p text:style-name="P1"/>
      <text:p text:style-name="P1">int main(int argc, char** argv)</text:p>
      <text:p text:style-name="P1">{</text:p>
      <text:p text:style-name="P1">glutInit(&amp;argc,argv);</text:p>
      <text:p text:style-name="P1">glutInitDisplayMode(GLUT_DOUBLE|GLUT_RGB);</text:p>
      <text:p text:style-name="P1">glutInitWindowSize(800,600);</text:p>
      <text:p text:style-name="P1">glutInitWindowPosition(100,100);</text:p>
      <text:p text:style-name="P1">glutCreateWindow("DDA Line Drawing!");</text:p>
      <text:p text:style-name="P1">init();</text:p>
      <text:p text:style-name="P1">glutDisplayFunc(display);</text:p>
      <text:p text:style-name="P1">glutMainLoop();</text:p>
      <text:p text:style-name="P1">return 0;</text:p>
      <text:p text:style-name="P1">}</text:p>
      <text:p text:style-name="P1"/>
      <text:p text:style-name="P1"/>
      <text:p text:style-name="P1">---------------------------------------------------------------------------------------------------------------------------------</text:p>
      <text:p text:style-name="P1"/>
      <text:p text:style-name="P1"><text:soft-page-break/></text:p>
      <text:p text:style-name="P1">//Bresenham's</text:p>
      <text:p text:style-name="P1"/>
      <text:p text:style-name="P1">#include &lt;GL/glut.h&gt;</text:p>
      <text:p text:style-name="P1">#include &lt;math.h&gt;</text:p>
      <text:p text:style-name="P1">#include &lt;stdio.h&gt;</text:p>
      <text:p text:style-name="P1">const float PI=3.14;</text:p>
      <text:p text:style-name="P1">int sign(float arg)</text:p>
      <text:p text:style-name="P1">{</text:p>
      <text:p text:style-name="P1">if(arg&lt;0)</text:p>
      <text:p text:style-name="P1">{</text:p>
      <text:p text:style-name="P1">return -1;</text:p>
      <text:p text:style-name="P1">}</text:p>
      <text:p text:style-name="P1">else if(arg==0)</text:p>
      <text:p text:style-name="P1">{</text:p>
      <text:p text:style-name="P1">return 0;</text:p>
      <text:p text:style-name="P1">}</text:p>
      <text:p text:style-name="P1">else</text:p>
      <text:p text:style-name="P1">{</text:p>
      <text:p text:style-name="P1">return 1;</text:p>
      <text:p text:style-name="P1">}</text:p>
      <text:p text:style-name="P1">}</text:p>
      <text:p text:style-name="P1">void LineWithBrasenham(int x1,int y1,int x2,int y2)</text:p>
      <text:p text:style-name="P1">{</text:p>
      <text:p text:style-name="P1">glPointSize(2.0);</text:p>
      <text:p text:style-name="P1">glBegin(GL_POINTS);</text:p>
      <text:p text:style-name="P1">glColor3f(0.0,0.0,0.0);</text:p>
      <text:p text:style-name="P1"/>
      <text:p text:style-name="P1">int s1,s2,exchange,y,x,i;</text:p>
      <text:p text:style-name="P1">float dx,dy,g,temp;</text:p>
      <text:p text:style-name="P1">dx=abs(x2-x1);</text:p>
      <text:p text:style-name="P1">dy=abs(y2-y1);</text:p>
      <text:p text:style-name="P1">x=x1;</text:p>
      <text:p text:style-name="P1">y=y1;</text:p>
      <text:p text:style-name="P1">s1=sign(x2-x1);</text:p>
      <text:p text:style-name="P1">s2=sign(y2-y1);</text:p>
      <text:p text:style-name="P1">if(dy&gt;dx)</text:p>
      <text:p text:style-name="P1">{</text:p>
      <text:p text:style-name="P1">temp=dx;</text:p>
      <text:p text:style-name="P1">dx=dy;</text:p>
      <text:p text:style-name="P1">dy=temp;</text:p>
      <text:p text:style-name="P1">exchange=1;</text:p>
      <text:p text:style-name="P1">}</text:p>
      <text:p text:style-name="P1">else</text:p>
      <text:p text:style-name="P1">{</text:p>
      <text:p text:style-name="P1">exchange=0;</text:p>
      <text:p text:style-name="P1">}</text:p>
      <text:p text:style-name="P1">g=2*dy-dx;</text:p>
      <text:p text:style-name="P1">i=1;</text:p>
      <text:p text:style-name="P1">while(i&lt;=dx)</text:p>
      <text:p text:style-name="P1">{</text:p>
      <text:p text:style-name="P1">glVertex2d(x,y);</text:p>
      <text:p text:style-name="P1"><text:soft-page-break/>while(g&gt;=0)</text:p>
      <text:p text:style-name="P1">{</text:p>
      <text:p text:style-name="P1">if(exchange==1)</text:p>
      <text:p text:style-name="P1">{</text:p>
      <text:p text:style-name="P1">x=x+s1;</text:p>
      <text:p text:style-name="P1">}</text:p>
      <text:p text:style-name="P1">else</text:p>
      <text:p text:style-name="P1">{</text:p>
      <text:p text:style-name="P1">y=y+s2;</text:p>
      <text:p text:style-name="P1">}</text:p>
      <text:p text:style-name="P1">g=g-2*dx;</text:p>
      <text:p text:style-name="P1">}</text:p>
      <text:p text:style-name="P1">if(exchange==1)</text:p>
      <text:p text:style-name="P1">{</text:p>
      <text:p text:style-name="P1">y=y+s2;</text:p>
      <text:p text:style-name="P1">}</text:p>
      <text:p text:style-name="P1">else</text:p>
      <text:p text:style-name="P1">{</text:p>
      <text:p text:style-name="P1">x=x+s1;</text:p>
      <text:p text:style-name="P1">}</text:p>
      <text:p text:style-name="P1">g=g+2*dy;</text:p>
      <text:p text:style-name="P1">i++;</text:p>
      <text:p text:style-name="P1">}</text:p>
      <text:p text:style-name="P1"/>
      <text:p text:style-name="P1">glEnd();</text:p>
      <text:p text:style-name="P1">}</text:p>
      <text:p text:style-name="P1"/>
      <text:p text:style-name="P1">void init(void)</text:p>
      <text:p text:style-name="P1">{</text:p>
      <text:p text:style-name="P1">glClearColor(1.0,1.0,1.0,0.0);</text:p>
      <text:p text:style-name="P1">glMatrixMode(GL_PROJECTION);</text:p>
      <text:p text:style-name="P1">glLoadIdentity();</text:p>
      <text:p text:style-name="P1">glOrtho(0,800,0,600,0,600);</text:p>
      <text:p text:style-name="P1">}</text:p>
      <text:p text:style-name="P1">void display(void)</text:p>
      <text:p text:style-name="P1">{</text:p>
      <text:p text:style-name="P1">glClear(GL_COLOR_BUFFER_BIT);</text:p>
      <text:p text:style-name="P1">LineWithBrasenham(100,300,700,300);</text:p>
      <text:p text:style-name="P1">LineWithBrasenham(400,100,400,500);</text:p>
      <text:p text:style-name="P1">glutSwapBuffers();</text:p>
      <text:p text:style-name="P1">}</text:p>
      <text:p text:style-name="P1"/>
      <text:p text:style-name="P1">int main(int argc, char** argv)</text:p>
      <text:p text:style-name="P1">{</text:p>
      <text:p text:style-name="P1">glutInit(&amp;argc,argv);</text:p>
      <text:p text:style-name="P1">glutInitDisplayMode(GLUT_DOUBLE|GLUT_RGB);</text:p>
      <text:p text:style-name="P1">glutInitWindowSize(800,600);</text:p>
      <text:p text:style-name="P1">glutInitWindowPosition(100,100);</text:p>
      <text:p text:style-name="P1">glutCreateWindow("Brasenham Line Drawing!");</text:p>
      <text:p text:style-name="P1">init();</text:p>
      <text:p text:style-name="P1">glutDisplayFunc(display);</text:p>
      <text:p text:style-name="P1">glutMainLoop();</text:p>
      <text:p text:style-name="P1"><text:soft-page-break/>return 0;</text:p>
      <text:p text:style-name="P1">}</text:p>
      <text:p text:style-name="P1"/>
      <text:p text:style-name="P1">..........................................................................................................................................</text:p>
      <text:p text:style-name="P1"/>
      <text:p text:style-name="P1"/>
      <text:p text:style-name="P4">Assignment no: 15</text:p>
      <text:p text:style-name="P4"/>
      <text:p text:style-name="P4">//Aim: Advanced Graphics tool: Maya</text:p>
      <text:p text:style-name="P4"/>
      <text:p text:style-name="P1">HOW TO INSTALL MAYA2012X64BIT in Ubuntu</text:p>
      <text:p text:style-name="P1"/>
      <text:p text:style-name="P1">Step 1</text:p>
      <text:p text:style-name="P1"/>
      <text:p text:style-name="P1">Download Autodesk Maya 2012 Hotfix 4 from here.</text:p>
      <text:p text:style-name="P1"/>
      <text:p text:style-name="P1">or copy following link , paste in browser and press enter</text:p>
      <text:p text:style-name="P1"/>
      <text:p text:style-name="P1">http://usa.autodesk.com/adsk/servlet/ps/dl/item?siteID=123112&amp;id=17478798&amp;linkID=9242259</text:p>
      <text:p text:style-name="P1"/>
      <text:p text:style-name="P1">Step 2</text:p>
      <text:p text:style-name="P1"/>
      <text:p text:style-name="P1">We have to install required packages. Open Terminal and paste these codes:</text:p>
      <text:p text:style-name="P1"/>
      <text:p text:style-name="P1">sudo apt-get install csh tcsh libglw1-mesa libglw1-mesa-dev mesa-utils libaudiofile-dev libaudiofile0 libaudiofile0-dbg elfutils gamin libxp6 libxpm4 libxt6 libxp6 libxmu6 libxau6 libxinerama1 libxprintapputil1 libxprintutil1 xfs xfstt ttf-liberation ttf-mscorefonts-installer xfonts-100dpi xfonts-75dpi alien</text:p>
      <text:p text:style-name="P1"/>
      <text:p text:style-name="P1">Step 3</text:p>
      <text:p text:style-name="P1"/>
      <text:p text:style-name="P1">Copy the downloaded tar file (autodesk_maya_2012_english_linux_64bit_hf4.tgz) in /home/Username/Maya2012_setup</text:p>
      <text:p text:style-name="P1"/>
      <text:p text:style-name="P1">Step 4</text:p>
      <text:p text:style-name="P1"/>
      <text:p text:style-name="P1">Go to terminal and type:</text:p>
      <text:p text:style-name="P1"/>
      <text:p text:style-name="P1">cd /home/username/maya2012_setup</text:p>
      <text:p text:style-name="P1"/>
      <text:p text:style-name="P1">Step 5</text:p>
      <text:p text:style-name="P1"/>
      <text:p text:style-name="P1">tar -zxvf utodesk_maya_2012_english_linux_64bit_hf4.tgz</text:p>
      <text:p text:style-name="P1"/>
      <text:p text:style-name="P1">Step 6</text:p>
      <text:p text:style-name="P1"/>
      <text:p text:style-name="P1">For i in *.rpm; do sudo alien -cv $i; done</text:p>
      <text:p text:style-name="P1"/>
      <text:p text:style-name="P1">Step 7</text:p>
      <text:p text:style-name="P1"/>
      <text:p text:style-name="P1">sudo dpkg -i adlmapps4_4.0.35-1_amd64.deb</text:p>
      <text:p text:style-name="P1">sudo dpkg -i adlmflexnetserver_4.0.35-1_amd64.deb</text:p>
      <text:p text:style-name="P1"><text:soft-page-break/>sudo dpkg -i adlmflexnetclient_4.0.35-1_amd64.deb</text:p>
      <text:p text:style-name="P1">sudo dpkg -i maya2012-0-64_2012.0-327_amd64.deb</text:p>
      <text:p text:style-name="P1"/>
      <text:p text:style-name="P1">Step 8</text:p>
      <text:p text:style-name="P1"/>
      <text:p text:style-name="P1">Create a temporary folder for Maya:</text:p>
      <text:p text:style-name="P1"/>
      <text:p text:style-name="P1">sudo mkdir /usr/tmp</text:p>
      <text:p text:style-name="P1">sudo chmod 777 /usr/tmp</text:p>
      <text:p text:style-name="P1"/>
      <text:p text:style-name="P1">Step 9</text:p>
      <text:p text:style-name="P1"/>
      <text:p text:style-name="P1">$ sudo sh -c “echo ‘setenv LC_ALL en_US.UTF-8′ &gt;&gt; /usr/autodesk/maya2012-x64/bin/maya2012″</text:p>
      <text:p text:style-name="P1"/>
      <text:p text:style-name="P1">Step 10</text:p>
      <text:p text:style-name="P1"/>
      <text:p text:style-name="P1">$ /usr/autodesk/maya2012-x64/bin/licensechooser /usr/autodesk/maya2012-x64/ standalone unlimited</text:p>
      <text:p text:style-name="P1"/>
      <text:p text:style-name="P1">Step 11</text:p>
      <text:p text:style-name="P1"/>
      <text:p text:style-name="P1">Export a couple of variables</text:p>
      <text:p text:style-name="P1"/>
      <text:p text:style-name="P1">sudo -i</text:p>
      <text:p text:style-name="P1">export MAYA_LOCATION=/usr/autodesk/maya2012-x64</text:p>
      <text:p text:style-name="P1">export LD_LIBRARY_PATH=/opt/Autodesk/Adlm/R4/lib64/</text:p>
      <text:p text:style-name="P1"/>
      <text:p text:style-name="P1">Step 12</text:p>
      <text:p text:style-name="P1"/>
      <text:p text:style-name="P1">Pass the serial number and the product key to Maya</text:p>
      <text:p text:style-name="P1"/>
      <text:p text:style-name="P1">/usr/autodesk/maya2012-x64/bin/adlmreg -i S 657D1 657D1 2012.0.0.F serial_number /var/opt/Autodesk/Adlm/Maya2012/MayaConfig.pit</text:p>
      <text:p text:style-name="P1"/>
      <text:p text:style-name="P1">Step 13</text:p>
      <text:p text:style-name="P1"/>
      <text:p text:style-name="P1">Navigate to our Maya2012_setup folder</text:p>
      <text:p text:style-name="P1"/>
      <text:p text:style-name="P1">cd /home/Username/Maya2012_setup</text:p>
      <text:p text:style-name="P1"/>
      <text:p text:style-name="P1">Step 14</text:p>
      <text:p text:style-name="P1"/>
      <text:p text:style-name="P1">Create a file named mayaInstall.c in Maya2012_setup. Open it with your text editor and paste this line:</text:p>
      <text:p text:style-name="P1"/>
      <text:p text:style-name="P1">int main (void) {return 0;}</text:p>
      <text:p text:style-name="P1"/>
      <text:p text:style-name="P1">Save and compile it with this command:</text:p>
      <text:p text:style-name="P1"/>
      <text:p text:style-name="P1">gcc mayainstall.c</text:p>
      <text:p text:style-name="P1"/>
      <text:p text:style-name="P1"><text:soft-page-break/>Now you should have a file called a.out. Backup your /usr/bin/rpm with this command:</text:p>
      <text:p text:style-name="P1"/>
      <text:p text:style-name="P1">sudo mv /usr/bin/rpm /usr/bin/rpm_backup</text:p>
      <text:p text:style-name="P1"/>
      <text:p text:style-name="P1">and replace rpm with a.out:</text:p>
      <text:p text:style-name="P1"/>
      <text:p text:style-name="P1">sudo cp a.out /usr/bin/rpm</text:p>
      <text:p text:style-name="P1"/>
      <text:p text:style-name="P1">Step 15</text:p>
      <text:p text:style-name="P1"/>
      <text:p text:style-name="P1">Type following command:</text:p>
      <text:p text:style-name="P1"/>
      <text:p text:style-name="P1">./setup</text:p>
      <text:p text:style-name="P1"/>
      <text:p text:style-name="P1">This will start setup, deselect DMM, backburner and go next</text:p>
      <text:p text:style-name="P1"/>
      <text:p text:style-name="P1">Use these serial:</text:p>
      <text:p text:style-name="P1"/>
      <text:p text:style-name="P1">serial :666-42943644</text:p>
      <text:p text:style-name="P1">product key :657D1</text:p>
      <text:p text:style-name="P1"/>
      <text:p text:style-name="P1">Step 16</text:p>
      <text:p text:style-name="P1"/>
      <text:p text:style-name="P1">cd /usr/autodesk/maya2012-x64/lib/</text:p>
      <text:p text:style-name="P1">ln -s /usr/lib/x86_64-linux-gnu/libtiff.so.4.3.4 /usr/lib/libtiff.so.3</text:p>
      <text:p text:style-name="P1">ln -s /usr/lib/x86_64-linux-gnu/libssl.so.0.9.8 /usr/lib/libssl.so.6</text:p>
      <text:p text:style-name="P1"/>
      <text:p text:style-name="P1">Step 17</text:p>
      <text:p text:style-name="P1"/>
      <text:p text:style-name="P1">Open /usr/autodesk/maya2012-x64/bin/maya2012 with a text editor and add the command</text:p>
      <text:p text:style-name="P1"/>
      <text:p text:style-name="P1">setenv LC_ALL C</text:p>
      <text:p text:style-name="P1"/>
      <text:p text:style-name="P1">After this line</text:p>
      <text:p text:style-name="P1"/>
      <text:p text:style-name="P1">setenv LIBQUICKTIME_PLUGIN_DIR "$MAYA_LOCATION/lib"</text:p>
      <text:p text:style-name="P1"/>
      <text:p text:style-name="P1">Step 18</text:p>
      <text:p text:style-name="P1"/>
      <text:p text:style-name="P1">Go to terminal and type:</text:p>
      <text:p text:style-name="P1"/>
      <text:p text:style-name="P1">maya</text:p>
      <text:p text:style-name="P1"/>
      <text:p text:style-name="P1">Enjoy Maya and make cool effects and Animations.</text:p>
      <text:p text:style-name="P1"/>
      <text:p text:style-name="P1">.............................................................................................................</text:p>
      <text:p text:style-name="P1"/>
      <text:p text:style-name="P1"/>
      <text:p text:style-name="P1"/>
      <text:p text:style-name="P1">#include &lt;graphics.h&gt;</text:p>
      <text:p text:style-name="P1">//#include &lt;dos.h&gt;</text:p>
      <text:p text:style-name="P1"><text:s/>using namespace std;</text:p>
      <text:p text:style-name="P1"><text:soft-page-break/>int main()</text:p>
      <text:p text:style-name="P1">{</text:p>
      <text:p text:style-name="P1"><text:s text:c="3"/>int i, j = 0, gd = DETECT, gm=VGA;</text:p>
      <text:p text:style-name="P1"><text:s text:c="3"/>int x = 320, y = 140, radius;</text:p>
      <text:p text:style-name="P1"><text:s text:c="3"/>initgraph(&amp;gd,&amp;gm,NULL);</text:p>
      <text:p text:style-name="P1"/>
      <text:p text:style-name="P1"><text:s text:c="3"/>//settextstyle(1,1,2);</text:p>
      <text:p text:style-name="P1"><text:s text:c="3"/>outtextxy(100,340,"Press any key to view the moving car");</text:p>
      <text:p text:style-name="P1"/>
      <text:p text:style-name="P1"><text:s text:c="3"/>for ( radius = 25; radius &lt;= 125 ; radius = radius + 20)</text:p>
      <text:p text:style-name="P1"><text:s text:c="6"/>circle(x, y, radius);</text:p>
      <text:p text:style-name="P1"><text:s text:c="3"/>getch();</text:p>
      <text:p text:style-name="P1"><text:s text:c="5"/></text:p>
      <text:p text:style-name="P1"><text:s text:c="3"/>for( i = 0 ; i &lt;= 420 ; i = i + 10, j++ )</text:p>
      <text:p text:style-name="P1"><text:s text:c="3"/>{</text:p>
      <text:p text:style-name="P1"><text:s text:c="6"/>rectangle(50+i,275,150+i,400);</text:p>
      <text:p text:style-name="P1"><text:s text:c="6"/>rectangle(150+i,350,200+i,400);</text:p>
      <text:p text:style-name="P1"><text:s text:c="6"/>circle(75+i,410,10);</text:p>
      <text:p text:style-name="P1"><text:s text:c="6"/>circle(175+i,410,10);</text:p>
      <text:p text:style-name="P1"><text:s text:c="6"/>setcolor(j);</text:p>
      <text:p text:style-name="P1"><text:s text:c="6"/>delay(100);</text:p>
      <text:p text:style-name="P1"/>
      <text:p text:style-name="P1"><text:s text:c="6"/>if( i == 420 )</text:p>
      <text:p text:style-name="P1"><text:s text:c="9"/>break;</text:p>
      <text:p text:style-name="P1"><text:s text:c="6"/>if ( j == 15 )</text:p>
      <text:p text:style-name="P1"><text:s text:c="9"/>j = 2;</text:p>
      <text:p text:style-name="P1"/>
      <text:p text:style-name="P1"><text:s text:c="6"/>cleardevice(); // clear screen</text:p>
      <text:p text:style-name="P1"><text:s text:c="3"/>}</text:p>
      <text:p text:style-name="P1"/>
      <text:p text:style-name="P1"><text:s text:c="3"/>getch();</text:p>
      <text:p text:style-name="P1"><text:s text:c="3"/>closegraph();</text:p>
      <text:p text:style-name="P1"><text:s text:c="3"/>return 0;</text:p>
      <text:p text:style-name="P1">}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1:07:03.992903037</meta:creation-date>
    <dc:date>2015-02-27T15:12:30.745006758</dc:date>
    <meta:editing-duration>PT3H40M31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70" meta:paragraph-count="2846" meta:word-count="6836" meta:character-count="54466" meta:non-whitespace-character-count="49357"/>
  </office:meta>
</office:document-meta>
</file>